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JetBrains Mono" svg:font-family="'JetBrains Mono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style:font-size-asian="10pt" style:font-size-complex="10pt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style:font-size-asian="10pt" style:font-size-complex="10pt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1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25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2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32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851691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6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7" style:family="text">
      <style:text-properties fo:color="#8c8c8c" loext:opacity="100%" style:font-name="JetBrains Mono" fo:font-style="italic" fo:font-weight="normal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ackage </text:span><text:span text:style-name="T8">intern;</text:span><text:line-break/><text:line-break/><text:span text:style-name="T3">import </text:span><text:span text:style-name="T12">appt.meta3.</text:span><text:span text:style-name="T8">*;</text:span><text:line-break/><text:span text:style-name="T3">import </text:span><text:span text:style-name="T12">appt.meta3.servlet.AuthServlet</text:span><text:span text:style-name="T8">;</text:span><text:line-break/><text:span text:style-name="T3">import </text:span><text:span text:style-name="T12">org.apache.commons.lang3.math.NumberUtils</text:span><text:span text:style-name="T8">;</text:span><text:line-break/><text:line-break/><text:span text:style-name="T3">import </text:span><text:span text:style-name="T12">javax.servlet.http.Cookie</text:span><text:span text:style-name="T8">;</text:span><text:line-break/><text:span text:style-name="T3">import </text:span><text:span text:style-name="T12">javax.servlet.http.HttpServlet</text:span><text:span text:style-name="T8">;</text:span><text:line-break/><text:span text:style-name="T3">import </text:span><text:span text:style-name="T12">javax.servlet.http.HttpServletRequest</text:span><text:span text:style-name="T8">;</text:span><text:line-break/><text:span text:style-name="T3">import </text:span><text:span text:style-name="T12">javax.servlet.http.HttpServletResponse</text:span><text:span text:style-name="T8">;</text:span><text:line-break/><text:span text:style-name="T3">import </text:span><text:span text:style-name="T12">java.io.IOException</text:span><text:span text:style-name="T8">;</text:span><text:line-break/><text:span text:style-name="T3">import </text:span><text:span text:style-name="T12">java.io.PrintWriter</text:span><text:span text:style-name="T8">;</text:span><text:line-break/><text:span text:style-name="T3">import </text:span><text:span text:style-name="T12">java.nio.charset.StandardCharsets</text:span><text:span text:style-name="T8">;</text:span><text:line-break/><text:span text:style-name="T3">import </text:span><text:span text:style-name="T12">java.text.</text:span><text:span text:style-name="T8">*;</text:span><text:line-break/><text:span text:style-name="T3">import </text:span><text:span text:style-name="T12">java.util.</text:span><text:span text:style-name="T8">*;</text:span><text:line-break/><text:span text:style-name="T3">import </text:span><text:span text:style-name="T12">java.util.function.BiConsumer</text:span><text:span text:style-name="T8">;</text:span><text:line-break/><text:line-break/><text:span text:style-name="T3">public class </text:span><text:span text:style-name="T12">EldarServlet </text:span><text:span text:style-name="T3">extends </text:span><text:span text:style-name="T12">HttpServlet </text:span><text:span text:style-name="T8">{</text:span><text:line-break/><text:span text:style-name="T8"> <text:s text:c="3"/></text:span><text:span text:style-name="T3">private </text:span><text:span text:style-name="T12">PrintWriter </text:span><text:span text:style-name="T17">out</text:span><text:span text:style-name="T8">;</text:span><text:line-break/><text:span text:style-name="T8"> <text:s text:c="3"/></text:span><text:span text:style-name="T3">private </text:span><text:span text:style-name="T12">ResourceBundle </text:span><text:span text:style-name="T17">mains</text:span><text:span text:style-name="T8">;</text:span><text:line-break/><text:span text:style-name="T8"> <text:s text:c="3"/></text:span><text:span text:style-name="T3">private </text:span><text:span text:style-name="T12">HttpServletRequest </text:span><text:span text:style-name="T17">request</text:span><text:span text:style-name="T8">;</text:span><text:line-break/><text:span text:style-name="T8"> <text:s text:c="3"/></text:span><text:span text:style-name="T3">private </text:span><text:span text:style-name="T12">HttpServletResponse </text:span><text:span text:style-name="T17">response</text:span><text:span text:style-name="T8">;</text:span><text:line-break/><text:span text:style-name="T8"> <text:s text:c="3"/></text:span><text:span text:style-name="T3">private final int </text:span><text:span text:style-name="T17">myId </text:span><text:span text:style-name="T8">= </text:span><text:span text:style-name="T21">1000360</text:span><text:span text:style-name="T8">;</text:span><text:line-break/><text:span text:style-name="T8"> <text:s text:c="3"/></text:span><text:span text:style-name="T3">private final </text:span><text:span text:style-name="T12">String </text:span><text:span text:style-name="T17">redis </text:span><text:span text:style-name="T8">= </text:span><text:span text:style-name="T25">"rev"</text:span><text:span text:style-name="T8">;</text:span><text:line-break/><text:span text:style-name="T8"> <text:s text:c="3"/></text:span><text:span text:style-name="T3">private final </text:span><text:span text:style-name="T12">String </text:span><text:span text:style-name="T17">prefix </text:span><text:span text:style-name="T8">= </text:span><text:span text:style-name="T25">"Eldar"</text:span><text:span text:style-name="T8">;</text:span><text:line-break/><text:line-break/><text:span text:style-name="T8"> <text:s text:c="3"/></text:span><text:span text:style-name="T3">private final 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7">typeMap </text:span><text:span text:style-name="T8">= </text:span><text:span text:style-name="T3">new </text:span><text:span text:style-name="T8">HashMap&lt;&gt;();</text:span><text:line-break/><text:span text:style-name="T8"> <text:s text:c="3"/></text:span><text:span text:style-name="T3">private final 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7">yesnoMap </text:span><text:span text:style-name="T8">= </text:span><text:span text:style-name="T3">new </text:span><text:span text:style-name="T8">HashMap&lt;&gt;();</text:span><text:line-break/><text:span text:style-name="T8"> <text:s text:c="3"/></text:span><text:span text:style-name="T3">private final </text:span><text:span text:style-name="T12">Map</text:span><text:span text:style-name="T8">&lt;</text:span><text:span text:style-name="T12">String</text:span><text:span text:style-name="T8">, </text:span><text:span text:style-name="T12">List</text:span><text:span text:style-name="T8">&lt;</text:span><text:span text:style-name="T12">String</text:span><text:span text:style-name="T8">&gt;&gt; </text:span><text:span text:style-name="T17">pagesMap </text:span><text:span text:style-name="T8">= </text:span><text:span text:style-name="T3">new </text:span><text:span text:style-name="T8">TreeMap&lt;&gt;();</text:span><text:line-break/><text:span text:style-name="T8"> <text:s text:c="3"/></text:span><text:span text:style-name="T3">private </text:span><text:span text:style-name="T12">List</text:span><text:span text:style-name="T8">&lt;</text:span><text:span text:style-name="T12">Procedure</text:span><text:span text:style-name="T8">&gt; </text:span><text:span text:style-name="T17">solutionList</text:span><text:span text:style-name="T8">;</text:span><text:line-break/><text:line-break/><text:span text:style-name="T8"> <text:s text:c="3"/></text:span><text:span text:style-name="T3">public interface </text:span><text:span text:style-name="T12">Procedure </text:span><text:span text:style-name="T8">{</text:span><text:line-break/><text:span text:style-name="T8"> <text:s text:c="7"/></text:span><text:span text:style-name="T3">void </text:span><text:span text:style-name="T28">run</text:span><text:span text:style-name="T8">() </text:span><text:span text:style-name="T3">throws </text:span><text:span text:style-name="T12">Exception</text:span><text:span text:style-name="T8">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doPost</text:span><text:span text:style-name="T8">(</text:span><text:span text:style-name="T12">HttpServletRequest </text:span><text:span text:style-name="T8">req, </text:span><text:span text:style-name="T12">HttpServletResponse </text:span><text:span text:style-name="T8">res) </text:span><text:span text:style-name="T3">throws </text:span><text:span text:style-name="T12">IOException </text:span><text:span text:style-name="T8">{</text:span><text:line-break/><text:span text:style-name="T8"> <text:s text:c="7"/>initialize(req, res);</text:span><text:line-break/><text:span text:style-name="T8"> <text:s text:c="7"/></text:span><text:span text:style-name="T12">String task </text:span><text:span text:style-name="T8">= </text:span><text:span text:style-name="T17">request</text:span><text:span text:style-name="T8">.getParameter(</text:span><text:span text:style-name="T25">"task"</text:span><text:span text:style-name="T8">);</text:span><text:line-break/><text:span text:style-name="T8"> <text:s text:c="7"/></text:span><text:span text:style-name="T3">try </text:span><text:span text:style-name="T8">{</text:span><text:line-break/><text:span text:style-name="T8"> <text:s text:c="11"/></text:span><text:span text:style-name="T3">if </text:span><text:span text:style-name="T8">(</text:span><text:span text:style-name="T25">"7"</text:span><text:span text:style-name="T8">.equals(</text:span><text:span text:style-name="T12">task</text:span><text:span text:style-name="T8">)) {</text:span><text:line-break/><text:span text:style-name="T8"> <text:s text:c="15"/>lection3task7post();</text:span><text:line-break/><text:span text:style-name="T8"> <text:s text:c="11"/>}</text:span><text:line-break/><text:span text:style-name="T8"> <text:s text:c="11"/></text:span><text:span text:style-name="T3">if </text:span><text:span text:style-name="T8">(</text:span><text:span text:style-name="T25">"13"</text:span><text:span text:style-name="T8">.equals(</text:span><text:span text:style-name="T12">task</text:span><text:span text:style-name="T8">)) {</text:span><text:line-break/><text:span text:style-name="T8"> <text:s text:c="15"/>lection5task1post();</text:span><text:line-break/><text:span text:style-name="T8"> <text:s text:c="11"/>}</text:span><text:line-break/><text:span text:style-name="T8"> <text:s text:c="7"/>} </text:span><text:span text:style-name="T3">catch </text:span><text:span text:style-name="T8">(</text:span><text:span text:style-name="T12">Exception </text:span><text:span text:style-name="T8">e) {</text:span><text:line-break/><text:span text:style-name="T8"> <text:s text:c="11"/>printException(e);</text:span><text:line-break/><text:span text:style-name="T8"> <text:s text:c="7"/>}</text:span><text:line-break/><text:span text:style-name="T8"> <text:s text:c="7"/></text:span><text:span text:style-name="T17">out</text:span><text:span text:style-name="T8">.flush(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doGet</text:span><text:span text:style-name="T8">(</text:span><text:span text:style-name="T12">HttpServletRequest </text:span><text:span text:style-name="T8">req, </text:span><text:span text:style-name="T12">HttpServletResponse </text:span><text:span text:style-name="T8">res) </text:span><text:span text:style-name="T3">throws </text:span><text:span text:style-name="T12">IOException </text:span><text:span text:style-name="T8">{</text:span><text:line-break/><text:span text:style-name="T8"> <text:s text:c="7"/>initialize(req, res);</text:span><text:line-break/><text:span text:style-name="T8"> <text:s text:c="7"/></text:span><text:span text:style-name="T3">try </text:span><text:span text:style-name="T8">{</text:span><text:line-break/><text:span text:style-name="T8"> <text:s text:c="11"/></text:span><text:span text:style-name="T3">int </text:span><text:span text:style-name="T12">task </text:span><text:span text:style-name="T8">= </text:span><text:span text:style-name="T12">Integer</text:span><text:span text:style-name="T8">.</text:span><text:span text:style-name="T9">parseInt</text:span><text:span text:style-name="T8">(</text:span><text:span text:style-name="T17">request</text:span><text:span text:style-name="T8">.getParameter(</text:span><text:span text:style-name="T25">"task"</text:span><text:span text:style-name="T8">));</text:span><text:line-break/><text:span text:style-name="T8"> <text:s text:c="11"/></text:span><text:span text:style-name="T3">if</text:span><text:span text:style-name="T8">(</text:span><text:span text:style-name="T12">task </text:span><text:span text:style-name="T8">&lt; </text:span><text:span text:style-name="T21">1 </text:span><text:span text:style-name="T8">|| </text:span><text:span text:style-name="T12">task </text:span><text:span text:style-name="T8">&gt; </text:span><text:span text:style-name="T17">solutionList</text:span><text:span text:style-name="T8">.size()) {</text:span><text:line-break/><text:span text:style-name="T8"> <text:s text:c="15"/></text:span><text:span text:style-name="T3">throw new </text:span><text:span text:style-name="T8">NumberFormatException();</text:span><text:line-break/><text:span text:style-name="T8"> <text:s text:c="11"/>}</text:span><text:line-break/><text:span text:style-name="T8"> <text:s text:c="11"/></text:span><text:span text:style-name="T17">solutionList</text:span><text:span text:style-name="T8">.get(</text:span><text:span text:style-name="T12">task </text:span><text:span text:style-name="T8">- </text:span><text:span text:style-name="T21">1</text:span><text:span text:style-name="T8">).run();</text:span><text:line-break/><text:span text:style-name="T8"> <text:s text:c="7"/>} </text:span><text:span text:style-name="T3">catch </text:span><text:span text:style-name="T8">(</text:span><text:span text:style-name="T12">NumberFormatException </text:span><text:span text:style-name="T8">e) {</text:span><text:line-break/><text:span text:style-name="T8"> <text:s text:c="11"/>printHtml(</text:span><text:span text:style-name="T25">"Hello"</text:span><text:span text:style-name="T8">, </text:span><text:span text:style-name="T25">"&lt;h1 style=</text:span><text:span text:style-name="T31">\"</text:span><text:span text:style-name="T25">text-align:center;</text:span><text:span text:style-name="T31">\"</text:span><text:span text:style-name="T25">&gt;Привет Sirius!&lt;/h1&gt;"</text:span><text:span text:style-name="T8">);</text:span><text:line-break/><text:span text:style-name="T8"> <text:s text:c="7"/>} </text:span><text:span text:style-name="T3">catch </text:span><text:span text:style-name="T8">(</text:span><text:span text:style-name="T12">Exception </text:span><text:span text:style-name="T8">e) {</text:span><text:line-break/><text:soft-page-break/><text:span text:style-name="T8"> <text:s text:c="11"/>printException(e);</text:span><text:line-break/><text:span text:style-name="T8"> <text:s text:c="7"/>}</text:span><text:line-break/><text:span text:style-name="T8"> <text:s text:c="7"/></text:span><text:span text:style-name="T17">out</text:span><text:span text:style-name="T8">.flush(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initialize</text:span><text:span text:style-name="T8">(</text:span><text:span text:style-name="T12">HttpServletRequest </text:span><text:span text:style-name="T8">req, </text:span><text:span text:style-name="T12">HttpServletResponse </text:span><text:span text:style-name="T8">res) </text:span><text:span text:style-name="T3">throws </text:span><text:span text:style-name="T12">IOException </text:span><text:span text:style-name="T8">{</text:span><text:line-break/><text:span text:style-name="T8"> <text:s text:c="7"/></text:span><text:span text:style-name="T17">request </text:span><text:span text:style-name="T8">= req;</text:span><text:line-break/><text:span text:style-name="T8"> <text:s text:c="7"/></text:span><text:span text:style-name="T17">response </text:span><text:span text:style-name="T8">= res;</text:span><text:line-break/><text:span text:style-name="T8"> <text:s text:c="7"/></text:span><text:span text:style-name="T17">response</text:span><text:span text:style-name="T8">.setCharacterEncoding(</text:span><text:span text:style-name="T25">"UTF-8"</text:span><text:span text:style-name="T8">);</text:span><text:line-break/><text:span text:style-name="T8"> <text:s text:c="7"/></text:span><text:span text:style-name="T17">request</text:span><text:span text:style-name="T8">.setCharacterEncoding(</text:span><text:span text:style-name="T25">"UTF-8"</text:span><text:span text:style-name="T8">);</text:span><text:line-break/><text:span text:style-name="T8"> <text:s text:c="7"/></text:span><text:span text:style-name="T17">out </text:span><text:span text:style-name="T8">= res.getWriter();</text:span><text:line-break/><text:span text:style-name="T8"> <text:s text:c="7"/></text:span><text:span text:style-name="T17">mains </text:span><text:span text:style-name="T8">= </text:span><text:span text:style-name="T12">ResourceBundle</text:span><text:span text:style-name="T8">.</text:span><text:span text:style-name="T9">getBundle</text:span><text:span text:style-name="T8">(</text:span><text:span text:style-name="T25">"intern_main"</text:span><text:span text:style-name="T8">, </text:span><text:span text:style-name="T3">new </text:span><text:span text:style-name="T8">Locale(</text:span><text:span text:style-name="T25">"ru"</text:span><text:span text:style-name="T8">, </text:span><text:span text:style-name="T25">"RU"</text:span><text:span text:style-name="T8">));</text:span><text:line-break/><text:line-break/><text:span text:style-name="T8"> <text:s text:c="7"/></text:span><text:span text:style-name="T17">typeMap</text:span><text:span text:style-name="T8">.put(</text:span><text:span text:style-name="T25">""</text:span><text:span text:style-name="T8">, </text:span><text:span text:style-name="T25">"-"</text:span><text:span text:style-name="T8">);</text:span><text:line-break/><text:span text:style-name="T8"> <text:s text:c="7"/></text:span><text:span text:style-name="T17">typeMap</text:span><text:span text:style-name="T8">.put(</text:span><text:span text:style-name="T25">"0"</text:span><text:span text:style-name="T8">, </text:span><text:span text:style-name="T25">"Экскурсия"</text:span><text:span text:style-name="T8">);</text:span><text:line-break/><text:span text:style-name="T8"> <text:s text:c="7"/></text:span><text:span text:style-name="T17">typeMap</text:span><text:span text:style-name="T8">.put(</text:span><text:span text:style-name="T25">"1"</text:span><text:span text:style-name="T8">, </text:span><text:span text:style-name="T25">"Билет"</text:span><text:span text:style-name="T8">);</text:span><text:line-break/><text:span text:style-name="T8"> <text:s text:c="7"/></text:span><text:span text:style-name="T17">typeMap</text:span><text:span text:style-name="T8">.put(</text:span><text:span text:style-name="T25">"2"</text:span><text:span text:style-name="T8">, </text:span><text:span text:style-name="T25">"Спорт"</text:span><text:span text:style-name="T8">);</text:span><text:line-break/><text:span text:style-name="T8"> <text:s text:c="7"/></text:span><text:span text:style-name="T17">typeMap</text:span><text:span text:style-name="T8">.put(</text:span><text:span text:style-name="T25">"3"</text:span><text:span text:style-name="T8">, </text:span><text:span text:style-name="T25">"Прокат"</text:span><text:span text:style-name="T8">);</text:span><text:line-break/><text:span text:style-name="T8"> <text:s text:c="7"/></text:span><text:span text:style-name="T17">typeMap</text:span><text:span text:style-name="T8">.put(</text:span><text:span text:style-name="T25">"4"</text:span><text:span text:style-name="T8">, </text:span><text:span text:style-name="T25">"Услуга"</text:span><text:span text:style-name="T8">);</text:span><text:line-break/><text:span text:style-name="T8"> <text:s text:c="7"/></text:span><text:span text:style-name="T17">typeMap</text:span><text:span text:style-name="T8">.put(</text:span><text:span text:style-name="T25">"5"</text:span><text:span text:style-name="T8">, </text:span><text:span text:style-name="T25">"СПА"</text:span><text:span text:style-name="T8">);</text:span><text:line-break/><text:span text:style-name="T8"> <text:s text:c="7"/></text:span><text:span text:style-name="T17">typeMap</text:span><text:span text:style-name="T8">.put(</text:span><text:span text:style-name="T25">"6"</text:span><text:span text:style-name="T8">, </text:span><text:span text:style-name="T25">"Авиация"</text:span><text:span text:style-name="T8">);</text:span><text:line-break/><text:span text:style-name="T8"> <text:s text:c="7"/></text:span><text:span text:style-name="T17">typeMap</text:span><text:span text:style-name="T8">.put(</text:span><text:span text:style-name="T25">"8"</text:span><text:span text:style-name="T8">, </text:span><text:span text:style-name="T25">"Концерт"</text:span><text:span text:style-name="T8">);</text:span><text:line-break/><text:line-break/><text:span text:style-name="T8"> <text:s text:c="7"/></text:span><text:span text:style-name="T17">yesnoMap</text:span><text:span text:style-name="T8">.put(</text:span><text:span text:style-name="T25">""</text:span><text:span text:style-name="T8">, </text:span><text:span text:style-name="T25">"-"</text:span><text:span text:style-name="T8">);</text:span><text:line-break/><text:span text:style-name="T8"> <text:s text:c="7"/></text:span><text:span text:style-name="T17">yesnoMap</text:span><text:span text:style-name="T8">.put(</text:span><text:span text:style-name="T25">"1"</text:span><text:span text:style-name="T8">, </text:span><text:span text:style-name="T25">"Да"</text:span><text:span text:style-name="T8">);</text:span><text:line-break/><text:span text:style-name="T8"> <text:s text:c="7"/></text:span><text:span text:style-name="T17">yesnoMap</text:span><text:span text:style-name="T8">.put(</text:span><text:span text:style-name="T25">"0"</text:span><text:span text:style-name="T8">, </text:span><text:span text:style-name="T25">"Нет"</text:span><text:span text:style-name="T8">);</text:span><text:line-break/><text:line-break/><text:span text:style-name="T8"> <text:s text:c="7"/></text:span><text:span text:style-name="T17">pagesMap</text:span><text:span text:style-name="T8">.put(</text:span><text:span text:style-name="T25">"PostgreSQL"</text:span><text:span text:style-name="T8">, </text:span><text:span text:style-name="T12">Arrays</text:span><text:span text:style-name="T8">.</text:span><text:span text:style-name="T9">asList</text:span><text:span text:style-name="T8">(</text:span><text:span text:style-name="T25">"Один"</text:span><text:span text:style-name="T8">, </text:span><text:span text:style-name="T25">"Два"</text:span><text:span text:style-name="T8">,</text:span><text:line-break/><text:span text:style-name="T8"> <text:s text:c="15"/></text:span><text:span text:style-name="T25">"Три"</text:span><text:span text:style-name="T8">, </text:span><text:span text:style-name="T25">"Четыре"</text:span><text:span text:style-name="T8">, </text:span><text:span text:style-name="T25">"Пять"</text:span><text:span text:style-name="T8">, </text:span><text:span text:style-name="T25">"Шесть"</text:span><text:span text:style-name="T8">, </text:span><text:span text:style-name="T25">"Семь"</text:span><text:span text:style-name="T8">, </text:span><text:span text:style-name="T25">"Восемь"</text:span><text:span text:style-name="T8">));</text:span><text:line-break/><text:span text:style-name="T8"> <text:s text:c="7"/></text:span><text:span text:style-name="T17">pagesMap</text:span><text:span text:style-name="T8">.put(</text:span><text:span text:style-name="T25">"Redis"</text:span><text:span text:style-name="T8">, </text:span><text:span text:style-name="T12">Arrays</text:span><text:span text:style-name="T8">.</text:span><text:span text:style-name="T9">asList</text:span><text:span text:style-name="T8">(</text:span><text:span text:style-name="T25">"Один"</text:span><text:span text:style-name="T8">, </text:span><text:span text:style-name="T25">"Два"</text:span><text:span text:style-name="T8">, </text:span><text:span text:style-name="T25">"Три"</text:span><text:span text:style-name="T8">, </text:span><text:span text:style-name="T25">"Четыре"</text:span><text:span text:style-name="T8">));</text:span><text:line-break/><text:span text:style-name="T8"> <text:s text:c="7"/></text:span><text:span text:style-name="T17">pagesMap</text:span><text:span text:style-name="T8">.put(</text:span><text:span text:style-name="T25">"Авторизация"</text:span><text:span text:style-name="T8">, </text:span><text:span text:style-name="T12">Arrays</text:span><text:span text:style-name="T8">.</text:span><text:span text:style-name="T9">asList</text:span><text:span text:style-name="T8">(</text:span><text:span text:style-name="T25">"Один"</text:span><text:span text:style-name="T8">, </text:span><text:span text:style-name="T25">"Два"</text:span><text:span text:style-name="T8">, </text:span><text:span text:style-name="T25">"Три"</text:span><text:span text:style-name="T8">, </text:span><text:span text:style-name="T25">"Четыре"</text:span><text:span text:style-name="T8">, </text:span><text:span text:style-name="T25">"Пять"</text:span><text:span text:style-name="T8">));</text:span><text:line-break/><text:line-break/><text:span text:style-name="T8"> <text:s text:c="7"/></text:span><text:span text:style-name="T17">solutionList </text:span><text:span text:style-name="T8">= </text:span><text:span text:style-name="T12">Arrays</text:span><text:span text:style-name="T8">.</text:span><text:span text:style-name="T9">asList</text:span><text:span text:style-name="T8">(</text:span><text:span text:style-name="T3">this</text:span><text:span text:style-name="T8">::lection3task1, </text:span><text:span text:style-name="T3">this</text:span><text:span text:style-name="T8">::lection3task2, </text:span><text:span text:style-name="T3">this</text:span><text:span text:style-name="T8">::lection3task3, </text:span><text:span text:style-name="T3">this</text:span><text:span text:style-name="T8">::lection3task4,</text:span><text:line-break/><text:span text:style-name="T8"> <text:s text:c="15"/></text:span><text:span text:style-name="T3">this</text:span><text:span text:style-name="T8">::lection3task5, </text:span><text:span text:style-name="T3">this</text:span><text:span text:style-name="T8">::lection3task6, </text:span><text:span text:style-name="T3">this</text:span><text:span text:style-name="T8">::lection3task7, </text:span><text:span text:style-name="T3">this</text:span><text:span text:style-name="T8">::lection3task8, </text:span><text:span text:style-name="T3">this</text:span><text:span text:style-name="T8">::lection4task1,</text:span><text:line-break/><text:span text:style-name="T8"> <text:s text:c="15"/></text:span><text:span text:style-name="T3">this</text:span><text:span text:style-name="T8">::lection4task2, </text:span><text:span text:style-name="T3">this</text:span><text:span text:style-name="T8">::lection4task3, </text:span><text:span text:style-name="T3">this</text:span><text:span text:style-name="T8">::lection4task4, </text:span><text:span text:style-name="T3">this</text:span><text:span text:style-name="T8">::lection5task1, </text:span><text:span text:style-name="T3">this</text:span><text:span text:style-name="T8">::lection5task2,</text:span><text:line-break/><text:span text:style-name="T8"> <text:s text:c="15"/></text:span><text:span text:style-name="T3">this</text:span><text:span text:style-name="T8">::lection5task3, </text:span><text:span text:style-name="T3">this</text:span><text:span text:style-name="T8">::lection5task4, </text:span><text:span text:style-name="T3">this</text:span><text:span text:style-name="T8">::lection5task5, </text:span><text:span text:style-name="T3">this</text:span><text:span text:style-name="T8">::cheatCode, </text:span><text:span text:style-name="T3">this</text:span><text:span text:style-name="T8">::cheatFunction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printException</text:span><text:span text:style-name="T8">(</text:span><text:span text:style-name="T12">Exception </text:span><text:span text:style-name="T8">e) {</text:span><text:line-break/><text:span text:style-name="T8"> <text:s text:c="7"/></text:span><text:span text:style-name="T12">StackTraceElement</text:span><text:span text:style-name="T8">[] </text:span><text:span text:style-name="T12">stack </text:span><text:span text:style-name="T8">= e.getStackTrace();</text:span><text:line-break/><text:span text:style-name="T8"> <text:s text:c="7"/></text:span><text:span text:style-name="T12">String</text:span><text:span text:style-name="T8">[] </text:span><text:span text:style-name="T12">stackTrace </text:span><text:span text:style-name="T8">= </text:span><text:span text:style-name="T3">new </text:span><text:span text:style-name="T8">String[</text:span><text:span text:style-name="T12">stack</text:span><text:span text:style-name="T8">.</text:span><text:span text:style-name="T17">length</text:span><text:span text:style-name="T8">];</text:span><text:line-break/><text:span text:style-name="T8"> <text:s text:c="7"/></text:span><text:span text:style-name="T3">for</text:span><text:span text:style-name="T8">(</text:span><text:span text:style-name="T3">int </text:span><text:span text:style-name="T8">i = </text:span><text:span text:style-name="T21">0</text:span><text:span text:style-name="T8">; i &lt; </text:span><text:span text:style-name="T12">stack</text:span><text:span text:style-name="T8">.</text:span><text:span text:style-name="T17">length</text:span><text:span text:style-name="T8">; ++i) {</text:span><text:line-break/><text:span text:style-name="T8"> <text:s text:c="11"/></text:span><text:span text:style-name="T12">stackTrace</text:span><text:span text:style-name="T8">[i] = </text:span><text:span text:style-name="T12">stack</text:span><text:span text:style-name="T8">[i].toString();</text:span><text:line-break/><text:span text:style-name="T8"> <text:s text:c="7"/>}</text:span><text:line-break/><text:span text:style-name="T8"> <text:s text:c="7"/>printHtml(</text:span><text:span text:style-name="T25">"Exception!"</text:span><text:span text:style-name="T8">, </text:span><text:span text:style-name="T12">String</text:span><text:span text:style-name="T8">.</text:span><text:span text:style-name="T9">format</text:span><text:span text:style-name="T8">(</text:span><text:span text:style-name="T25">"&lt;h1&gt;%s: %s&lt;/h1&gt;&lt;div&gt;%s&lt;/div&gt;"</text:span><text:span text:style-name="T8">,</text:span><text:line-break/><text:span text:style-name="T8"> <text:s text:c="15"/>e.getClass().getName(), e.getMessage(), </text:span><text:span text:style-name="T12">String</text:span><text:span text:style-name="T8">.</text:span><text:span text:style-name="T9">join</text:span><text:span text:style-name="T8">(</text:span><text:span text:style-name="T25">"&lt;br&gt;"</text:span><text:span text:style-name="T8">, </text:span><text:span text:style-name="T12">stackTrace</text:span><text:span text:style-name="T8">)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1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regions </text:span><text:span text:style-name="T8">= getRegions(</text:span><text:span text:style-name="T25">"100410000050"</text:span><text:span text:style-name="T8">);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5</text:span><text:span text:style-name="T8">);</text:span><text:line-break/><text:span text:style-name="T8"> <text:s text:c="7"/></text:span><text:span text:style-name="T12">String </text:span><text:span text:style-name="T8">regionId = </text:span><text:span text:style-name="T17">request</text:span><text:span text:style-name="T8">.getParameter(</text:span><text:span text:style-name="T25">"region"</text:span><text:span text:style-name="T8">);</text:span><text:line-break/><text:span text:style-name="T8"> <text:s text:c="7"/></text:span><text:span text:style-name="T3">if</text:span><text:span text:style-name="T8">(regionId == </text:span><text:span text:style-name="T3">null </text:span><text:span text:style-name="T8">|| regionId.equals(</text:span><text:span text:style-name="T25">""</text:span><text:span text:style-name="T8">)) {</text:span><text:line-break/><text:span text:style-name="T8"> <text:s text:c="11"/>regionId = </text:span><text:span text:style-name="T25">"100518301512"</text:span><text:span text:style-name="T8">;</text:span><text:line-break/><text:span text:style-name="T8"> <text:s text:c="7"/>}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5101368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regionId);</text:span><text:line-break/><text:span text:style-name="T8"> <text:s text:c="7"/></text:span><text:span text:style-name="T12">Obb</text:span><text:span text:style-name="T8">[] </text:span><text:span text:style-name="T12">citi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List</text:span><text:span text:style-name="T8">&lt;</text:span><text:span text:style-name="T12">String</text:span><text:span text:style-name="T8">&gt; </text:span><text:span text:style-name="T12">regionIds </text:span><text:span text:style-name="T8">= intern.</text:span><text:span text:style-name="T12">Utils</text:span><text:span text:style-name="T8">.</text:span><text:span text:style-name="T9">getKeysSortedByValue</text:span><text:span text:style-name="T8">(</text:span><text:span text:style-name="T12">regions</text:span><text:span text:style-name="T8">, </text:span><text:span text:style-name="T3">false</text:span><text:span text:style-name="T8">);</text:span><text:line-break/><text:soft-page-break/><text:span text:style-name="T8"> <text:s text:c="7"/></text:span><text:span text:style-name="T12">StringBuilder text </text:span><text:span text:style-name="T8">= </text:span><text:span text:style-name="T3">new </text:span><text:span text:style-name="T8">StringBuilder(</text:span><text:span text:style-name="T25">"&lt;form action=</text:span><text:span text:style-name="T31">\"</text:span><text:span text:style-name="T25">#</text:span><text:span text:style-name="T31">\"</text:span><text:span text:style-name="T25"> method=</text:span><text:span text:style-name="T31">\"</text:span><text:span text:style-name="T25">get</text:span><text:span text:style-name="T31">\"</text:span><text:span text:style-name="T25">&gt;" </text:span><text:span text:style-name="T8">+</text:span><text:line-break/><text:span text:style-name="T8"> <text:s text:c="15"/></text:span><text:span text:style-name="T25">"&lt;table class=</text:span><text:span text:style-name="T31">\"</text:span><text:span text:style-name="T25">form</text:span><text:span text:style-name="T31">\"</text:span><text:span text:style-name="T25">&gt;&lt;tr&gt;&lt;td&gt;Регион&lt;/td&gt;&lt;td&gt;&lt;select name=</text:span><text:span text:style-name="T31">\"</text:span><text:span text:style-name="T25">region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String key </text:span><text:span text:style-name="T8">: </text:span><text:span text:style-name="T12">regionIds</text:span><text:span text:style-name="T8">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</text:span><text:span text:style-name="T12">key</text:span><text:span text:style-name="T8">.equals(regionId) ? </text:span><text:span text:style-name="T25">" selected" </text:span><text:span text:style-name="T8">: </text:span><text:span text:style-name="T25">""</text:span><text:span text:style-name="T8">, </text:span><text:span text:style-name="T12">key</text:span><text:span text:style-name="T8">, </text:span><text:span text:style-name="T12">regions</text:span><text:span text:style-name="T8">.get(</text:span><text:span text:style-name="T12">key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&lt;/table&gt;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Выбрать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1</text:span><text:span text:style-name="T31">\"</text:span><text:span text:style-name="T25">&gt;&lt;/form&gt;"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</text:span><text:span text:style-name="T12">cities</text:span><text:span text:style-name="T8">, </text:span><text:span text:style-name="T12">Comparator</text:span><text:span text:style-name="T8">.</text:span><text:span text:style-name="T9">comparing</text:span><text:span text:style-name="T8">((</text:span><text:span text:style-name="T12">Obb </text:span><text:span text:style-name="T8">ob) -&gt; ob.getAt(</text:span><text:span text:style-name="T25">"1000098"</text:span><text:span text:style-name="T8">))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12">text</text:span><text:span text:style-name="T8">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ID&lt;/td&gt;&lt;td&gt;Город&lt;/td&gt;&lt;/tr&gt;"</text:span><text:span text:style-name="T8">);</text:span><text:line-break/><text:span text:style-name="T8"> <text:s text:c="7"/></text:span><text:span text:style-name="T3">for</text:span><text:span text:style-name="T8">(</text:span><text:span text:style-name="T12">Obb city </text:span><text:span text:style-name="T8">: </text:span><text:span text:style-name="T12">cities</text:span><text:span text:style-name="T8">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/tr&gt;"</text:span><text:span text:style-name="T8">,</text:span><text:line-break/><text:span text:style-name="T8"> <text:s text:c="19"/>++i, </text:span><text:span text:style-name="T12">city</text:span><text:span text:style-name="T8">.</text:span><text:span text:style-name="T17">id</text:span><text:span text:style-name="T8">, </text:span><text:span text:style-name="T12">Ob0</text:span><text:span text:style-name="T8">.</text:span><text:span text:style-name="T9">getAt</text:span><text:span text:style-name="T8">(</text:span><text:span text:style-name="T12">city</text:span><text:span text:style-name="T8">, </text:span><text:span text:style-name="T25">"1000098"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table&gt;"</text:span><text:span text:style-name="T8">);</text:span><text:line-break/><text:span text:style-name="T8"> <text:s text:c="7"/>printHtml(</text:span><text:span text:style-name="T25">"Города России"</text:span><text:span text:style-name="T8">, </text:span><text:span text:style-name="T12">text</text:span><text:span text:style-name="T8">.toString());</text:span><text:line-break/><text:span text:style-name="T8"> <text:s text:c="3"/>}</text:span><text:line-break/><text:line-break/><text:span text:style-name="T8"> <text:s text:c="3"/></text:span><text:span text:style-name="T3">public 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28">getRegions</text:span><text:span text:style-name="T8">(</text:span><text:span text:style-name="T12">String </text:span><text:span text:style-name="T8">countryId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5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0004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countryId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5101368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NEQ</text:span><text:span text:style-name="T8">, </text:span><text:span text:style-name="T25">""</text:span><text:span text:style-name="T8">);</text:span><text:line-break/><text:span text:style-name="T8"> <text:s text:c="7"/></text:span><text:span text:style-name="T12">Obb</text:span><text:span text:style-name="T8">[] </text:span><text:span text:style-name="T12">citi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regions </text:span><text:span text:style-name="T8">= </text:span><text:span text:style-name="T3">new </text:span><text:span text:style-name="T8">TreeMap&lt;&gt;();</text:span><text:line-break/><text:span text:style-name="T8"> <text:s text:c="7"/></text:span><text:span text:style-name="T3">for</text:span><text:span text:style-name="T8">(</text:span><text:span text:style-name="T12">Obb city </text:span><text:span text:style-name="T8">: </text:span><text:span text:style-name="T12">cities</text:span><text:span text:style-name="T8">) {</text:span><text:line-break/><text:span text:style-name="T8"> <text:s text:c="11"/></text:span><text:span text:style-name="T12">String regionId </text:span><text:span text:style-name="T8">= </text:span><text:span text:style-name="T12">Ob0</text:span><text:span text:style-name="T8">.</text:span><text:span text:style-name="T9">getAt</text:span><text:span text:style-name="T8">(</text:span><text:span text:style-name="T12">city</text:span><text:span text:style-name="T8">, </text:span><text:span text:style-name="T21">1005101368</text:span><text:span text:style-name="T8">);</text:span><text:line-break/><text:span text:style-name="T8"> <text:s text:c="11"/></text:span><text:span text:style-name="T3">if</text:span><text:span text:style-name="T8">(!</text:span><text:span text:style-name="T12">regions</text:span><text:span text:style-name="T8">.containsKey(</text:span><text:span text:style-name="T12">regionId</text:span><text:span text:style-name="T8">)) {</text:span><text:line-break/><text:span text:style-name="T8"> <text:s text:c="15"/></text:span><text:span text:style-name="T12">regions</text:span><text:span text:style-name="T8">.put(</text:span><text:span text:style-name="T12">regionId</text:span><text:span text:style-name="T8">, </text:span><text:span text:style-name="T12">Ob0</text:span><text:span text:style-name="T8">.</text:span><text:span text:style-name="T9">getZn</text:span><text:span text:style-name="T8">(</text:span><text:span text:style-name="T17">mains</text:span><text:span text:style-name="T8">, </text:span><text:span text:style-name="T12">regionId</text:span><text:span text:style-name="T8">, </text:span><text:span text:style-name="T21">1000098</text:span><text:span text:style-name="T8">, </text:span><text:span text:style-name="T21">4</text:span><text:span text:style-name="T8">))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3">return </text:span><text:span text:style-name="T12">regions</text:span><text:span text:style-name="T8">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2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</text:span><text:span text:style-name="T8">countryId = </text:span><text:span text:style-name="T17">request</text:span><text:span text:style-name="T8">.getParameter(</text:span><text:span text:style-name="T25">"country"</text:span><text:span text:style-name="T8">);</text:span><text:line-break/><text:span text:style-name="T8"> <text:s text:c="7"/></text:span><text:span text:style-name="T3">if</text:span><text:span text:style-name="T8">(countryId == </text:span><text:span text:style-name="T3">null </text:span><text:span text:style-name="T8">|| countryId.equals(</text:span><text:span text:style-name="T25">""</text:span><text:span text:style-name="T8">)) {</text:span><text:line-break/><text:span text:style-name="T8"> <text:s text:c="11"/>countryId = </text:span><text:span text:style-name="T25">"100410000050"</text:span><text:span text:style-name="T8">;</text:span><text:line-break/><text:span text:style-name="T8"> <text:s text:c="7"/>}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5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0004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countryId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0101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</text:span><text:span text:style-name="T25">"Да"</text:span><text:span text:style-name="T8">);</text:span><text:line-break/><text:span text:style-name="T8"> <text:s text:c="7"/></text:span><text:span text:style-name="T12">Obb</text:span><text:span text:style-name="T8">[] </text:span><text:span text:style-name="T12">citi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Obb</text:span><text:span text:style-name="T8">[] </text:span><text:span text:style-name="T12">countri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4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regions </text:span><text:span text:style-name="T8">= getRegions(countryId);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et</text:span><text:span text:style-name="T8">&lt;</text:span><text:span text:style-name="T12">String</text:span><text:span text:style-name="T8">&gt;&gt; </text:span><text:span text:style-name="T12">distribution </text:span><text:span text:style-name="T8">= regionDistribute(</text:span><text:span text:style-name="T12">cities</text:span><text:span text:style-name="T8">);</text:span><text:line-break/><text:span text:style-name="T8"> <text:s text:c="7"/></text:span><text:span text:style-name="T12">List</text:span><text:span text:style-name="T8">&lt;</text:span><text:span text:style-name="T12">String</text:span><text:span text:style-name="T8">&gt; </text:span><text:span text:style-name="T12">regionIds </text:span><text:span text:style-name="T8">= intern.</text:span><text:span text:style-name="T12">Utils</text:span><text:span text:style-name="T8">.</text:span><text:span text:style-name="T9">getKeysSortedByValue</text:span><text:span text:style-name="T8">(</text:span><text:span text:style-name="T12">regions</text:span><text:span text:style-name="T8">, </text:span><text:span text:style-name="T3">false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</text:span><text:span text:style-name="T12">countries</text:span><text:span text:style-name="T8">, </text:span><text:span text:style-name="T12">Comparator</text:span><text:span text:style-name="T8">.</text:span><text:span text:style-name="T9">comparing</text:span><text:span text:style-name="T8">((</text:span><text:span text:style-name="T12">Obb </text:span><text:span text:style-name="T8">ob) -&gt; ob.getAt(</text:span><text:span text:style-name="T25">"1000000"</text:span><text:span text:style-name="T8">)));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text</text:span><text:span text:style-name="T8">.append(</text:span><text:span text:style-name="T25">"&lt;form action=</text:span><text:span text:style-name="T31">\"</text:span><text:span text:style-name="T25">#</text:span><text:span text:style-name="T31">\"</text:span><text:span text:style-name="T25"> method=</text:span><text:span text:style-name="T31">\"</text:span><text:span text:style-name="T25">get</text:span><text:span text:style-name="T31">\"</text:span><text:span text:style-name="T25">&gt;&lt;table class=</text:span><text:span text:style-name="T31">\"</text:span><text:span text:style-name="T25">form</text:span><text:span text:style-name="T31">\"</text:span><text:span text:style-name="T25">&gt;&lt;tr&gt;&lt;td&gt;" </text:span><text:span text:style-name="T8">+</text:span><text:line-break/><text:span text:style-name="T8"> <text:s text:c="15"/></text:span><text:span text:style-name="T25">"Страна&lt;/td&gt;&lt;td&gt;&lt;select name=</text:span><text:span text:style-name="T31">\"</text:span><text:span text:style-name="T25">country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Obb country </text:span><text:span text:style-name="T8">: </text:span><text:span text:style-name="T12">countries</text:span><text:span text:style-name="T8">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</text:span><text:span text:style-name="T12">country</text:span><text:span text:style-name="T8">.</text:span><text:span text:style-name="T17">id</text:span><text:span text:style-name="T8">.equals(countryId) ? </text:span><text:span text:style-name="T25">" selected" </text:span><text:span text:style-name="T8">: </text:span><text:span text:style-name="T25">""</text:span><text:span text:style-name="T8">,</text:span><text:line-break/><text:span text:style-name="T8"> <text:s text:c="19"/></text:span><text:span text:style-name="T12">country</text:span><text:span text:style-name="T8">.</text:span><text:span text:style-name="T17">id</text:span><text:span text:style-name="T8">, </text:span><text:span text:style-name="T12">country</text:span><text:span text:style-name="T8">.getAt(</text:span><text:span text:style-name="T25">"1000000"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&lt;/table&gt;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Выбрать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2</text:span><text:span text:style-name="T31">\"</text:span><text:span text:style-name="T25">&gt;&lt;/form&gt;"</text:span><text:span text:style-name="T8">);</text:span><text:line-break/><text:span text:style-name="T8"> <text:s text:c="7"/></text:span><text:span text:style-name="T3">if</text:span><text:span text:style-name="T8">(</text:span><text:span text:style-name="T12">regionIds</text:span><text:span text:style-name="T8">.isEmpty()) {</text:span><text:line-break/><text:soft-page-break/><text:span text:style-name="T8"> <text:s text:c="11"/></text:span><text:span text:style-name="T12">text</text:span><text:span text:style-name="T8">.append(</text:span><text:span text:style-name="T25">"&lt;h4 style=</text:span><text:span text:style-name="T31">\"</text:span><text:span text:style-name="T25">text-align:center;color:grey;</text:span><text:span text:style-name="T31">\"</text:span><text:span text:style-name="T25">&gt;" </text:span><text:span text:style-name="T8">+</text:span><text:line-break/><text:span text:style-name="T8"> <text:s text:c="19"/></text:span><text:span text:style-name="T25">"Данная страна не поддерживает разбиение на регионы&lt;/h4&gt;"</text:span><text:span text:style-name="T8">);</text:span><text:line-break/><text:span text:style-name="T8"> <text:s text:c="7"/>} </text:span><text:span text:style-name="T3">else </text:span><text:span text:style-name="T8">{</text:span><text:line-break/><text:span text:style-name="T8"> <text:s text:c="11"/></text:span><text:span text:style-name="T12">text</text:span><text:span text:style-name="T8">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Область&lt;/td&gt;&lt;td&gt;Города&lt;/td&gt;&lt;/tr&gt;"</text:span><text:span text:style-name="T8">);</text:span><text:line-break/><text:span text:style-name="T8"> <text:s text:c="11"/></text:span><text:span text:style-name="T3">int </text:span><text:span text:style-name="T8">i = </text:span><text:span text:style-name="T21">0</text:span><text:span text:style-name="T8">;</text:span><text:line-break/><text:span text:style-name="T8"> <text:s text:c="11"/></text:span><text:span text:style-name="T3">for </text:span><text:span text:style-name="T8">(</text:span><text:span text:style-name="T12">String key </text:span><text:span text:style-name="T8">: </text:span><text:span text:style-name="T12">regionIds</text:span><text:span text:style-name="T8">) {</text:span><text:line-break/><text:span text:style-name="T8"> <text:s text:c="15"/></text:span><text:span text:style-name="T3">if </text:span><text:span text:style-name="T8">(</text:span><text:span text:style-name="T12">regions</text:span><text:span text:style-name="T8">.containsKey(</text:span><text:span text:style-name="T12">key</text:span><text:span text:style-name="T8">) &amp;&amp; </text:span><text:span text:style-name="T12">distribution</text:span><text:span text:style-name="T8">.containsKey(</text:span><text:span text:style-name="T12">key</text:span><text:span text:style-name="T8">)) {</text:span><text:line-break/><text:span text:style-name="T8"> <text:s text:c="19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/tr&gt;"</text:span><text:span text:style-name="T8">,</text:span><text:line-break/><text:span text:style-name="T8"> <text:s text:c="27"/>++i, </text:span><text:span text:style-name="T12">regions</text:span><text:span text:style-name="T8">.get(</text:span><text:span text:style-name="T12">key</text:span><text:span text:style-name="T8">),</text:span><text:line-break/><text:span text:style-name="T8"> <text:s text:c="27"/></text:span><text:span text:style-name="T12">String</text:span><text:span text:style-name="T8">.</text:span><text:span text:style-name="T9">join</text:span><text:span text:style-name="T8">(</text:span><text:span text:style-name="T25">", "</text:span><text:span text:style-name="T8">, </text:span><text:span text:style-name="T12">distribution</text:span><text:span text:style-name="T8">.get(</text:span><text:span text:style-name="T12">key</text:span><text:span text:style-name="T8">))));</text:span><text:line-break/><text:span text:style-name="T8"> <text:s text:c="15"/>}</text:span><text:line-break/><text:span text:style-name="T8"> <text:s text:c="11"/>}</text:span><text:line-break/><text:span text:style-name="T8"> <text:s text:c="11"/></text:span><text:span text:style-name="T12">text</text:span><text:span text:style-name="T8">.append(</text:span><text:span text:style-name="T25">"&lt;/table&gt;"</text:span><text:span text:style-name="T8">);</text:span><text:line-break/><text:span text:style-name="T8"> <text:s text:c="7"/>}</text:span><text:line-break/><text:span text:style-name="T8"> <text:s text:c="7"/>printHtml(</text:span><text:span text:style-name="T25">"Города России"</text:span><text:span text:style-name="T8">, </text:span><text:span text:style-name="T12">text</text:span><text:span text:style-name="T8">.toString());</text:span><text:line-break/><text:span text:style-name="T8"> <text:s text:c="3"/>}</text:span><text:line-break/><text:line-break/><text:span text:style-name="T8"> <text:s text:c="3"/></text:span><text:span text:style-name="T3">public </text:span><text:span text:style-name="T12">Map</text:span><text:span text:style-name="T8">&lt;</text:span><text:span text:style-name="T12">String</text:span><text:span text:style-name="T8">, </text:span><text:span text:style-name="T12">Set</text:span><text:span text:style-name="T8">&lt;</text:span><text:span text:style-name="T12">String</text:span><text:span text:style-name="T8">&gt;&gt; </text:span><text:span text:style-name="T28">regionDistribute</text:span><text:span text:style-name="T8">(</text:span><text:span text:style-name="T12">Obb</text:span><text:span text:style-name="T8">[] cities) {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et</text:span><text:span text:style-name="T8">&lt;</text:span><text:span text:style-name="T12">String</text:span><text:span text:style-name="T8">&gt;&gt; </text:span><text:span text:style-name="T12">distribution </text:span><text:span text:style-name="T8">= </text:span><text:span text:style-name="T3">new </text:span><text:span text:style-name="T8">TreeMap&lt;&gt;();</text:span><text:line-break/><text:span text:style-name="T8"> <text:s text:c="7"/></text:span><text:span text:style-name="T3">for</text:span><text:span text:style-name="T8">(</text:span><text:span text:style-name="T12">Obb city </text:span><text:span text:style-name="T8">: cities) {</text:span><text:line-break/><text:span text:style-name="T8"> <text:s text:c="11"/></text:span><text:span text:style-name="T12">String regionId </text:span><text:span text:style-name="T8">= </text:span><text:span text:style-name="T12">Ob0</text:span><text:span text:style-name="T8">.</text:span><text:span text:style-name="T9">getAt</text:span><text:span text:style-name="T8">(</text:span><text:span text:style-name="T12">city</text:span><text:span text:style-name="T8">, </text:span><text:span text:style-name="T21">1005101368</text:span><text:span text:style-name="T8">);</text:span><text:line-break/><text:span text:style-name="T8"> <text:s text:c="11"/></text:span><text:span text:style-name="T3">if</text:span><text:span text:style-name="T8">(!</text:span><text:span text:style-name="T12">distribution</text:span><text:span text:style-name="T8">.containsKey(</text:span><text:span text:style-name="T12">regionId</text:span><text:span text:style-name="T8">)) {</text:span><text:line-break/><text:span text:style-name="T8"> <text:s text:c="15"/></text:span><text:span text:style-name="T12">distribution</text:span><text:span text:style-name="T8">.put(</text:span><text:span text:style-name="T12">regionId</text:span><text:span text:style-name="T8">, </text:span><text:span text:style-name="T3">new </text:span><text:span text:style-name="T8">TreeSet&lt;&gt;());</text:span><text:line-break/><text:span text:style-name="T8"> <text:s text:c="11"/>}</text:span><text:line-break/><text:span text:style-name="T8"> <text:s text:c="11"/></text:span><text:span text:style-name="T12">distribution</text:span><text:span text:style-name="T8">.get(</text:span><text:span text:style-name="T12">regionId</text:span><text:span text:style-name="T8">).add(</text:span><text:span text:style-name="T12">Ob0</text:span><text:span text:style-name="T8">.</text:span><text:span text:style-name="T9">getAt</text:span><text:span text:style-name="T8">(</text:span><text:span text:style-name="T12">city</text:span><text:span text:style-name="T8">, </text:span><text:span text:style-name="T21">1000098</text:span><text:span text:style-name="T8">));</text:span><text:line-break/><text:span text:style-name="T8"> <text:s text:c="7"/>}</text:span><text:line-break/><text:span text:style-name="T8"> <text:s text:c="7"/></text:span><text:span text:style-name="T3">return </text:span><text:span text:style-name="T12">distribution</text:span><text:span text:style-name="T8">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3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7">response</text:span><text:span text:style-name="T8">.setContentType(</text:span><text:span text:style-name="T25">"application/json; charset=UTF-8"</text:span><text:span text:style-name="T8">);</text:span><text:line-break/><text:span text:style-name="T8"> <text:s text:c="7"/></text:span><text:span text:style-name="T12">String </text:span><text:span text:style-name="T8">birthday = </text:span><text:span text:style-name="T17">request</text:span><text:span text:style-name="T8">.getParameter(</text:span><text:span text:style-name="T25">"bd"</text:span><text:span text:style-name="T8">);</text:span><text:line-break/><text:span text:style-name="T8"> <text:s text:c="7"/></text:span><text:span text:style-name="T3">if</text:span><text:span text:style-name="T8">(birthday == </text:span><text:span text:style-name="T3">null </text:span><text:span text:style-name="T8">|| birthday.equals(</text:span><text:span text:style-name="T25">""</text:span><text:span text:style-name="T8">)) {</text:span><text:line-break/><text:span text:style-name="T8"> <text:s text:c="11"/>birthday = </text:span><text:span text:style-name="T25">"01.01.1990"</text:span><text:span text:style-name="T8">;</text:span><text:line-break/><text:span text:style-name="T8"> <text:s text:c="7"/>}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23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0152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GT</text:span><text:span text:style-name="T8">, birthday);</text:span><text:line-break/><text:span text:style-name="T8"> <text:s text:c="7"/></text:span><text:span text:style-name="T12">Obb</text:span><text:span text:style-name="T8">[] </text:span><text:span text:style-name="T12">tourist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</text:span><text:span text:style-name="T12">tourists</text:span><text:span text:style-name="T8">, </text:span><text:span text:style-name="T12">Comparator</text:span><text:span text:style-name="T8">.</text:span><text:span text:style-name="T9">comparing</text:span><text:span text:style-name="T8">(</text:span><text:line-break/><text:span text:style-name="T8"> <text:s text:c="15"/>(</text:span><text:span text:style-name="T12">Obb </text:span><text:span text:style-name="T8">ob) -&gt; ob == </text:span><text:span text:style-name="T3">null </text:span><text:span text:style-name="T8">? </text:span><text:span text:style-name="T25">"" </text:span><text:span text:style-name="T8">: ob.getAt(</text:span><text:span text:style-name="T25">"1000144"</text:span><text:span text:style-name="T8">)));</text:span><text:line-break/><text:line-break/><text:span text:style-name="T8"> <text:s text:c="7"/></text:span><text:span text:style-name="T17">out</text:span><text:span text:style-name="T8">.print(</text:span><text:span text:style-name="T25">"[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tourist </text:span><text:span text:style-name="T8">: </text:span><text:span text:style-name="T12">tourists</text:span><text:span text:style-name="T8">) {</text:span><text:line-break/><text:span text:style-name="T8"> <text:s text:c="11"/></text:span><text:span text:style-name="T17">out</text:span><text:span text:style-name="T8">.printf(</text:span><text:span text:style-name="T25">"{</text:span><text:span text:style-name="T31">\"</text:span><text:span text:style-name="T25">id</text:span><text:span text:style-name="T31">\"</text:span><text:span text:style-name="T25">:</text:span><text:span text:style-name="T31">\"</text:span><text:span text:style-name="T25">%s</text:span><text:span text:style-name="T31">\"</text:span><text:span text:style-name="T25">,</text:span><text:span text:style-name="T31">\"</text:span><text:span text:style-name="T25">nm</text:span><text:span text:style-name="T31">\"</text:span><text:span text:style-name="T25">:</text:span><text:span text:style-name="T31">\"</text:span><text:span text:style-name="T25">%s %s %s</text:span><text:span text:style-name="T31">\"</text:span><text:span text:style-name="T25">,</text:span><text:span text:style-name="T31">\"</text:span><text:span text:style-name="T25">bd</text:span><text:span text:style-name="T31">\"</text:span><text:span text:style-name="T25">:</text:span><text:span text:style-name="T31">\"</text:span><text:span text:style-name="T25">%s</text:span><text:span text:style-name="T31">\"</text:span><text:span text:style-name="T25">,</text:span><text:span text:style-name="T31">\"</text:span><text:span text:style-name="T25">trs</text:span><text:span text:style-name="T31">\"</text:span><text:span text:style-name="T25">:["</text:span><text:span text:style-name="T8">,</text:span><text:line-break/><text:span text:style-name="T8"> <text:s text:c="19"/></text:span><text:span text:style-name="T12">tourist </text:span><text:span text:style-name="T8">== </text:span><text:span text:style-name="T3">null </text:span><text:span text:style-name="T8">? </text:span><text:span text:style-name="T25">"null" </text:span><text:span text:style-name="T8">: </text:span><text:span text:style-name="T12">tourist</text:span><text:span text:style-name="T8">.</text:span><text:span text:style-name="T17">id</text:span><text:span text:style-name="T8">,</text:span><text:line-break/><text:span text:style-name="T8"> <text:s text:c="19"/></text:span><text:span text:style-name="T12">Ob0</text:span><text:span text:style-name="T8">.</text:span><text:span text:style-name="T9">getAt</text:span><text:span text:style-name="T8">(</text:span><text:span text:style-name="T12">tourist</text:span><text:span text:style-name="T8">, </text:span><text:span text:style-name="T21">1000144</text:span><text:span text:style-name="T8">),</text:span><text:line-break/><text:span text:style-name="T8"> <text:s text:c="19"/></text:span><text:span text:style-name="T12">Ob0</text:span><text:span text:style-name="T8">.</text:span><text:span text:style-name="T9">getAt</text:span><text:span text:style-name="T8">(</text:span><text:span text:style-name="T12">tourist</text:span><text:span text:style-name="T8">, </text:span><text:span text:style-name="T21">1000146</text:span><text:span text:style-name="T8">),</text:span><text:line-break/><text:span text:style-name="T8"> <text:s text:c="19"/></text:span><text:span text:style-name="T12">Ob0</text:span><text:span text:style-name="T8">.</text:span><text:span text:style-name="T9">getAt</text:span><text:span text:style-name="T8">(</text:span><text:span text:style-name="T12">tourist</text:span><text:span text:style-name="T8">, </text:span><text:span text:style-name="T21">1000147</text:span><text:span text:style-name="T8">),</text:span><text:line-break/><text:span text:style-name="T8"> <text:s text:c="19"/></text:span><text:span text:style-name="T12">Ob0</text:span><text:span text:style-name="T8">.</text:span><text:span text:style-name="T9">getAt</text:span><text:span text:style-name="T8">(</text:span><text:span text:style-name="T12">tourist</text:span><text:span text:style-name="T8">, </text:span><text:span text:style-name="T21">1000152</text:span><text:span text:style-name="T8">));</text:span><text:line-break/><text:span text:style-name="T8"> <text:s text:c="11"/></text:span><text:span text:style-name="T12">String</text:span><text:span text:style-name="T8">[] </text:span><text:span text:style-name="T12">tours </text:span><text:span text:style-name="T8">= </text:span><text:span text:style-name="T12">Ob0</text:span><text:span text:style-name="T8">.</text:span><text:span text:style-name="T9">getAt</text:span><text:span text:style-name="T8">(</text:span><text:span text:style-name="T12">tourist</text:span><text:span text:style-name="T8">, </text:span><text:span text:style-name="T21">1023422081</text:span><text:span text:style-name="T8">).split(</text:span><text:span text:style-name="T25">"#"</text:span><text:span text:style-name="T8">);</text:span><text:line-break/><text:span text:style-name="T8"> <text:s text:c="11"/></text:span><text:span text:style-name="T3">int </text:span><text:span text:style-name="T8">j = </text:span><text:span text:style-name="T21">0</text:span><text:span text:style-name="T8">;</text:span><text:line-break/><text:span text:style-name="T8"> <text:s text:c="11"/></text:span><text:span text:style-name="T3">for</text:span><text:span text:style-name="T8">(</text:span><text:span text:style-name="T12">String tour </text:span><text:span text:style-name="T8">: </text:span><text:span text:style-name="T12">tours</text:span><text:span text:style-name="T8">) {</text:span><text:line-break/><text:span text:style-name="T8"> <text:s text:c="15"/></text:span><text:span text:style-name="T17">out</text:span><text:span text:style-name="T8">.printf(</text:span><text:span text:style-name="T25">"</text:span><text:span text:style-name="T31">\"</text:span><text:span text:style-name="T25">%s</text:span><text:span text:style-name="T31">\"</text:span><text:span text:style-name="T25">%s"</text:span><text:span text:style-name="T8">, </text:span><text:span text:style-name="T12">tour</text:span><text:span text:style-name="T8">, ++j &lt; </text:span><text:span text:style-name="T12">tours</text:span><text:span text:style-name="T8">.</text:span><text:span text:style-name="T17">length </text:span><text:span text:style-name="T8">? </text:span><text:span text:style-name="T25">"," </text:span><text:span text:style-name="T8">: </text:span><text:span text:style-name="T25">""</text:span><text:span text:style-name="T8">);</text:span><text:line-break/><text:span text:style-name="T8"> <text:s text:c="11"/>}</text:span><text:line-break/><text:span text:style-name="T8"> <text:s text:c="11"/></text:span><text:span text:style-name="T17">out</text:span><text:span text:style-name="T8">.printf(</text:span><text:span text:style-name="T25">"]}%s"</text:span><text:span text:style-name="T8">, ++i &lt; </text:span><text:span text:style-name="T12">tourists</text:span><text:span text:style-name="T8">.</text:span><text:span text:style-name="T17">length </text:span><text:span text:style-name="T8">? </text:span><text:span text:style-name="T25">"," </text:span><text:span text:style-name="T8">: </text:span><text:span text:style-name="T25">""</text:span><text:span text:style-name="T8">);</text:span><text:line-break/><text:span text:style-name="T8"> <text:s text:c="7"/>}</text:span><text:line-break/><text:span text:style-name="T8"> <text:s text:c="7"/></text:span><text:span text:style-name="T17">out</text:span><text:span text:style-name="T8">.print(</text:span><text:span text:style-name="T25">"]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4</text:span><text:span text:style-name="T8">() </text:span><text:span text:style-name="T3">throws </text:span><text:span text:style-name="T12">Exception </text:span><text:span text:style-name="T8">{</text:span><text:line-break/><text:soft-page-break/><text:span text:style-name="T8"> <text:s text:c="7"/></text:span><text:span text:style-name="T12">String </text:span><text:span text:style-name="T8">agentName = </text:span><text:span text:style-name="T17">request</text:span><text:span text:style-name="T8">.getParameter(</text:span><text:span text:style-name="T25">"agent"</text:span><text:span text:style-name="T8">);</text:span><text:line-break/><text:span text:style-name="T8"> <text:s text:c="7"/></text:span><text:span text:style-name="T12">String </text:span><text:span text:style-name="T8">categoryName = </text:span><text:span text:style-name="T17">request</text:span><text:span text:style-name="T8">.getParameter(</text:span><text:span text:style-name="T25">"category"</text:span><text:span text:style-name="T8">);</text:span><text:line-break/><text:span text:style-name="T8"> <text:s text:c="7"/></text:span><text:span text:style-name="T3">if</text:span><text:span text:style-name="T8">(agentName == </text:span><text:span text:style-name="T3">null </text:span><text:span text:style-name="T8">|| agentName.equals(</text:span><text:span text:style-name="T25">""</text:span><text:span text:style-name="T8">)) {</text:span><text:line-break/><text:span text:style-name="T8"> <text:s text:c="11"/>agentName = </text:span><text:span text:style-name="T25">"КонтрАг"</text:span><text:span text:style-name="T8">;</text:span><text:line-break/><text:span text:style-name="T8"> <text:s text:c="7"/>}</text:span><text:line-break/><text:span text:style-name="T8"> <text:s text:c="7"/></text:span><text:span text:style-name="T3">if</text:span><text:span text:style-name="T8">(categoryName == </text:span><text:span text:style-name="T3">null </text:span><text:span text:style-name="T8">|| categoryName.equals(</text:span><text:span text:style-name="T25">""</text:span><text:span text:style-name="T8">)) {</text:span><text:line-break/><text:span text:style-name="T8"> <text:s text:c="11"/>categoryName = </text:span><text:span text:style-name="T25">"Концерты"</text:span><text:span text:style-name="T8">;</text:span><text:line-break/><text:span text:style-name="T8"> <text:s text:c="7"/>}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36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3">new int</text:span><text:span text:style-name="T8">[]{</text:span><text:span text:style-name="T21">1036922797</text:span><text:span text:style-name="T8">, </text:span><text:span text:style-name="T21">1317100000</text:span><text:span text:style-name="T8">},</text:span><text:line-break/><text:span text:style-name="T8"> <text:s text:c="15"/>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agentName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3">new int</text:span><text:span text:style-name="T8">[]{</text:span><text:span text:style-name="T21">1036900082</text:span><text:span text:style-name="T8">, </text:span><text:span text:style-name="T21">1162100000</text:span><text:span text:style-name="T8">},</text:span><text:line-break/><text:span text:style-name="T8"> <text:s text:c="15"/>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categoryName);</text:span><text:line-break/><text:span text:style-name="T8"> <text:s text:c="7"/></text:span><text:span text:style-name="T12">Obb</text:span><text:span text:style-name="T8">[] costs 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Obb</text:span><text:span text:style-name="T8">[] </text:span><text:span text:style-name="T12">agent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317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Obb</text:span><text:span text:style-name="T8">[] </text:span><text:span text:style-name="T12">categori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162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costs, (</text:span><text:span text:style-name="T12">Obb </text:span><text:span text:style-name="T8">left, </text:span><text:span text:style-name="T12">Obb </text:span><text:span text:style-name="T8">right) -&gt; right.</text:span><text:span text:style-name="T17">data_n</text:span><text:span text:style-name="T8">.compareTo(left.</text:span><text:span text:style-name="T17">data_n</text:span><text:span text:style-name="T8">));</text:span><text:line-break/><text:span text:style-name="T8"> <text:s text:c="7"/>costs = </text:span><text:span text:style-name="T12">Arrays</text:span><text:span text:style-name="T8">.</text:span><text:span text:style-name="T9">copyOfRange</text:span><text:span text:style-name="T8">(costs, </text:span><text:span text:style-name="T12">Math</text:span><text:span text:style-name="T8">.</text:span><text:span text:style-name="T9">max</text:span><text:span text:style-name="T8">(</text:span><text:span text:style-name="T21">0</text:span><text:span text:style-name="T8">, costs.</text:span><text:span text:style-name="T17">length </text:span><text:span text:style-name="T8">- </text:span><text:span text:style-name="T21">50</text:span><text:span text:style-name="T8">), costs.</text:span><text:span text:style-name="T17">length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costs, </text:span><text:span text:style-name="T12">Comparator</text:span><text:span text:style-name="T8">.</text:span><text:span text:style-name="T9">comparing</text:span><text:span text:style-name="T8">((</text:span><text:span text:style-name="T12">Obb </text:span><text:span text:style-name="T8">ob) -&gt; ob.getAt(</text:span><text:span text:style-name="T25">"1036423021"</text:span><text:span text:style-name="T8">)));</text:span><text:line-break/><text:span text:style-name="T8"> <text:s text:c="7"/></text:span><text:span text:style-name="T12">Arrays</text:span><text:span text:style-name="T8">.</text:span><text:span text:style-name="T9">sort</text:span><text:span text:style-name="T8">(</text:span><text:span text:style-name="T12">agents</text:span><text:span text:style-name="T8">, </text:span><text:span text:style-name="T12">Comparator</text:span><text:span text:style-name="T8">.</text:span><text:span text:style-name="T9">comparing</text:span><text:span text:style-name="T8">((</text:span><text:span text:style-name="T12">Obb </text:span><text:span text:style-name="T8">ob) -&gt; ob.getAt(</text:span><text:span text:style-name="T25">"1317100000"</text:span><text:span text:style-name="T8">)));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text</text:span><text:span text:style-name="T8">.append(</text:span><text:span text:style-name="T25">"&lt;form action=</text:span><text:span text:style-name="T31">\"</text:span><text:span text:style-name="T25">#</text:span><text:span text:style-name="T31">\"</text:span><text:span text:style-name="T25"> method=</text:span><text:span text:style-name="T31">\"</text:span><text:span text:style-name="T25">get</text:span><text:span text:style-name="T31">\"</text:span><text:span text:style-name="T25">&gt;&lt;table class=</text:span><text:span text:style-name="T31">\"</text:span><text:span text:style-name="T25">form</text:span><text:span text:style-name="T31">\"</text:span><text:span text:style-name="T25">&gt;&lt;tr&gt;&lt;td&gt;" </text:span><text:span text:style-name="T8">+</text:span><text:line-break/><text:span text:style-name="T8"> <text:s text:c="15"/></text:span><text:span text:style-name="T25">"Контрагент&lt;/td&gt;&lt;td&gt;&lt;select name=</text:span><text:span text:style-name="T31">\"</text:span><text:span text:style-name="T25">agent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Obb agent </text:span><text:span text:style-name="T8">: </text:span><text:span text:style-name="T12">agents</text:span><text:span text:style-name="T8">) {</text:span><text:line-break/><text:span text:style-name="T8"> <text:s text:c="11"/></text:span><text:span text:style-name="T12">String an </text:span><text:span text:style-name="T8">= </text:span><text:span text:style-name="T12">agent</text:span><text:span text:style-name="T8">.getAt(</text:span><text:span text:style-name="T25">"1317100000"</text:span><text:span text:style-name="T8">);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&gt;%s&lt;/option&gt;"</text:span><text:span text:style-name="T8">,</text:span><text:line-break/><text:span text:style-name="T8"> <text:s text:c="19"/></text:span><text:span text:style-name="T12">an</text:span><text:span text:style-name="T8">.equals(agentName) ? </text:span><text:span text:style-name="T25">" selected" </text:span><text:span text:style-name="T8">: </text:span><text:span text:style-name="T25">""</text:span><text:span text:style-name="T8">, </text:span><text:span text:style-name="T12">an</text:span><text:span text:style-name="T8">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&lt;tr&gt;&lt;td&gt;Категория&lt;/td&gt;&lt;td&gt;&lt;select name=</text:span><text:span text:style-name="T31">\"</text:span><text:span text:style-name="T25">category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Obb category </text:span><text:span text:style-name="T8">: </text:span><text:span text:style-name="T12">categories</text:span><text:span text:style-name="T8">) {</text:span><text:line-break/><text:span text:style-name="T8"> <text:s text:c="11"/></text:span><text:span text:style-name="T12">String cn </text:span><text:span text:style-name="T8">= </text:span><text:span text:style-name="T12">category</text:span><text:span text:style-name="T8">.getAt(</text:span><text:span text:style-name="T25">"1162100000"</text:span><text:span text:style-name="T8">);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&gt;%s&lt;/option&gt;"</text:span><text:span text:style-name="T8">,</text:span><text:line-break/><text:span text:style-name="T8"> <text:s text:c="19"/></text:span><text:span text:style-name="T12">cn</text:span><text:span text:style-name="T8">.equals(categoryName) ? </text:span><text:span text:style-name="T25">" selected" </text:span><text:span text:style-name="T8">: </text:span><text:span text:style-name="T25">""</text:span><text:span text:style-name="T8">, </text:span><text:span text:style-name="T12">cn</text:span><text:span text:style-name="T8">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tr&gt;&lt;/table&gt;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Выбрать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4</text:span><text:span text:style-name="T31">\"</text:span><text:span text:style-name="T25">&gt;&lt;/form&gt;" </text:span><text:span text:style-name="T8">+</text:span><text:line-break/><text:span text:style-name="T8"> <text:s text:c="15"/>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" </text:span><text:span text:style-name="T8">+</text:span><text:line-break/><text:span text:style-name="T8"> <text:s text:c="15"/></text:span><text:span text:style-name="T25">"&lt;td&gt;Категория&lt;/td&gt;&lt;td&gt;Адрес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cost </text:span><text:span text:style-name="T8">: costs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td&gt;%s&lt;/td&gt;&lt;/tr&gt;"</text:span><text:span text:style-name="T8">,</text:span><text:line-break/><text:span text:style-name="T8"> <text:s text:c="19"/>++i, </text:span><text:span text:style-name="T12">cost</text:span><text:span text:style-name="T8">.getAt(</text:span><text:span text:style-name="T25">"1036423021"</text:span><text:span text:style-name="T8">),</text:span><text:line-break/><text:span text:style-name="T8"> <text:s text:c="19"/></text:span><text:span text:style-name="T17">yesnoMap</text:span><text:span text:style-name="T8">.get(</text:span><text:span text:style-name="T12">cost</text:span><text:span text:style-name="T8">.getAt(</text:span><text:span text:style-name="T25">"1036200042"</text:span><text:span text:style-name="T8">)),</text:span><text:line-break/><text:span text:style-name="T8"> <text:s text:c="19"/></text:span><text:span text:style-name="T12">cost</text:span><text:span text:style-name="T8">.getAt(</text:span><text:span text:style-name="T25">"1036410028"</text:span><text:span text:style-name="T8">)));</text:span><text:line-break/><text:span text:style-name="T8"> <text:s text:c="7"/>}</text:span><text:line-break/><text:span text:style-name="T8"> <text:s text:c="7"/>printHtml(</text:span><text:span text:style-name="T25">"Экскурсии"</text:span><text:span text:style-name="T8">, </text:span><text:span text:style-name="T12">text</text:span><text:span text:style-name="T8">.append(</text:span><text:span text:style-name="T25">"&lt;/table&gt;"</text:span><text:span text:style-name="T8">)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5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</text:span><text:span text:style-name="T8">[] </text:span><text:span text:style-name="T12">cost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36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List</text:span><text:span text:style-name="T8">&lt;</text:span><text:span text:style-name="T12">Obb</text:span><text:span text:style-name="T8">&gt; </text:span><text:span text:style-name="T12">list </text:span><text:span text:style-name="T8">= </text:span><text:span text:style-name="T12">Arrays</text:span><text:span text:style-name="T8">.</text:span><text:span text:style-name="T9">asList</text:span><text:span text:style-name="T8">(</text:span><text:span text:style-name="T12">costs</text:span><text:span text:style-name="T8">);</text:span><text:line-break/><text:span text:style-name="T8"> <text:s text:c="7"/></text:span><text:span text:style-name="T12">List</text:span><text:span text:style-name="T8">&lt;</text:span><text:span text:style-name="T12">Obb</text:span><text:span text:style-name="T8">&gt; </text:span><text:span text:style-name="T12">array </text:span><text:span text:style-name="T8">= </text:span><text:span text:style-name="T3">new </text:span><text:span text:style-name="T8">ArrayList&lt;&gt;(</text:span><text:span text:style-name="T12">list</text:span><text:span text:style-name="T8">);</text:span><text:line-break/><text:span text:style-name="T8"> <text:s text:c="7"/></text:span><text:span text:style-name="T12">List</text:span><text:span text:style-name="T8">&lt;</text:span><text:span text:style-name="T12">Obb</text:span><text:span text:style-name="T8">&gt; </text:span><text:span text:style-name="T12">linked </text:span><text:span text:style-name="T8">= </text:span><text:span text:style-name="T3">new </text:span><text:span text:style-name="T8">LinkedList&lt;&gt;(</text:span><text:span text:style-name="T12">list</text:span><text:span text:style-name="T8">);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BiConsumer</text:span><text:span text:style-name="T8">&lt;</text:span><text:span text:style-name="T12">List</text:span><text:span text:style-name="T8">&lt;</text:span><text:span text:style-name="T12">Obb</text:span><text:span text:style-name="T8">&gt;, </text:span><text:span text:style-name="T12">String</text:span><text:span text:style-name="T8">&gt; </text:span><text:span text:style-name="T12">consumer </text:span><text:span text:style-name="T8">= (</text:span><text:span text:style-name="T12">List</text:span><text:span text:style-name="T8">&lt;</text:span><text:span text:style-name="T12">Obb</text:span><text:span text:style-name="T8">&gt; lst, </text:span><text:span text:style-name="T12">String </text:span><text:span text:style-name="T8">listType) -&gt; {</text:span><text:line-break/><text:span text:style-name="T8"> <text:s text:c="11"/></text:span><text:span text:style-name="T3">int </text:span><text:span text:style-name="T8">i = </text:span><text:span text:style-name="T21">0</text:span><text:span text:style-name="T8">;</text:span><text:line-break/><text:span text:style-name="T8"> <text:s text:c="11"/></text:span><text:span text:style-name="T34">text</text:span><text:span text:style-name="T8">.append(</text:span><text:span text:style-name="T25">"&lt;div&gt;"</text:span><text:span text:style-name="T8">);</text:span><text:line-break/><text:span text:style-name="T8"> <text:s text:c="11"/></text:span><text:span text:style-name="T3">long </text:span><text:span text:style-name="T8">time = </text:span><text:span text:style-name="T12">System</text:span><text:span text:style-name="T8">.</text:span><text:span text:style-name="T9">currentTimeMillis</text:span><text:span text:style-name="T8">();</text:span><text:line-break/><text:span text:style-name="T8"> <text:s text:c="11"/></text:span><text:span text:style-name="T3">for</text:span><text:span text:style-name="T8">(</text:span><text:span text:style-name="T12">Obb item </text:span><text:span text:style-name="T8">: lst) {</text:span><text:line-break/><text:soft-page-break/><text:span text:style-name="T8"> <text:s text:c="15"/></text:span><text:span text:style-name="T34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[%d : %s]%s"</text:span><text:span text:style-name="T8">, ++i, </text:span><text:span text:style-name="T12">item</text:span><text:span text:style-name="T8">.</text:span><text:span text:style-name="T17">id</text:span><text:span text:style-name="T8">, i == lst.size() ? </text:span><text:span text:style-name="T25">"" </text:span><text:span text:style-name="T8">: </text:span><text:span text:style-name="T25">", "</text:span><text:span text:style-name="T8">));</text:span><text:line-break/><text:span text:style-name="T8"> <text:s text:c="11"/>}</text:span><text:line-break/><text:span text:style-name="T8"> <text:s text:c="11"/>time = </text:span><text:span text:style-name="T12">System</text:span><text:span text:style-name="T8">.</text:span><text:span text:style-name="T9">currentTimeMillis</text:span><text:span text:style-name="T8">() - time;</text:span><text:line-break/><text:span text:style-name="T8"> <text:s text:c="11"/></text:span><text:span text:style-name="T34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br&gt;%s - %d ms&lt;/div&gt;"</text:span><text:span text:style-name="T8">, listType, time));</text:span><text:line-break/><text:span text:style-name="T8"> <text:s text:c="7"/>};</text:span><text:line-break/><text:span text:style-name="T8"> <text:s text:c="7"/></text:span><text:span text:style-name="T12">consumer</text:span><text:span text:style-name="T8">.accept(</text:span><text:span text:style-name="T12">array</text:span><text:span text:style-name="T8">, </text:span><text:span text:style-name="T25">"ArrayList"</text:span><text:span text:style-name="T8">);</text:span><text:line-break/><text:span text:style-name="T8"> <text:s text:c="7"/></text:span><text:span text:style-name="T12">consumer</text:span><text:span text:style-name="T8">.accept(</text:span><text:span text:style-name="T12">linked</text:span><text:span text:style-name="T8">, </text:span><text:span text:style-name="T25">"LinkedList"</text:span><text:span text:style-name="T8">);</text:span><text:line-break/><text:span text:style-name="T8"> <text:s text:c="7"/>printHtml(</text:span><text:span text:style-name="T25">"Временное сравнение"</text:span><text:span text:style-name="T8">, </text:span><text:span text:style-name="T12">text</text:span><text:span text:style-name="T8">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6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</text:span><text:span text:style-name="T8">type = </text:span><text:span text:style-name="T17">request</text:span><text:span text:style-name="T8">.getParameter(</text:span><text:span text:style-name="T25">"type"</text:span><text:span text:style-name="T8">);</text:span><text:line-break/><text:span text:style-name="T8"> <text:s text:c="7"/></text:span><text:span text:style-name="T12">String </text:span><text:span text:style-name="T8">code = </text:span><text:span text:style-name="T17">request</text:span><text:span text:style-name="T8">.getParameter(</text:span><text:span text:style-name="T25">"code"</text:span><text:span text:style-name="T8">);</text:span><text:line-break/><text:span text:style-name="T8"> <text:s text:c="7"/></text:span><text:span text:style-name="T12">String </text:span><text:span text:style-name="T8">address = </text:span><text:span text:style-name="T17">request</text:span><text:span text:style-name="T8">.getParameter(</text:span><text:span text:style-name="T25">"address"</text:span><text:span text:style-name="T8">);</text:span><text:line-break/><text:span text:style-name="T8"> <text:s text:c="7"/></text:span><text:span text:style-name="T12">String </text:span><text:span text:style-name="T8">category = </text:span><text:span text:style-name="T17">request</text:span><text:span text:style-name="T8">.getParameter(</text:span><text:span text:style-name="T25">"category"</text:span><text:span text:style-name="T8">);</text:span><text:line-break/><text:span text:style-name="T8"> <text:s text:c="7"/></text:span><text:span text:style-name="T12">String </text:span><text:span text:style-name="T8">agentId = </text:span><text:span text:style-name="T17">request</text:span><text:span text:style-name="T8">.getParameter(</text:span><text:span text:style-name="T25">"agent"</text:span><text:span text:style-name="T8">);</text:span><text:line-break/><text:line-break/><text:span text:style-name="T8"> <text:s text:c="7"/>type = </text:span><text:span text:style-name="T12">NumberUtils</text:span><text:span text:style-name="T8">.</text:span><text:span text:style-name="T9">isNumber</text:span><text:span text:style-name="T8">(type) &amp;&amp; </text:span><text:span text:style-name="T12">Integer</text:span><text:span text:style-name="T8">.</text:span><text:span text:style-name="T9">parseInt</text:span><text:span text:style-name="T8">(type) &gt;= </text:span><text:span text:style-name="T21">0</text:span><text:line-break/><text:span text:style-name="T21"> <text:s text:c="15"/></text:span><text:span text:style-name="T8">&amp;&amp; </text:span><text:span text:style-name="T12">Integer</text:span><text:span text:style-name="T8">.</text:span><text:span text:style-name="T9">parseInt</text:span><text:span text:style-name="T8">(type) &lt;= </text:span><text:span text:style-name="T21">8 </text:span><text:span text:style-name="T8">&amp;&amp; </text:span><text:span text:style-name="T12">Integer</text:span><text:span text:style-name="T8">.</text:span><text:span text:style-name="T9">parseInt</text:span><text:span text:style-name="T8">(type) != </text:span><text:span text:style-name="T21">7 </text:span><text:span text:style-name="T8">? type : </text:span><text:span text:style-name="T25">""</text:span><text:span text:style-name="T8">;</text:span><text:line-break/><text:span text:style-name="T8"> <text:s text:c="7"/>code = code == </text:span><text:span text:style-name="T3">null </text:span><text:span text:style-name="T8">? </text:span><text:span text:style-name="T25">"" </text:span><text:span text:style-name="T8">: code;</text:span><text:line-break/><text:span text:style-name="T8"> <text:s text:c="7"/>address = address <text:s/>== </text:span><text:span text:style-name="T3">null </text:span><text:span text:style-name="T8">? </text:span><text:span text:style-name="T25">"" </text:span><text:span text:style-name="T8">: address;</text:span><text:line-break/><text:span text:style-name="T8"> <text:s text:c="7"/>category = category == </text:span><text:span text:style-name="T3">null </text:span><text:span text:style-name="T8">|| !(category.equals(</text:span><text:span text:style-name="T25">"1"</text:span><text:span text:style-name="T8">) || category.equals(</text:span><text:span text:style-name="T25">"0"</text:span><text:span text:style-name="T8">)) ? </text:span><text:span text:style-name="T25">"" </text:span><text:span text:style-name="T8">: category;</text:span><text:line-break/><text:span text:style-name="T8"> <text:s text:c="7"/>agentId = agentId == </text:span><text:span text:style-name="T3">null </text:span><text:span text:style-name="T8">? </text:span><text:span text:style-name="T25">"" </text:span><text:span text:style-name="T8">: agentId;</text:span><text:line-break/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36</text:span><text:span text:style-name="T8">);</text:span><text:line-break/><text:span text:style-name="T8"> <text:s text:c="7"/></text:span><text:span text:style-name="T3">if</text:span><text:span text:style-name="T8">(!type.equals(</text:span><text:span text:style-name="T25">""</text:span><text:span text:style-name="T8">)) {</text:span><text:line-break/><text:span text:style-name="T8"> <text:s text:c="11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36200042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type);</text:span><text:line-break/><text:span text:style-name="T8"> <text:s text:c="7"/>}</text:span><text:line-break/><text:span text:style-name="T8"> <text:s text:c="7"/></text:span><text:span text:style-name="T3">if</text:span><text:span text:style-name="T8">(!code.equals(</text:span><text:span text:style-name="T25">""</text:span><text:span text:style-name="T8">)) {</text:span><text:line-break/><text:span text:style-name="T8"> <text:s text:c="11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36423021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code);</text:span><text:line-break/><text:span text:style-name="T8"> <text:s text:c="7"/>}</text:span><text:line-break/><text:span text:style-name="T8"> <text:s text:c="7"/></text:span><text:span text:style-name="T3">if</text:span><text:span text:style-name="T8">(!address.equals(</text:span><text:span text:style-name="T25">""</text:span><text:span text:style-name="T8">)) {</text:span><text:line-break/><text:span text:style-name="T8"> <text:s text:c="11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36410028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address);</text:span><text:line-break/><text:span text:style-name="T8"> <text:s text:c="7"/>}</text:span><text:line-break/><text:span text:style-name="T8"> <text:s text:c="7"/></text:span><text:span text:style-name="T3">if</text:span><text:span text:style-name="T8">(!category.equals(</text:span><text:span text:style-name="T25">""</text:span><text:span text:style-name="T8">)) {</text:span><text:line-break/><text:span text:style-name="T8"> <text:s text:c="11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162200125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category);</text:span><text:line-break/><text:span text:style-name="T8"> <text:s text:c="7"/>}</text:span><text:line-break/><text:span text:style-name="T8"> <text:s text:c="7"/></text:span><text:span text:style-name="T3">if</text:span><text:span text:style-name="T8">(!agentId.equals(</text:span><text:span text:style-name="T25">""</text:span><text:span text:style-name="T8">)) {</text:span><text:line-break/><text:span text:style-name="T8"> <text:s text:c="11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36922797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agentId);</text:span><text:line-break/><text:span text:style-name="T8"> <text:s text:c="7"/>}</text:span><text:line-break/><text:span text:style-name="T8"> <text:s text:c="7"/></text:span><text:span text:style-name="T12">Obb</text:span><text:span text:style-name="T8">[] </text:span><text:span text:style-name="T12">cost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Obb</text:span><text:span text:style-name="T8">[] </text:span><text:span text:style-name="T12">agent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317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</text:span><text:span text:style-name="T12">agents</text:span><text:span text:style-name="T8">, </text:span><text:span text:style-name="T12">Comparator</text:span><text:span text:style-name="T8">.</text:span><text:span text:style-name="T9">comparing</text:span><text:span text:style-name="T8">((</text:span><text:span text:style-name="T12">Obb </text:span><text:span text:style-name="T8">ob) -&gt; ob.getAt(</text:span><text:span text:style-name="T25">"1317100000"</text:span><text:span text:style-name="T8">)));</text:span><text:line-break/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agentMap </text:span><text:span text:style-name="T8">= </text:span><text:span text:style-name="T3">new </text:span><text:span text:style-name="T8">HashMap&lt;&gt;();</text:span><text:line-break/><text:span text:style-name="T8"> <text:s text:c="7"/></text:span><text:span text:style-name="T12">agentMap</text:span><text:span text:style-name="T8">.put(</text:span><text:span text:style-name="T25">""</text:span><text:span text:style-name="T8">, </text:span><text:span text:style-name="T25">"-"</text:span><text:span text:style-name="T8">);</text:span><text:line-break/><text:span text:style-name="T8"> <text:s text:c="7"/></text:span><text:span text:style-name="T3">for</text:span><text:span text:style-name="T8">(</text:span><text:span text:style-name="T12">Obb agent </text:span><text:span text:style-name="T8">: </text:span><text:span text:style-name="T12">agents</text:span><text:span text:style-name="T8">) {</text:span><text:line-break/><text:span text:style-name="T8"> <text:s text:c="11"/></text:span><text:span text:style-name="T12">agentMap</text:span><text:span text:style-name="T8">.put(</text:span><text:span text:style-name="T12">agent</text:span><text:span text:style-name="T8">.</text:span><text:span text:style-name="T17">id</text:span><text:span text:style-name="T8">, </text:span><text:span text:style-name="T12">agent</text:span><text:span text:style-name="T8">.getAt(</text:span><text:span text:style-name="T25">"1317100000"</text:span><text:span text:style-name="T8">));</text:span><text:line-break/><text:span text:style-name="T8"> <text:s text:c="7"/>}</text:span><text:line-break/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text</text:span><text:span text:style-name="T8">.append(</text:span><text:span text:style-name="T25">"&lt;form action=</text:span><text:span text:style-name="T31">\"</text:span><text:span text:style-name="T25">#</text:span><text:span text:style-name="T31">\"</text:span><text:span text:style-name="T25"> method=</text:span><text:span text:style-name="T31">\"</text:span><text:span text:style-name="T25">get</text:span><text:span text:style-name="T31">\"</text:span><text:span text:style-name="T25">&gt;&lt;table class=</text:span><text:span text:style-name="T31">\"</text:span><text:span text:style-name="T25">form</text:span><text:span text:style-name="T31">\"</text:span><text:span text:style-name="T25">&gt;&lt;tr&gt;&lt;td&gt;" </text:span><text:span text:style-name="T8">+</text:span><text:line-break/><text:span text:style-name="T8"> <text:s text:c="15"/></text:span><text:span text:style-name="T25">"Тип&lt;/td&gt;&lt;td&gt;&lt;select name=</text:span><text:span text:style-name="T31">\"</text:span><text:span text:style-name="T25">type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String key </text:span><text:span text:style-name="T8">: </text:span><text:span text:style-name="T17">typeMap</text:span><text:span text:style-name="T8">.keySet()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type.equals(</text:span><text:span text:style-name="T12">key</text:span><text:span text:style-name="T8">) ? </text:span><text:span text:style-name="T25">" selected" </text:span><text:span text:style-name="T8">: </text:span><text:span text:style-name="T25">""</text:span><text:span text:style-name="T8">, </text:span><text:span text:style-name="T12">key</text:span><text:span text:style-name="T8">, </text:span><text:span text:style-name="T17">typeMap</text:span><text:span text:style-name="T8">.get(</text:span><text:span text:style-name="T12">key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&lt;tr&gt;&lt;td&gt;Код&lt;/td&gt;" </text:span><text:span text:style-name="T8">+</text:span><text:line-break/><text:span text:style-name="T8"> <text:s text:c="15"/></text:span><text:span text:style-name="T25">"&lt;td&gt;&lt;input name=</text:span><text:span text:style-name="T31">\"</text:span><text:span text:style-name="T25">code</text:span><text:span text:style-name="T31">\"</text:span><text:span text:style-name="T25"> type=</text:span><text:span text:style-name="T31">\"</text:span><text:span text:style-name="T25">text</text:span><text:span text:style-name="T31">\"</text:span><text:span text:style-name="T25"> value=</text:span><text:span text:style-name="T31">\"\"</text:span><text:span text:style-name="T25">&gt;&lt;/td&gt;&lt;/tr&gt;" </text:span><text:span text:style-name="T8">+</text:span><text:line-break/><text:span text:style-name="T8"> <text:s text:c="15"/></text:span><text:span text:style-name="T25">"&lt;tr&gt;&lt;td&gt;Адрес&lt;/td&gt;&lt;td&gt;&lt;input name=</text:span><text:span text:style-name="T31">\"</text:span><text:span text:style-name="T25">address</text:span><text:span text:style-name="T31">\"</text:span><text:span text:style-name="T25"> type=</text:span><text:span text:style-name="T31">\"</text:span><text:span text:style-name="T25">text</text:span><text:span text:style-name="T31">\"</text:span><text:span text:style-name="T25"> value=</text:span><text:span text:style-name="T31">\"\"</text:span><text:span text:style-name="T25">&gt;" </text:span><text:span text:style-name="T8">+</text:span><text:line-break/><text:span text:style-name="T8"> <text:s text:c="15"/></text:span><text:span text:style-name="T25">"&lt;/td&gt;&lt;/tr&gt;&lt;tr&gt;&lt;td&gt;Категория&lt;/td&gt;&lt;td&gt;&lt;select name=</text:span><text:span text:style-name="T31">\"</text:span><text:span text:style-name="T25">category</text:span><text:span text:style-name="T31">\"</text:span><text:span text:style-name="T25">&gt;"</text:span><text:span text:style-name="T8">);</text:span><text:line-break/><text:soft-page-break/><text:span text:style-name="T8"> <text:s text:c="7"/></text:span><text:span text:style-name="T3">for</text:span><text:span text:style-name="T8">(</text:span><text:span text:style-name="T12">String key </text:span><text:span text:style-name="T8">: </text:span><text:span text:style-name="T17">yesnoMap</text:span><text:span text:style-name="T8">.keySet()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category.equals(</text:span><text:span text:style-name="T12">key</text:span><text:span text:style-name="T8">) ? </text:span><text:span text:style-name="T25">" selected" </text:span><text:span text:style-name="T8">: </text:span><text:span text:style-name="T25">""</text:span><text:span text:style-name="T8">, </text:span><text:span text:style-name="T12">key</text:span><text:span text:style-name="T8">, </text:span><text:span text:style-name="T17">yesnoMap</text:span><text:span text:style-name="T8">.get(</text:span><text:span text:style-name="T12">key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&lt;tr&gt;&lt;td&gt;Контрагент&lt;/td&gt;&lt;td&gt;&lt;select name=</text:span><text:span text:style-name="T31">\"</text:span><text:span text:style-name="T25">agent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String key </text:span><text:span text:style-name="T8">: </text:span><text:span text:style-name="T12">agentMap</text:span><text:span text:style-name="T8">.keySet()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%s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agentId.equals(</text:span><text:span text:style-name="T12">key</text:span><text:span text:style-name="T8">) ? </text:span><text:span text:style-name="T25">" selected" </text:span><text:span text:style-name="T8">: </text:span><text:span text:style-name="T25">""</text:span><text:span text:style-name="T8">, </text:span><text:span text:style-name="T12">key</text:span><text:span text:style-name="T8">, </text:span><text:span text:style-name="T12">agentMap</text:span><text:span text:style-name="T8">.get(</text:span><text:span text:style-name="T12">key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&lt;/table&gt;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Выбрать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6</text:span><text:span text:style-name="T31">\"</text:span><text:span text:style-name="T25">&gt;&lt;/form&gt;" </text:span><text:span text:style-name="T8">+</text:span><text:line-break/><text:span text:style-name="T8"> <text:s text:c="15"/>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td&gt;Тип&lt;/td&gt;" </text:span><text:span text:style-name="T8">+</text:span><text:line-break/><text:span text:style-name="T8"> <text:s text:c="15"/></text:span><text:span text:style-name="T25">"&lt;td&gt;Адрес&lt;/td&gt;&lt;td&gt;Да/Нет&lt;/td&gt;&lt;td&gt;Контрагент&lt;/td&gt;&lt;/tr&gt;"</text:span><text:span text:style-name="T8">);</text:span><text:line-break/><text:span text:style-name="T8"> <text:s text:c="7"/></text:span><text:span text:style-name="T12">Arrays</text:span><text:span text:style-name="T8">.</text:span><text:span text:style-name="T9">sort</text:span><text:span text:style-name="T8">(</text:span><text:span text:style-name="T12">costs</text:span><text:span text:style-name="T8">, </text:span><text:span text:style-name="T12">Comparator</text:span><text:span text:style-name="T8">.</text:span><text:span text:style-name="T9">comparing</text:span><text:span text:style-name="T8">((</text:span><text:span text:style-name="T12">Obb </text:span><text:span text:style-name="T8">ob) -&gt; ob.getAt(</text:span><text:span text:style-name="T25">"1036423021"</text:span><text:span text:style-name="T8">))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cost </text:span><text:span text:style-name="T8">: </text:span><text:span text:style-name="T12">costs</text:span><text:span text:style-name="T8">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" </text:span><text:span text:style-name="T8">+</text:span><text:line-break/><text:span text:style-name="T8"> <text:s text:c="27"/></text:span><text:span text:style-name="T25">"&lt;td&gt;%s&lt;/td&gt;&lt;td&gt;%s&lt;/td&gt;&lt;td&gt;%s&lt;/td&gt;&lt;/tr&gt;"</text:span><text:span text:style-name="T8">,</text:span><text:line-break/><text:span text:style-name="T8"> <text:s text:c="19"/>++i, </text:span><text:span text:style-name="T12">cost</text:span><text:span text:style-name="T8">.getAt(</text:span><text:span text:style-name="T25">"1036423021"</text:span><text:span text:style-name="T8">),</text:span><text:line-break/><text:span text:style-name="T8"> <text:s text:c="19"/></text:span><text:span text:style-name="T17">typeMap</text:span><text:span text:style-name="T8">.get(</text:span><text:span text:style-name="T12">cost</text:span><text:span text:style-name="T8">.getAt(</text:span><text:span text:style-name="T25">"1036200042"</text:span><text:span text:style-name="T8">)),</text:span><text:line-break/><text:span text:style-name="T8"> <text:s text:c="19"/></text:span><text:span text:style-name="T12">cost</text:span><text:span text:style-name="T8">.getAt(</text:span><text:span text:style-name="T25">"1036410028"</text:span><text:span text:style-name="T8">),</text:span><text:line-break/><text:span text:style-name="T8"> <text:s text:c="19"/></text:span><text:span text:style-name="T17">yesnoMap</text:span><text:span text:style-name="T8">.get(</text:span><text:span text:style-name="T12">cost</text:span><text:span text:style-name="T8">.getAt(</text:span><text:span text:style-name="T25">"1162200125"</text:span><text:span text:style-name="T8">)),</text:span><text:line-break/><text:span text:style-name="T8"> <text:s text:c="19"/></text:span><text:span text:style-name="T12">agentMap</text:span><text:span text:style-name="T8">.get(</text:span><text:span text:style-name="T12">cost</text:span><text:span text:style-name="T8">.getAt(</text:span><text:span text:style-name="T25">"1036922797"</text:span><text:span text:style-name="T8">))));</text:span><text:line-break/><text:span text:style-name="T8"> <text:s text:c="7"/>}</text:span><text:line-break/><text:span text:style-name="T8"> <text:s text:c="7"/>printHtml(</text:span><text:span text:style-name="T25">"Экскурсии"</text:span><text:span text:style-name="T8">, </text:span><text:span text:style-name="T12">text</text:span><text:span text:style-name="T8">.append(</text:span><text:span text:style-name="T25">"&lt;/table&gt;"</text:span><text:span text:style-name="T8">)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7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regions </text:span><text:span text:style-name="T8">= </text:span><text:span text:style-name="T3">new </text:span><text:span text:style-name="T8">HashMap&lt;&gt;();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partners </text:span><text:span text:style-name="T8">= </text:span><text:span text:style-name="T3">new </text:span><text:span text:style-name="T8">HashMap&lt;&gt;();</text:span><text:line-break/><text:span text:style-name="T8"> <text:s text:c="7"/>regionsAndPartners(</text:span><text:span text:style-name="T12">regions</text:span><text:span text:style-name="T8">, </text:span><text:span text:style-name="T12">partners</text:span><text:span text:style-name="T8">);</text:span><text:line-break/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text</text:span><text:span text:style-name="T8">.append(</text:span><text:span text:style-name="T25">"&lt;form method=</text:span><text:span text:style-name="T31">\"</text:span><text:span text:style-name="T25">pos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&lt;table class=</text:span><text:span text:style-name="T31">\"</text:span><text:span text:style-name="T25">form</text:span><text:span text:style-name="T31">\"</text:span><text:span text:style-name="T25">&gt;" </text:span><text:span text:style-name="T8">+</text:span><text:line-break/><text:span text:style-name="T8"> <text:s text:c="15"/></text:span><text:span text:style-name="T25">"&lt;tr&gt;&lt;td&gt;Название&lt;/td&gt;&lt;td&gt;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name</text:span><text:span text:style-name="T31">\"</text:span><text:span text:style-name="T25">&gt;&lt;/td&gt;&lt;/tr&gt;" </text:span><text:span text:style-name="T8">+</text:span><text:line-break/><text:span text:style-name="T8"> <text:s text:c="15"/></text:span><text:span text:style-name="T25">"&lt;tr&gt;&lt;td&gt;Описание&lt;/td&gt;&lt;td&gt;&lt;textarea name=</text:span><text:span text:style-name="T31">\"</text:span><text:span text:style-name="T25">desc</text:span><text:span text:style-name="T31">\"</text:span><text:span text:style-name="T25">&gt;&lt;/textarea&gt;&lt;/td&gt;&lt;/tr&gt;" </text:span><text:span text:style-name="T8">+</text:span><text:line-break/><text:span text:style-name="T8"> <text:s text:c="15"/></text:span><text:span text:style-name="T25">"&lt;tr&gt;&lt;td&gt;Регион&lt;/td&gt;&lt;td&gt;&lt;select name=</text:span><text:span text:style-name="T31">\"</text:span><text:span text:style-name="T25">region</text:span><text:span text:style-name="T31">\"</text:span><text:span text:style-name="T25">&gt;"</text:span><text:span text:style-name="T8">);</text:span><text:line-break/><text:span text:style-name="T8"> <text:s text:c="7"/></text:span><text:span text:style-name="T12">List</text:span><text:span text:style-name="T8">&lt;</text:span><text:span text:style-name="T12">String</text:span><text:span text:style-name="T8">&gt; </text:span><text:span text:style-name="T12">regionIds </text:span><text:span text:style-name="T8">= intern.</text:span><text:span text:style-name="T12">Utils</text:span><text:span text:style-name="T8">.</text:span><text:span text:style-name="T9">getKeysSortedByValue</text:span><text:span text:style-name="T8">(</text:span><text:span text:style-name="T12">regions</text:span><text:span text:style-name="T8">, </text:span><text:span text:style-name="T3">false</text:span><text:span text:style-name="T8">);</text:span><text:line-break/><text:span text:style-name="T8"> <text:s text:c="7"/></text:span><text:span text:style-name="T3">for</text:span><text:span text:style-name="T8">(</text:span><text:span text:style-name="T12">String regionId </text:span><text:span text:style-name="T8">: </text:span><text:span text:style-name="T12">regionIds</text:span><text:span text:style-name="T8">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</text:span><text:span text:style-name="T12">regionId</text:span><text:span text:style-name="T8">, </text:span><text:span text:style-name="T12">regions</text:span><text:span text:style-name="T8">.get(</text:span><text:span text:style-name="T12">regionId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" </text:span><text:span text:style-name="T8">+</text:span><text:line-break/><text:span text:style-name="T8"> <text:s text:c="15"/></text:span><text:span text:style-name="T25">"&lt;tr&gt;&lt;td&gt;Доп. оплата&lt;/td&gt;&lt;td&gt;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cost</text:span><text:span text:style-name="T31">\"</text:span><text:span text:style-name="T25">&gt;&lt;/td&gt;&lt;/tr&gt;" </text:span><text:span text:style-name="T8">+</text:span><text:line-break/><text:span text:style-name="T8"> <text:s text:c="15"/></text:span><text:span text:style-name="T25">"&lt;tr&gt;&lt;td&gt;Бронирование у партнера&lt;/td&gt;&lt;td&gt;&lt;select name=</text:span><text:span text:style-name="T31">\"</text:span><text:span text:style-name="T25">partner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String partnerId </text:span><text:span text:style-name="T8">: </text:span><text:span text:style-name="T12">partners</text:span><text:span text:style-name="T8">.keySet()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</text:span><text:span text:style-name="T12">partnerId</text:span><text:span text:style-name="T8">, </text:span><text:span text:style-name="T12">partners</text:span><text:span text:style-name="T8">.get(</text:span><text:span text:style-name="T12">partnerId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" </text:span><text:span text:style-name="T8">+</text:span><text:line-break/><text:span text:style-name="T8"> <text:s text:c="15"/></text:span><text:span text:style-name="T25">"&lt;tr&gt;&lt;td&gt;Тип&lt;/td&gt;&lt;td&gt;&lt;select name=</text:span><text:span text:style-name="T31">\"</text:span><text:span text:style-name="T25">type</text:span><text:span text:style-name="T31">\"</text:span><text:span text:style-name="T25">&gt;"</text:span><text:span text:style-name="T8">);</text:span><text:line-break/><text:span text:style-name="T8"> <text:s text:c="7"/></text:span><text:span text:style-name="T3">for</text:span><text:span text:style-name="T8">(</text:span><text:span text:style-name="T12">String typeId </text:span><text:span text:style-name="T8">: </text:span><text:span text:style-name="T17">typeMap</text:span><text:span text:style-name="T8">.keySet()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option value=</text:span><text:span text:style-name="T31">\"</text:span><text:span text:style-name="T25">%s</text:span><text:span text:style-name="T31">\"</text:span><text:span text:style-name="T25">&gt;%s&lt;/option&gt;"</text:span><text:span text:style-name="T8">,</text:span><text:line-break/><text:span text:style-name="T8"> <text:s text:c="19"/></text:span><text:span text:style-name="T12">typeId</text:span><text:span text:style-name="T8">, </text:span><text:span text:style-name="T17">typeMap</text:span><text:span text:style-name="T8">.get(</text:span><text:span text:style-name="T12">typeId</text:span><text:span text:style-name="T8">)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select&gt;&lt;/td&gt;&lt;/tr&gt;" </text:span><text:span text:style-name="T8">+</text:span><text:line-break/><text:span text:style-name="T8"> <text:s text:c="15"/></text:span><text:span text:style-name="T25">"&lt;/table&gt;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7</text:span><text:span text:style-name="T31">\"</text:span><text:span text:style-name="T25">&gt;" </text:span><text:span text:style-name="T8">+</text:span><text:line-break/><text:soft-page-break/><text:span text:style-name="T8"> <text:s text:c="15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Создать</text:span><text:span text:style-name="T31">\"</text:span><text:span text:style-name="T25">&gt;&lt;/form&gt;"</text:span><text:span text:style-name="T8">);</text:span><text:line-break/><text:span text:style-name="T8"> <text:s text:c="7"/>printDescs(</text:span><text:span text:style-name="T12">text</text:span><text:span text:style-name="T8">, </text:span><text:span text:style-name="T12">regions</text:span><text:span text:style-name="T8">, </text:span><text:span text:style-name="T12">partners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7post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</text:span><text:span text:style-name="T8">name = </text:span><text:span text:style-name="T17">request</text:span><text:span text:style-name="T8">.getParameter(</text:span><text:span text:style-name="T25">"name"</text:span><text:span text:style-name="T8">);</text:span><text:line-break/><text:span text:style-name="T8"> <text:s text:c="7"/></text:span><text:span text:style-name="T12">String </text:span><text:span text:style-name="T8">desc = </text:span><text:span text:style-name="T17">request</text:span><text:span text:style-name="T8">.getParameter(</text:span><text:span text:style-name="T25">"desc"</text:span><text:span text:style-name="T8">);</text:span><text:line-break/><text:span text:style-name="T8"> <text:s text:c="7"/></text:span><text:span text:style-name="T12">String </text:span><text:span text:style-name="T8">region = </text:span><text:span text:style-name="T17">request</text:span><text:span text:style-name="T8">.getParameter(</text:span><text:span text:style-name="T25">"region"</text:span><text:span text:style-name="T8">);</text:span><text:line-break/><text:span text:style-name="T8"> <text:s text:c="7"/></text:span><text:span text:style-name="T12">String </text:span><text:span text:style-name="T8">cost = </text:span><text:span text:style-name="T17">request</text:span><text:span text:style-name="T8">.getParameter(</text:span><text:span text:style-name="T25">"cost"</text:span><text:span text:style-name="T8">);</text:span><text:line-break/><text:span text:style-name="T8"> <text:s text:c="7"/></text:span><text:span text:style-name="T12">String </text:span><text:span text:style-name="T8">partner = </text:span><text:span text:style-name="T17">request</text:span><text:span text:style-name="T8">.getParameter(</text:span><text:span text:style-name="T25">"partner"</text:span><text:span text:style-name="T8">);</text:span><text:line-break/><text:span text:style-name="T8"> <text:s text:c="7"/></text:span><text:span text:style-name="T12">String </text:span><text:span text:style-name="T8">type = </text:span><text:span text:style-name="T17">request</text:span><text:span text:style-name="T8">.getParameter(</text:span><text:span text:style-name="T25">"type"</text:span><text:span text:style-name="T8">);</text:span><text:line-break/><text:line-break/><text:span text:style-name="T8"> <text:s text:c="7"/>name = name == </text:span><text:span text:style-name="T3">null </text:span><text:span text:style-name="T8">? </text:span><text:span text:style-name="T25">"" </text:span><text:span text:style-name="T8">: name;</text:span><text:line-break/><text:span text:style-name="T8"> <text:s text:c="7"/>desc = desc == </text:span><text:span text:style-name="T3">null </text:span><text:span text:style-name="T8">? </text:span><text:span text:style-name="T25">"" </text:span><text:span text:style-name="T8">: desc;</text:span><text:line-break/><text:span text:style-name="T8"> <text:s text:c="7"/>region = region == </text:span><text:span text:style-name="T3">null </text:span><text:span text:style-name="T8">? </text:span><text:span text:style-name="T25">"-" </text:span><text:span text:style-name="T8">: region;</text:span><text:line-break/><text:span text:style-name="T8"> <text:s text:c="7"/>cost = !</text:span><text:span text:style-name="T12">NumberUtils</text:span><text:span text:style-name="T8">.</text:span><text:span text:style-name="T9">isNumber</text:span><text:span text:style-name="T8">(cost) ? </text:span><text:span text:style-name="T25">"" </text:span><text:span text:style-name="T8">: cost;</text:span><text:line-break/><text:span text:style-name="T8"> <text:s text:c="7"/>partner = partner == </text:span><text:span text:style-name="T3">null </text:span><text:span text:style-name="T8">? </text:span><text:span text:style-name="T25">"-" </text:span><text:span text:style-name="T8">: partner;</text:span><text:line-break/><text:span text:style-name="T8"> <text:s text:c="7"/>type = !</text:span><text:span text:style-name="T17">typeMap</text:span><text:span text:style-name="T8">.containsKey(type) ? </text:span><text:span text:style-name="T25">"-" </text:span><text:span text:style-name="T8">: type;</text:span><text:line-break/><text:line-break/><text:span text:style-name="T8"> <text:s text:c="7"/></text:span><text:span text:style-name="T3">if</text:span><text:span text:style-name="T8">(!name.equals(</text:span><text:span text:style-name="T25">""</text:span><text:span text:style-name="T8">) &amp;&amp; !desc.equals(</text:span><text:span text:style-name="T25">""</text:span><text:span text:style-name="T8">) &amp;&amp; !region.equals(</text:span><text:span text:style-name="T25">"-"</text:span><text:span text:style-name="T8">) &amp;&amp;</text:span><text:line-break/><text:span text:style-name="T8"> <text:s text:c="15"/>!cost.equals(</text:span><text:span text:style-name="T25">""</text:span><text:span text:style-name="T8">) &amp;&amp; !partner.equals(</text:span><text:span text:style-name="T25">"-"</text:span><text:span text:style-name="T8">) &amp;&amp; !type.equals(</text:span><text:span text:style-name="T25">"-"</text:span><text:span text:style-name="T8">)) {</text:span><text:line-break/><text:span text:style-name="T8"> <text:s text:c="11"/></text:span><text:span text:style-name="T12">Obb ob </text:span><text:span text:style-name="T8">= </text:span><text:span text:style-name="T3">new </text:span><text:span text:style-name="T8">Obb(</text:span><text:span text:style-name="T21">506</text:span><text:span text:style-name="T8">);</text:span><text:line-break/><text:span text:style-name="T8"> <text:s text:c="11"/></text:span><text:span text:style-name="T12">ob</text:span><text:span text:style-name="T8">.</text:span><text:span text:style-name="T17">id_user </text:span><text:span text:style-name="T8">= </text:span><text:span text:style-name="T17">myId</text:span><text:span text:style-name="T8">;</text:span><text:line-break/><text:span text:style-name="T8"> <text:s text:c="11"/></text:span><text:span text:style-name="T12">Ob0</text:span><text:span text:style-name="T8">.</text:span><text:span text:style-name="T9">addAt</text:span><text:span text:style-name="T8">(</text:span><text:span text:style-name="T12">ob</text:span><text:span text:style-name="T8">, </text:span><text:span text:style-name="T25">"1506410000"</text:span><text:span text:style-name="T8">, name);</text:span><text:line-break/><text:span text:style-name="T8"> <text:s text:c="11"/></text:span><text:span text:style-name="T12">Ob0</text:span><text:span text:style-name="T8">.</text:span><text:span text:style-name="T9">addAt</text:span><text:span text:style-name="T8">(</text:span><text:span text:style-name="T12">ob</text:span><text:span text:style-name="T8">, </text:span><text:span text:style-name="T25">"1506410282"</text:span><text:span text:style-name="T8">, desc);</text:span><text:line-break/><text:span text:style-name="T8"> <text:s text:c="11"/></text:span><text:span text:style-name="T12">Ob0</text:span><text:span text:style-name="T8">.</text:span><text:span text:style-name="T9">addAt</text:span><text:span text:style-name="T8">(</text:span><text:span text:style-name="T12">ob</text:span><text:span text:style-name="T8">, </text:span><text:span text:style-name="T25">"1506923461"</text:span><text:span text:style-name="T8">, region);</text:span><text:line-break/><text:span text:style-name="T8"> <text:s text:c="11"/></text:span><text:span text:style-name="T12">Ob0</text:span><text:span text:style-name="T8">.</text:span><text:span text:style-name="T9">addAt</text:span><text:span text:style-name="T8">(</text:span><text:span text:style-name="T12">ob</text:span><text:span text:style-name="T8">, </text:span><text:span text:style-name="T25">"1506223120"</text:span><text:span text:style-name="T8">, cost);</text:span><text:line-break/><text:span text:style-name="T8"> <text:s text:c="11"/></text:span><text:span text:style-name="T12">Ob0</text:span><text:span text:style-name="T8">.</text:span><text:span text:style-name="T9">addAt</text:span><text:span text:style-name="T8">(</text:span><text:span text:style-name="T12">ob</text:span><text:span text:style-name="T8">, </text:span><text:span text:style-name="T25">"1506910189"</text:span><text:span text:style-name="T8">, partner);</text:span><text:line-break/><text:span text:style-name="T8"> <text:s text:c="11"/></text:span><text:span text:style-name="T12">Ob0</text:span><text:span text:style-name="T8">.</text:span><text:span text:style-name="T9">addAt</text:span><text:span text:style-name="T8">(</text:span><text:span text:style-name="T12">ob</text:span><text:span text:style-name="T8">, </text:span><text:span text:style-name="T25">"1506310181"</text:span><text:span text:style-name="T8">, type);</text:span><text:line-break/><text:span text:style-name="T8"> <text:s text:c="11"/></text:span><text:span text:style-name="T12">Ob0</text:span><text:span text:style-name="T8">.</text:span><text:span text:style-name="T9">addOb</text:span><text:span text:style-name="T8">(</text:span><text:span text:style-name="T17">mains</text:span><text:span text:style-name="T8">, </text:span><text:span text:style-name="T12">ob</text:span><text:span text:style-name="T8">);</text:span><text:line-break/><text:span text:style-name="T8"> <text:s text:c="7"/>}</text:span><text:line-break/><text:span text:style-name="T8"> <text:s text:c="7"/></text:span><text:span text:style-name="T17">response</text:span><text:span text:style-name="T8">.sendRedirect(</text:span><text:span text:style-name="T25">"/eldar?task=7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3task8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</text:span><text:span text:style-name="T8">descId = </text:span><text:span text:style-name="T17">request</text:span><text:span text:style-name="T8">.getParameter(</text:span><text:span text:style-name="T25">"did"</text:span><text:span text:style-name="T8">);</text:span><text:line-break/><text:span text:style-name="T8"> <text:s text:c="7"/>descId = descId == </text:span><text:span text:style-name="T3">null </text:span><text:span text:style-name="T8">? </text:span><text:span text:style-name="T25">"" </text:span><text:span text:style-name="T8">: descId;</text:span><text:line-break/><text:span text:style-name="T8"> <text:s text:c="7"/></text:span><text:span text:style-name="T3">if</text:span><text:span text:style-name="T8">(!descId.equals(</text:span><text:span text:style-name="T25">""</text:span><text:span text:style-name="T8">)) {</text:span><text:line-break/><text:span text:style-name="T8"> <text:s text:c="11"/></text:span><text:span text:style-name="T12">Ob0</text:span><text:span text:style-name="T8">.</text:span><text:span text:style-name="T9">delOb</text:span><text:span text:style-name="T8">(</text:span><text:span text:style-name="T17">mains</text:span><text:span text:style-name="T8">, descId, </text:span><text:span text:style-name="T17">myId</text:span><text:span text:style-name="T8">);</text:span><text:line-break/><text:span text:style-name="T8"> <text:s text:c="7"/>}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regions </text:span><text:span text:style-name="T8">= </text:span><text:span text:style-name="T3">new </text:span><text:span text:style-name="T8">HashMap&lt;&gt;();</text:span><text:line-break/><text:span text:style-name="T8"> <text:s text:c="7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</text:span><text:span text:style-name="T12">partners </text:span><text:span text:style-name="T8">= </text:span><text:span text:style-name="T3">new </text:span><text:span text:style-name="T8">HashMap&lt;&gt;();</text:span><text:line-break/><text:span text:style-name="T8"> <text:s text:c="7"/>regionsAndPartners(</text:span><text:span text:style-name="T12">regions</text:span><text:span text:style-name="T8">, </text:span><text:span text:style-name="T12">partners</text:span><text:span text:style-name="T8">);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text</text:span><text:span text:style-name="T8">.append(</text:span><text:span text:style-name="T25">"&lt;form method=</text:span><text:span text:style-name="T31">\"</text:span><text:span text:style-name="T25">ge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" </text:span><text:span text:style-name="T8">+</text:span><text:line-break/><text:span text:style-name="T8"> <text:s text:c="15"/></text:span><text:span text:style-name="T25">"ID 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did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Удалить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8</text:span><text:span text:style-name="T31">\"</text:span><text:span text:style-name="T25">&gt;&lt;/form&gt;"</text:span><text:span text:style-name="T8">);</text:span><text:line-break/><text:span text:style-name="T8"> <text:s text:c="7"/>printDescs(</text:span><text:span text:style-name="T12">text</text:span><text:span text:style-name="T8">, </text:span><text:span text:style-name="T12">regions</text:span><text:span text:style-name="T8">, </text:span><text:span text:style-name="T12">partners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regionsAndPartners</text:span><text:span text:style-name="T8">(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regions,</text:span><text:line-break/><text:span text:style-name="T8"> <text:s text:c="34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partners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5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0004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</text:span><text:span text:style-name="T25">"100410000050"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005101368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NEQ</text:span><text:span text:style-name="T8">, </text:span><text:span text:style-name="T25">""</text:span><text:span text:style-name="T8">);</text:span><text:line-break/><text:span text:style-name="T8"> <text:s text:c="7"/></text:span><text:span text:style-name="T12">Obb</text:span><text:span text:style-name="T8">[] </text:span><text:span text:style-name="T12">citi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Obb</text:span><text:span text:style-name="T8">[] </text:span><text:span text:style-name="T12">prtn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158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regions.put(</text:span><text:span text:style-name="T25">""</text:span><text:span text:style-name="T8">, </text:span><text:span text:style-name="T25">"-"</text:span><text:span text:style-name="T8">);</text:span><text:line-break/><text:span text:style-name="T8"> <text:s text:c="7"/>partners.put(</text:span><text:span text:style-name="T25">""</text:span><text:span text:style-name="T8">, </text:span><text:span text:style-name="T25">"-"</text:span><text:span text:style-name="T8">);</text:span><text:line-break/><text:span text:style-name="T8"> <text:s text:c="7"/></text:span><text:span text:style-name="T3">for</text:span><text:span text:style-name="T8">(</text:span><text:span text:style-name="T12">Obb city </text:span><text:span text:style-name="T8">: </text:span><text:span text:style-name="T12">cities</text:span><text:span text:style-name="T8">) {</text:span><text:line-break/><text:span text:style-name="T8"> <text:s text:c="11"/>regions.put(</text:span><text:span text:style-name="T12">city</text:span><text:span text:style-name="T8">.</text:span><text:span text:style-name="T17">id</text:span><text:span text:style-name="T8">, </text:span><text:span text:style-name="T12">city</text:span><text:span text:style-name="T8">.getAt(</text:span><text:span text:style-name="T25">"1000098"</text:span><text:span text:style-name="T8">));</text:span><text:line-break/><text:soft-page-break/><text:span text:style-name="T8"> <text:s text:c="7"/>}</text:span><text:line-break/><text:span text:style-name="T8"> <text:s text:c="7"/></text:span><text:span text:style-name="T3">for</text:span><text:span text:style-name="T8">(</text:span><text:span text:style-name="T12">Obb partner </text:span><text:span text:style-name="T8">: </text:span><text:span text:style-name="T12">prtns</text:span><text:span text:style-name="T8">) {</text:span><text:line-break/><text:span text:style-name="T8"> <text:s text:c="11"/>partners.put(</text:span><text:span text:style-name="T12">partner</text:span><text:span text:style-name="T8">.</text:span><text:span text:style-name="T17">id</text:span><text:span text:style-name="T8">, </text:span><text:span text:style-name="T12">partner</text:span><text:span text:style-name="T8">.getAt(</text:span><text:span text:style-name="T25">"1001211"</text:span><text:span text:style-name="T8">));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printDescs</text:span><text:span text:style-name="T8">(</text:span><text:span text:style-name="T12">StringBuilder </text:span><text:span text:style-name="T8">text, 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regions,</text:span><text:line-break/><text:span text:style-name="T8"> <text:s text:c="26"/></text:span><text:span text:style-name="T12">Map</text:span><text:span text:style-name="T8">&lt;</text:span><text:span text:style-name="T12">String</text:span><text:span text:style-name="T8">, </text:span><text:span text:style-name="T12">String</text:span><text:span text:style-name="T8">&gt; partners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</text:span><text:span text:style-name="T8">[] </text:span><text:span text:style-name="T12">desc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506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ID&lt;/td&gt;&lt;td&gt;Название&lt;/td&gt;" </text:span><text:span text:style-name="T8">+</text:span><text:line-break/><text:span text:style-name="T8"> <text:s text:c="15"/></text:span><text:span text:style-name="T25">"&lt;td&gt;Описание&lt;/td&gt;&lt;td&gt;Регион&lt;/td&gt;" </text:span><text:span text:style-name="T8">+</text:span><text:line-break/><text:span text:style-name="T8"> <text:s text:c="15"/></text:span><text:span text:style-name="T25">"&lt;td&gt;Доп. оплаты&lt;/td&gt;&lt;td&gt;Бронирование у парнера&lt;/td&gt;&lt;td&gt;Тип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desc </text:span><text:span text:style-name="T8">: </text:span><text:span text:style-name="T12">descs</text:span><text:span text:style-name="T8">) {</text:span><text:line-break/><text:span text:style-name="T8"> <text:s text:c="11"/>text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td&gt;%s&lt;/td&gt;" </text:span><text:span text:style-name="T8">+</text:span><text:line-break/><text:span text:style-name="T8"> <text:s text:c="27"/></text:span><text:span text:style-name="T25">"&lt;td&gt;%s&lt;/td&gt;&lt;td&gt;%s&lt;/td&gt;&lt;td&gt;%s&lt;/td&gt;&lt;td&gt;%s&lt;/td&gt;&lt;/tr&gt;"</text:span><text:span text:style-name="T8">,</text:span><text:line-break/><text:span text:style-name="T8"> <text:s text:c="19"/>++i, (</text:span><text:span text:style-name="T12">desc</text:span><text:span text:style-name="T8">.</text:span><text:span text:style-name="T17">id_user </text:span><text:span text:style-name="T8">== </text:span><text:span text:style-name="T17">myId </text:span><text:span text:style-name="T8">? </text:span><text:span text:style-name="T25">"&lt;b style=</text:span><text:span text:style-name="T31">\"</text:span><text:span text:style-name="T25">color:green;</text:span><text:span text:style-name="T31">\"</text:span><text:span text:style-name="T25">&gt;" </text:span><text:span text:style-name="T8">+ </text:span><text:span text:style-name="T12">desc</text:span><text:span text:style-name="T8">.</text:span><text:span text:style-name="T17">id </text:span><text:span text:style-name="T8">+ </text:span><text:span text:style-name="T25">"&lt;b&gt;" </text:span><text:span text:style-name="T8">: </text:span><text:span text:style-name="T12">desc</text:span><text:span text:style-name="T8">.</text:span><text:span text:style-name="T17">id</text:span><text:span text:style-name="T8">),</text:span><text:line-break/><text:span text:style-name="T8"> <text:s text:c="19"/></text:span><text:span text:style-name="T12">desc</text:span><text:span text:style-name="T8">.getAt(</text:span><text:span text:style-name="T25">"1506410000"</text:span><text:span text:style-name="T8">),</text:span><text:line-break/><text:span text:style-name="T8"> <text:s text:c="19"/></text:span><text:span text:style-name="T12">desc</text:span><text:span text:style-name="T8">.getAt(</text:span><text:span text:style-name="T25">"1506410282"</text:span><text:span text:style-name="T8">),</text:span><text:line-break/><text:span text:style-name="T8"> <text:s text:c="19"/>regions.get(</text:span><text:span text:style-name="T12">desc</text:span><text:span text:style-name="T8">.getAt(</text:span><text:span text:style-name="T25">"1506923461"</text:span><text:span text:style-name="T8">)),</text:span><text:line-break/><text:span text:style-name="T8"> <text:s text:c="19"/></text:span><text:span text:style-name="T12">desc</text:span><text:span text:style-name="T8">.getAt(</text:span><text:span text:style-name="T25">"1506223120"</text:span><text:span text:style-name="T8">),</text:span><text:line-break/><text:span text:style-name="T8"> <text:s text:c="19"/>partners.get(</text:span><text:span text:style-name="T12">desc</text:span><text:span text:style-name="T8">.getAt(</text:span><text:span text:style-name="T25">"1506910189"</text:span><text:span text:style-name="T8">)),</text:span><text:line-break/><text:span text:style-name="T8"> <text:s text:c="19"/></text:span><text:span text:style-name="T17">typeMap</text:span><text:span text:style-name="T8">.get(</text:span><text:span text:style-name="T12">desc</text:span><text:span text:style-name="T8">.getAt(</text:span><text:span text:style-name="T25">"1506310181"</text:span><text:span text:style-name="T8">)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7"/>printHtml(</text:span><text:span text:style-name="T25">"Описания экскурсий"</text:span><text:span text:style-name="T8">, text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4task1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3">long </text:span><text:span text:style-name="T12">time </text:span><text:span text:style-name="T8">= </text:span><text:span text:style-name="T21">100000000L</text:span><text:span text:style-name="T8">;</text:span><text:line-break/><text:span text:style-name="T8"> <text:s text:c="7"/></text:span><text:span text:style-name="T3">int </text:span><text:span text:style-name="T12">expire </text:span><text:span text:style-name="T8">= </text:span><text:span text:style-name="T21">180</text:span><text:span text:style-name="T8">;</text:span><text:line-break/><text:span text:style-name="T8"> <text:s text:c="7"/></text:span><text:span text:style-name="T12">String</text:span><text:span text:style-name="T8">[] </text:span><text:span text:style-name="T12">types </text:span><text:span text:style-name="T8">= </text:span><text:span text:style-name="T3">new </text:span><text:span text:style-name="T8">String[]{</text:span><text:span text:style-name="T25">"С"</text:span><text:span text:style-name="T8">, </text:span><text:span text:style-name="T25">"БНС"</text:span><text:span text:style-name="T8">, </text:span><text:span text:style-name="T25">"НС"</text:span><text:span text:style-name="T8">};</text:span><text:line-break/><text:span text:style-name="T8"> <text:s text:c="7"/></text:span><text:span text:style-name="T12">String costId </text:span><text:span text:style-name="T8">= </text:span><text:span text:style-name="T12">Util</text:span><text:span text:style-name="T8">.</text:span><text:span text:style-name="T9">s2s</text:span><text:span text:style-name="T8">(</text:span><text:span text:style-name="T17">request</text:span><text:span text:style-name="T8">.getParameter(</text:span><text:span text:style-name="T25">"id"</text:span><text:span text:style-name="T8">));</text:span><text:line-break/><text:span text:style-name="T8"> <text:s text:c="7"/></text:span><text:span text:style-name="T12">String </text:span><text:span text:style-name="T8">foundOrCreated = </text:span><text:span text:style-name="T3">null</text:span><text:span text:style-name="T8">;</text:span><text:line-break/><text:span text:style-name="T8"> <text:s text:c="7"/></text:span><text:span text:style-name="T12">Obb </text:span><text:span text:style-name="T8">ob = </text:span><text:span text:style-name="T3">null</text:span><text:span text:style-name="T8">;</text:span><text:line-break/><text:span text:style-name="T8"> <text:s text:c="7"/></text:span><text:span text:style-name="T3">if</text:span><text:span text:style-name="T8">(!</text:span><text:span text:style-name="T12">costId</text:span><text:span text:style-name="T8">.equals(</text:span><text:span text:style-name="T25">""</text:span><text:span text:style-name="T8">)) {</text:span><text:line-break/><text:span text:style-name="T8"> <text:s text:c="11"/>ob = </text:span><text:span text:style-name="T12">Ob0</text:span><text:span text:style-name="T8">.</text:span><text:span text:style-name="T9">fromBytes</text:span><text:span text:style-name="T8">(</text:span><text:span text:style-name="T12">Ob3</text:span><text:span text:style-name="T8">.</text:span><text:span text:style-name="T9">get</text:span><text:span text:style-name="T8">(</text:span><text:span text:style-name="T17">mains</text:span><text:span text:style-name="T8">, </text:span><text:span text:style-name="T17">redi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costId</text:span><text:span text:style-name="T8">).getBytes()));</text:span><text:line-break/><text:span text:style-name="T8"> <text:s text:c="11"/></text:span><text:span text:style-name="T3">if</text:span><text:span text:style-name="T8">(ob == </text:span><text:span text:style-name="T3">null</text:span><text:span text:style-name="T8">) {</text:span><text:line-break/><text:span text:style-name="T8"> <text:s text:c="15"/>ob = </text:span><text:span text:style-name="T12">Ob0</text:span><text:span text:style-name="T8">.</text:span><text:span text:style-name="T9">getOb</text:span><text:span text:style-name="T8">(</text:span><text:span text:style-name="T17">mains</text:span><text:span text:style-name="T8">, </text:span><text:span text:style-name="T12">costId</text:span><text:span text:style-name="T8">);</text:span><text:line-break/><text:span text:style-name="T8"> <text:s text:c="15"/></text:span><text:span text:style-name="T3">if</text:span><text:span text:style-name="T8">(ob == </text:span><text:span text:style-name="T3">null</text:span><text:span text:style-name="T8">) {</text:span><text:line-break/><text:span text:style-name="T8"> <text:s text:c="19"/>foundOrCreated = </text:span><text:span text:style-name="T25">"&lt;div style=</text:span><text:span text:style-name="T31">\"</text:span><text:span text:style-name="T25">text-align:center;color:red;</text:span><text:span text:style-name="T31">\"</text:span><text:span text:style-name="T25">&gt;" </text:span><text:span text:style-name="T8">+</text:span><text:line-break/><text:span text:style-name="T8"> <text:s text:c="27"/></text:span><text:span text:style-name="T25">"Искомый объект не существует в базе PostgreSQL&lt;/div&gt;"</text:span><text:span text:style-name="T8">;</text:span><text:line-break/><text:span text:style-name="T8"> <text:s text:c="15"/>} </text:span><text:span text:style-name="T3">else </text:span><text:span text:style-name="T8">{</text:span><text:line-break/><text:span text:style-name="T8"> <text:s text:c="19"/></text:span><text:span text:style-name="T12">Ob3</text:span><text:span text:style-name="T8">.</text:span><text:span text:style-name="T9">puts</text:span><text:span text:style-name="T8">(</text:span><text:span text:style-name="T17">main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costId</text:span><text:span text:style-name="T8">).getBytes(), </text:span><text:span text:style-name="T12">Ob0</text:span><text:span text:style-name="T8">.</text:span><text:span text:style-name="T9">toBytes</text:span><text:span text:style-name="T8">(ob),</text:span><text:line-break/><text:span text:style-name="T8"> <text:s text:c="27"/></text:span><text:span text:style-name="T12">time</text:span><text:span text:style-name="T8">, </text:span><text:span text:style-name="T3">false</text:span><text:span text:style-name="T8">, </text:span><text:span text:style-name="T12">expire</text:span><text:span text:style-name="T8">, </text:span><text:span text:style-name="T25">""</text:span><text:span text:style-name="T8">);</text:span><text:line-break/><text:span text:style-name="T8"> <text:s text:c="19"/>foundOrCreated = </text:span><text:span text:style-name="T25">"&lt;div style=</text:span><text:span text:style-name="T31">\"</text:span><text:span text:style-name="T25">text-align:center;color:blue;</text:span><text:span text:style-name="T31">\"</text:span><text:span text:style-name="T25">&gt;" </text:span><text:span text:style-name="T8">+</text:span><text:line-break/><text:span text:style-name="T8"> <text:s text:c="27"/></text:span><text:span text:style-name="T25">"Объект изъят из базы PostgreSQL и записан в REDIS&lt;/div&gt;"</text:span><text:span text:style-name="T8">;</text:span><text:line-break/><text:span text:style-name="T8"> <text:s text:c="15"/>}</text:span><text:line-break/><text:span text:style-name="T8"> <text:s text:c="11"/>} </text:span><text:span text:style-name="T3">else </text:span><text:span text:style-name="T8">{</text:span><text:line-break/><text:span text:style-name="T8"> <text:s text:c="15"/>foundOrCreated = </text:span><text:span text:style-name="T25">"&lt;div style=</text:span><text:span text:style-name="T31">\"</text:span><text:span text:style-name="T25">text-align:center;color:green;</text:span><text:span text:style-name="T31">\"</text:span><text:span text:style-name="T25">&gt;Объект найден&lt;/div&gt;"</text:span><text:span text:style-name="T8">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12">String text </text:span><text:span text:style-name="T8">= </text:span><text:span text:style-name="T12">String</text:span><text:span text:style-name="T8">.</text:span><text:span text:style-name="T9">format</text:span><text:span text:style-name="T8">(</text:span><text:span text:style-name="T25">"&lt;form method=</text:span><text:span text:style-name="T31">\"</text:span><text:span text:style-name="T25">ge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" </text:span><text:span text:style-name="T8">+</text:span><text:line-break/><text:span text:style-name="T8"> <text:s text:c="15"/></text:span><text:span text:style-name="T25">"ID 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id</text:span><text:span text:style-name="T31">\"</text:span><text:span text:style-name="T25"> value=</text:span><text:span text:style-name="T31">\"</text:span><text:span text:style-name="T25">%s</text:span><text:span text:style-name="T31">\"</text:span><text:span text:style-name="T25">&gt; 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Найти</text:span><text:span text:style-name="T31">\"</text:span><text:span text:style-name="T25">&gt;" </text:span><text:span text:style-name="T8">+</text:span><text:line-break/><text:span text:style-name="T8"> <text:s text:c="15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9</text:span><text:span text:style-name="T31">\"</text:span><text:span text:style-name="T25">&gt;" </text:span><text:span text:style-name="T8">+</text:span><text:line-break/><text:span text:style-name="T8"> <text:s text:c="15"/></text:span><text:span text:style-name="T25">"&lt;/form&gt;%s%s"</text:span><text:span text:style-name="T8">, </text:span><text:span text:style-name="T12">costId</text:span><text:span text:style-name="T8">, foundOrCreated == </text:span><text:span text:style-name="T3">null </text:span><text:span text:style-name="T8">? </text:span><text:span text:style-name="T25">"" </text:span><text:span text:style-name="T8">: foundOrCreated, ob == </text:span><text:span text:style-name="T3">null </text:span><text:span text:style-name="T8">? </text:span><text:soft-page-break/><text:span text:style-name="T25">"" </text:span><text:span text:style-name="T8">:</text:span><text:line-break/><text:span text:style-name="T8"> <text:s text:c="15"/></text:span><text:span text:style-name="T12">String</text:span><text:span text:style-name="T8">.</text:span><text:span text:style-name="T9">format</text:span><text:span text:style-name="T8">(</text:span><text:span text:style-name="T25">"&lt;table class=</text:span><text:span text:style-name="T31">\"</text:span><text:span text:style-name="T25">data</text:span><text:span text:style-name="T31">\"</text:span><text:span text:style-name="T25">&gt;" </text:span><text:span text:style-name="T8">+</text:span><text:line-break/><text:span text:style-name="T8"> <text:s text:c="31"/></text:span><text:span text:style-name="T25">"&lt;tr&gt;&lt;td&gt;Название&lt;/td&gt;&lt;td&gt;ID номера&lt;/td&gt;&lt;td&gt;Тип стоимости&lt;/td&gt;&lt;/tr&gt;" </text:span><text:span text:style-name="T8">+</text:span><text:line-break/><text:span text:style-name="T8"> <text:s text:c="31"/></text:span><text:span text:style-name="T25">"&lt;tr&gt;&lt;td&gt;%s&lt;/td&gt;&lt;td&gt;%s&lt;/td&gt;&lt;td&gt;%s&lt;/td&gt;&lt;/tr&gt;" </text:span><text:span text:style-name="T8">+</text:span><text:line-break/><text:span text:style-name="T8"> <text:s text:c="31"/></text:span><text:span text:style-name="T25">"&lt;/table&gt;"</text:span><text:span text:style-name="T8">,</text:span><text:line-break/><text:span text:style-name="T8"> <text:s text:c="23"/>ob.getAt(</text:span><text:span text:style-name="T21">1000348</text:span><text:span text:style-name="T8">),</text:span><text:line-break/><text:span text:style-name="T8"> <text:s text:c="23"/>ob.getAt(</text:span><text:span text:style-name="T21">1000350</text:span><text:span text:style-name="T8">),</text:span><text:line-break/><text:span text:style-name="T8"> <text:s text:c="23"/></text:span><text:span text:style-name="T12">types</text:span><text:span text:style-name="T8">[</text:span><text:span text:style-name="T12">Integer</text:span><text:span text:style-name="T8">.</text:span><text:span text:style-name="T9">parseInt</text:span><text:span text:style-name="T8">(ob.getAt(</text:span><text:span text:style-name="T21">1046222729</text:span><text:span text:style-name="T8">))]));</text:span><text:line-break/><text:span text:style-name="T8"> <text:s text:c="7"/>printHtml(</text:span><text:span text:style-name="T25">"Redis - Один"</text:span><text:span text:style-name="T8">, </text:span><text:span text:style-name="T12">text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4task2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3">long </text:span><text:span text:style-name="T12">time </text:span><text:span text:style-name="T8">= </text:span><text:span text:style-name="T21">100000000L</text:span><text:span text:style-name="T8">;</text:span><text:line-break/><text:span text:style-name="T8"> <text:s text:c="7"/></text:span><text:span text:style-name="T3">int </text:span><text:span text:style-name="T12">expire </text:span><text:span text:style-name="T8">= </text:span><text:span text:style-name="T21">1</text:span><text:span text:style-name="T8">;</text:span><text:line-break/><text:span text:style-name="T8"> <text:s text:c="7"/></text:span><text:span text:style-name="T12">String </text:span><text:span text:style-name="T8">action = </text:span><text:span text:style-name="T17">request</text:span><text:span text:style-name="T8">.getParameter(</text:span><text:span text:style-name="T25">"action"</text:span><text:span text:style-name="T8">);</text:span><text:line-break/><text:span text:style-name="T8"> <text:s text:c="7"/>action = action == </text:span><text:span text:style-name="T3">null </text:span><text:span text:style-name="T8">|| action.equals(</text:span><text:span text:style-name="T25">""</text:span><text:span text:style-name="T8">) ? </text:span><text:span text:style-name="T25">"find" </text:span><text:span text:style-name="T8">: action;</text:span><text:line-break/><text:span text:style-name="T8"> <text:s text:c="7"/></text:span><text:span text:style-name="T12">String key </text:span><text:span text:style-name="T8">= </text:span><text:span text:style-name="T12">Util</text:span><text:span text:style-name="T8">.</text:span><text:span text:style-name="T9">s2s</text:span><text:span text:style-name="T8">(</text:span><text:span text:style-name="T17">request</text:span><text:span text:style-name="T8">.getParameter(</text:span><text:span text:style-name="T25">"key"</text:span><text:span text:style-name="T8">));</text:span><text:line-break/><text:span text:style-name="T8"> <text:s text:c="7"/></text:span><text:span text:style-name="T12">String </text:span><text:span text:style-name="T8">value = </text:span><text:span text:style-name="T3">null</text:span><text:span text:style-name="T8">;</text:span><text:line-break/><text:span text:style-name="T8"> <text:s text:c="7"/></text:span><text:span text:style-name="T3">if</text:span><text:span text:style-name="T8">(action.equals(</text:span><text:span text:style-name="T25">"find"</text:span><text:span text:style-name="T8">) &amp;&amp; !</text:span><text:span text:style-name="T12">key</text:span><text:span text:style-name="T8">.equals(</text:span><text:span text:style-name="T25">""</text:span><text:span text:style-name="T8">)) {</text:span><text:line-break/><text:span text:style-name="T8"> <text:s text:c="11"/></text:span><text:span text:style-name="T3">byte</text:span><text:span text:style-name="T8">[] </text:span><text:span text:style-name="T12">bytes </text:span><text:span text:style-name="T8">= </text:span><text:span text:style-name="T12">Ob3</text:span><text:span text:style-name="T8">.</text:span><text:span text:style-name="T9">get</text:span><text:span text:style-name="T8">(</text:span><text:span text:style-name="T17">mains</text:span><text:span text:style-name="T8">, </text:span><text:span text:style-name="T17">redi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key</text:span><text:span text:style-name="T8">).getBytes());</text:span><text:line-break/><text:span text:style-name="T8"> <text:s text:c="11"/>value = </text:span><text:span text:style-name="T12">bytes </text:span><text:span text:style-name="T8">== </text:span><text:span text:style-name="T3">null </text:span><text:span text:style-name="T8">? </text:span><text:span text:style-name="T25">"" </text:span><text:span text:style-name="T8">: </text:span><text:span text:style-name="T3">new </text:span><text:span text:style-name="T8">String(</text:span><text:span text:style-name="T12">bytes</text:span><text:span text:style-name="T8">, </text:span><text:span text:style-name="T12">StandardCharsets</text:span><text:span text:style-name="T8">.</text:span><text:span text:style-name="T18">UTF_8</text:span><text:span text:style-name="T8">);</text:span><text:line-break/><text:span text:style-name="T8"> <text:s text:c="7"/>} </text:span><text:span text:style-name="T3">else if </text:span><text:span text:style-name="T8">(action.equals(</text:span><text:span text:style-name="T25">"create"</text:span><text:span text:style-name="T8">)) {</text:span><text:line-break/><text:span text:style-name="T8"> <text:s text:c="11"/>value = </text:span><text:span text:style-name="T17">request</text:span><text:span text:style-name="T8">.getParameter(</text:span><text:span text:style-name="T25">"value"</text:span><text:span text:style-name="T8">);</text:span><text:line-break/><text:span text:style-name="T8"> <text:s text:c="11"/></text:span><text:span text:style-name="T12">Ob3</text:span><text:span text:style-name="T8">.</text:span><text:span text:style-name="T9">puts</text:span><text:span text:style-name="T8">(</text:span><text:span text:style-name="T17">main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key</text:span><text:span text:style-name="T8">).getBytes(), value.getBytes());</text:span><text:line-break/><text:span text:style-name="T8"> <text:s text:c="7"/>} </text:span><text:span text:style-name="T3">else if </text:span><text:span text:style-name="T8">(action.equals(</text:span><text:span text:style-name="T25">"delete"</text:span><text:span text:style-name="T8">)) {</text:span><text:line-break/><text:span text:style-name="T8"> <text:s text:c="11"/></text:span><text:span text:style-name="T37">//Ob3.del(mains, redis, prefix + key, redis);</text:span><text:line-break/><text:span text:style-name="T37"> <text:s text:c="11"/></text:span><text:span text:style-name="T3">byte</text:span><text:span text:style-name="T8">[] </text:span><text:span text:style-name="T12">bytes </text:span><text:span text:style-name="T8">= </text:span><text:span text:style-name="T12">Ob3</text:span><text:span text:style-name="T8">.</text:span><text:span text:style-name="T9">get</text:span><text:span text:style-name="T8">(</text:span><text:span text:style-name="T17">mains</text:span><text:span text:style-name="T8">, </text:span><text:span text:style-name="T17">redi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key</text:span><text:span text:style-name="T8">).getBytes());</text:span><text:line-break/><text:span text:style-name="T8"> <text:s text:c="11"/>value = </text:span><text:span text:style-name="T12">bytes </text:span><text:span text:style-name="T8">== </text:span><text:span text:style-name="T3">null </text:span><text:span text:style-name="T8">? </text:span><text:span text:style-name="T25">"" </text:span><text:span text:style-name="T8">: </text:span><text:span text:style-name="T3">new </text:span><text:span text:style-name="T8">String(</text:span><text:span text:style-name="T12">bytes</text:span><text:span text:style-name="T8">, </text:span><text:span text:style-name="T12">StandardCharsets</text:span><text:span text:style-name="T8">.</text:span><text:span text:style-name="T18">UTF_8</text:span><text:span text:style-name="T8">);</text:span><text:line-break/><text:span text:style-name="T8"> <text:s text:c="11"/></text:span><text:span text:style-name="T12">Ob3</text:span><text:span text:style-name="T8">.</text:span><text:span text:style-name="T9">puts</text:span><text:span text:style-name="T8">(</text:span><text:span text:style-name="T17">main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key</text:span><text:span text:style-name="T8">).getBytes(), </text:span><text:span text:style-name="T25">""</text:span><text:span text:style-name="T8">.getBytes(),</text:span><text:line-break/><text:span text:style-name="T8"> <text:s text:c="19"/></text:span><text:span text:style-name="T12">time</text:span><text:span text:style-name="T8">, </text:span><text:span text:style-name="T3">false</text:span><text:span text:style-name="T8">, </text:span><text:span text:style-name="T12">expire</text:span><text:span text:style-name="T8">, </text:span><text:span text:style-name="T25">""</text:span><text:span text:style-name="T8">);</text:span><text:line-break/><text:span text:style-name="T8"> <text:s text:c="7"/>}</text:span><text:line-break/><text:span text:style-name="T8"> <text:s text:c="7"/></text:span><text:span text:style-name="T12">String text </text:span><text:span text:style-name="T8">= </text:span><text:span text:style-name="T12">String</text:span><text:span text:style-name="T8">.</text:span><text:span text:style-name="T9">format</text:span><text:span text:style-name="T8">(</text:span><text:span text:style-name="T25">"&lt;form method=</text:span><text:span text:style-name="T31">\"</text:span><text:span text:style-name="T25">ge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&lt;table class=</text:span><text:span text:style-name="T31">\"</text:span><text:span text:style-name="T25">form</text:span><text:span text:style-name="T31">\"</text:span><text:span text:style-name="T25">&gt;" </text:span><text:span text:style-name="T8">+</text:span><text:line-break/><text:span text:style-name="T8"> <text:s text:c="23"/></text:span><text:span text:style-name="T25">"&lt;tr&gt;&lt;td&gt;Ключ&lt;/td&gt;&lt;td&gt;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key</text:span><text:span text:style-name="T31">\"</text:span><text:span text:style-name="T25">&gt;&lt;/td&gt;&lt;/tr&gt;" </text:span><text:span text:style-name="T8">+</text:span><text:line-break/><text:span text:style-name="T8"> <text:s text:c="23"/></text:span><text:span text:style-name="T25">"&lt;tr&gt;&lt;td&gt;Значение&lt;/td&gt;&lt;td&gt;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value</text:span><text:span text:style-name="T31">\"</text:span><text:span text:style-name="T25">&gt;&lt;/td&gt;&lt;/tr&gt;" </text:span><text:span text:style-name="T8">+</text:span><text:line-break/><text:span text:style-name="T8"> <text:s text:c="23"/></text:span><text:span text:style-name="T25">"&lt;/table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Создать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10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action</text:span><text:span text:style-name="T31">\"</text:span><text:span text:style-name="T25"> value=</text:span><text:span text:style-name="T31">\"</text:span><text:span text:style-name="T25">create</text:span><text:span text:style-name="T31">\"</text:span><text:span text:style-name="T25">&gt;" </text:span><text:span text:style-name="T8">+</text:span><text:line-break/><text:span text:style-name="T8"> <text:s text:c="23"/></text:span><text:span text:style-name="T25">"&lt;/form&gt;%s" </text:span><text:span text:style-name="T8">+</text:span><text:line-break/><text:span text:style-name="T8"> <text:s text:c="23"/></text:span><text:span text:style-name="T25">"&lt;form method=</text:span><text:span text:style-name="T31">\"</text:span><text:span text:style-name="T25">ge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" </text:span><text:span text:style-name="T8">+</text:span><text:line-break/><text:span text:style-name="T8"> <text:s text:c="23"/></text:span><text:span text:style-name="T25">"Ключ 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key</text:span><text:span text:style-name="T31">\"</text:span><text:span text:style-name="T25">&gt; 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Найти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10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action</text:span><text:span text:style-name="T31">\"</text:span><text:span text:style-name="T25"> value=</text:span><text:span text:style-name="T31">\"</text:span><text:span text:style-name="T25">find</text:span><text:span text:style-name="T31">\"</text:span><text:span text:style-name="T25">&gt;" </text:span><text:span text:style-name="T8">+</text:span><text:line-break/><text:span text:style-name="T8"> <text:s text:c="23"/></text:span><text:span text:style-name="T25">"&lt;/form&gt;%s" </text:span><text:span text:style-name="T8">+</text:span><text:line-break/><text:span text:style-name="T8"> <text:s text:c="23"/></text:span><text:span text:style-name="T25">"&lt;form method=</text:span><text:span text:style-name="T31">\"</text:span><text:span text:style-name="T25">ge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" </text:span><text:span text:style-name="T8">+</text:span><text:line-break/><text:span text:style-name="T8"> <text:s text:c="23"/></text:span><text:span text:style-name="T25">"Ключ 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key</text:span><text:span text:style-name="T31">\"</text:span><text:span text:style-name="T25">&gt; 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Удалить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10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action</text:span><text:span text:style-name="T31">\"</text:span><text:span text:style-name="T25"> value=</text:span><text:span text:style-name="T31">\"</text:span><text:span text:style-name="T25">delete</text:span><text:span text:style-name="T31">\"</text:span><text:span text:style-name="T25">&gt;" </text:span><text:span text:style-name="T8">+</text:span><text:line-break/><text:span text:style-name="T8"> <text:s text:c="23"/></text:span><text:span text:style-name="T25">"&lt;/form&gt;%s"</text:span><text:span text:style-name="T8">,</text:span><text:line-break/><text:span text:style-name="T8"> <text:s text:c="15"/>action.equals(</text:span><text:span text:style-name="T25">"create"</text:span><text:span text:style-name="T8">) ? </text:span><text:span text:style-name="T25">"&lt;p style=</text:span><text:span text:style-name="T31">\"</text:span><text:span text:style-name="T25">text-align:center;color:green</text:span><text:span text:style-name="T31">\"</text:span><text:span text:style-name="T25">&gt;[" </text:span><text:span text:style-name="T8">+</text:span><text:line-break/><text:span text:style-name="T8"> <text:s text:c="23"/></text:span><text:span text:style-name="T12">key </text:span><text:span text:style-name="T8">+ </text:span><text:span text:style-name="T25">" : " </text:span><text:span text:style-name="T8">+ value + </text:span><text:span text:style-name="T25">"] создано&lt;/p&gt;" </text:span><text:span text:style-name="T8">: </text:span><text:span text:style-name="T25">"&lt;br&gt;"</text:span><text:span text:style-name="T8">,</text:span><text:line-break/><text:span text:style-name="T8"> <text:s text:c="15"/>!</text:span><text:span text:style-name="T12">key</text:span><text:span text:style-name="T8">.equals(</text:span><text:span text:style-name="T25">""</text:span><text:span text:style-name="T8">) &amp;&amp; action.equals(</text:span><text:span text:style-name="T25">"find"</text:span><text:span text:style-name="T8">) ?</text:span><text:line-break/><text:span text:style-name="T8"> <text:s text:c="23"/>!value.equals(</text:span><text:span text:style-name="T25">""</text:span><text:span text:style-name="T8">)</text:span><text:line-break/><text:span text:style-name="T8"> <text:s text:c="31"/>? </text:span><text:span text:style-name="T25">"&lt;p style=</text:span><text:span text:style-name="T31">\"</text:span><text:span text:style-name="T25">text-align:center;color:green</text:span><text:span text:style-name="T31">\"</text:span><text:span text:style-name="T25">&gt;["</text:span><text:line-break/><text:span text:style-name="T25"> <text:s text:c="31"/></text:span><text:span text:style-name="T8">+ </text:span><text:span text:style-name="T12">key </text:span><text:span text:style-name="T8">+ </text:span><text:span text:style-name="T25">" : " </text:span><text:span text:style-name="T8">+ value + </text:span><text:span text:style-name="T25">"]&lt;/p&gt;"</text:span><text:line-break/><text:span text:style-name="T25"> <text:s text:c="31"/></text:span><text:span text:style-name="T8">: </text:span><text:span text:style-name="T25">"&lt;p style=</text:span><text:span text:style-name="T31">\"</text:span><text:span text:style-name="T25">text-align:center;color:red</text:span><text:span text:style-name="T31">\"</text:span><text:span text:style-name="T25">&gt;Объект с ключом "</text:span><text:line-break/><text:span text:style-name="T25"> <text:s text:c="31"/></text:span><text:span text:style-name="T8">+ </text:span><text:span text:style-name="T12">key </text:span><text:span text:style-name="T8">+ </text:span><text:span text:style-name="T25">" не найден.&lt;/p&gt;"</text:span><text:line-break/><text:soft-page-break/><text:span text:style-name="T25"> <text:s text:c="23"/></text:span><text:span text:style-name="T8">: </text:span><text:span text:style-name="T25">"&lt;br&gt;"</text:span><text:span text:style-name="T8">,</text:span><text:line-break/><text:span text:style-name="T8"> <text:s text:c="15"/>action.equals(</text:span><text:span text:style-name="T25">"delete"</text:span><text:span text:style-name="T8">)</text:span><text:line-break/><text:span text:style-name="T8"> <text:s text:c="23"/>? !value.equals(</text:span><text:span text:style-name="T25">""</text:span><text:span text:style-name="T8">)</text:span><text:line-break/><text:span text:style-name="T8"> <text:s text:c="23"/>? </text:span><text:span text:style-name="T25">"&lt;p style=</text:span><text:span text:style-name="T31">\"</text:span><text:span text:style-name="T25">text-align:center;color:green</text:span><text:span text:style-name="T31">\"</text:span><text:span text:style-name="T25">&gt;["</text:span><text:line-break/><text:span text:style-name="T25"> <text:s text:c="23"/></text:span><text:span text:style-name="T8">+ </text:span><text:span text:style-name="T12">key </text:span><text:span text:style-name="T8">+ </text:span><text:span text:style-name="T25">"] удален&lt;/p&gt;"</text:span><text:line-break/><text:span text:style-name="T25"> <text:s text:c="23"/></text:span><text:span text:style-name="T8">: </text:span><text:span text:style-name="T25">"&lt;p style=</text:span><text:span text:style-name="T31">\"</text:span><text:span text:style-name="T25">text-align:center;color:red</text:span><text:span text:style-name="T31">\"</text:span><text:span text:style-name="T25">&gt;Объект с ключом "</text:span><text:line-break/><text:span text:style-name="T25"> <text:s text:c="23"/></text:span><text:span text:style-name="T8">+ </text:span><text:span text:style-name="T12">key </text:span><text:span text:style-name="T8">+ </text:span><text:span text:style-name="T25">" не найден.&lt;/p&gt;"</text:span><text:line-break/><text:span text:style-name="T25"> <text:s text:c="23"/></text:span><text:span text:style-name="T8">: </text:span><text:span text:style-name="T25">"&lt;br&gt;"</text:span><text:span text:style-name="T8">);</text:span><text:line-break/><text:span text:style-name="T8"> <text:s text:c="7"/>printHtml(</text:span><text:span text:style-name="T25">"Redis - Два"</text:span><text:span text:style-name="T8">, </text:span><text:span text:style-name="T12">text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4task3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</text:span><text:span text:style-name="T8">[] </text:span><text:span text:style-name="T12">ob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Ob0</text:span><text:span text:style-name="T8">.</text:span><text:span text:style-name="T9">createFilter</text:span><text:span text:style-name="T8">(</text:span><text:span text:style-name="T21">36</text:span><text:span text:style-name="T8">)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List</text:span><text:span text:style-name="T8">&lt;</text:span><text:span text:style-name="T12">String</text:span><text:span text:style-name="T8">&gt; </text:span><text:span text:style-name="T12">result </text:span><text:span text:style-name="T8">= </text:span><text:span text:style-name="T3">new </text:span><text:span text:style-name="T8">ArrayList&lt;&gt;(</text:span><text:span text:style-name="T12">obs</text:span><text:span text:style-name="T8">.</text:span><text:span text:style-name="T17">length</text:span><text:span text:style-name="T8">);</text:span><text:line-break/><text:span text:style-name="T8"> <text:s text:c="7"/></text:span><text:span text:style-name="T12">String </text:span><text:span text:style-name="T8">action = </text:span><text:span text:style-name="T12">Util</text:span><text:span text:style-name="T8">.</text:span><text:span text:style-name="T9">s2s</text:span><text:span text:style-name="T8">(</text:span><text:span text:style-name="T17">request</text:span><text:span text:style-name="T8">.getParameter(</text:span><text:span text:style-name="T25">"action"</text:span><text:span text:style-name="T8">));</text:span><text:line-break/><text:span text:style-name="T8"> <text:s text:c="7"/>action = action.equals(</text:span><text:span text:style-name="T25">""</text:span><text:span text:style-name="T8">) ? </text:span><text:span text:style-name="T25">"postgre" </text:span><text:span text:style-name="T8">: action;</text:span><text:line-break/><text:span text:style-name="T8"> <text:s text:c="7"/></text:span><text:span text:style-name="T3">long </text:span><text:span text:style-name="T8">time = -</text:span><text:span text:style-name="T21">1</text:span><text:span text:style-name="T8">;</text:span><text:line-break/><text:span text:style-name="T8"> <text:s text:c="7"/></text:span><text:span text:style-name="T3">if</text:span><text:span text:style-name="T8">(action.equals(</text:span><text:span text:style-name="T25">"postgre"</text:span><text:span text:style-name="T8">)) {</text:span><text:line-break/><text:span text:style-name="T8"> <text:s text:c="11"/>time = catchTime(() -&gt; {</text:span><text:line-break/><text:span text:style-name="T8"> <text:s text:c="15"/></text:span><text:span text:style-name="T3">for</text:span><text:span text:style-name="T8">(</text:span><text:span text:style-name="T12">Obb ob </text:span><text:span text:style-name="T8">: </text:span><text:span text:style-name="T34">obs</text:span><text:span text:style-name="T8">) {</text:span><text:line-break/><text:span text:style-name="T8"> <text:s text:c="19"/></text:span><text:span text:style-name="T34">result</text:span><text:span text:style-name="T8">.add(</text:span><text:span text:style-name="T12">Ob0</text:span><text:span text:style-name="T8">.</text:span><text:span text:style-name="T9">getOb</text:span><text:span text:style-name="T8">(</text:span><text:span text:style-name="T17">mains</text:span><text:span text:style-name="T8">, </text:span><text:span text:style-name="T12">ob</text:span><text:span text:style-name="T8">.</text:span><text:span text:style-name="T17">id</text:span><text:span text:style-name="T8">).</text:span><text:span text:style-name="T17">id</text:span><text:span text:style-name="T8">);</text:span><text:line-break/><text:span text:style-name="T8"> <text:s text:c="15"/>}</text:span><text:line-break/><text:span text:style-name="T8"> <text:s text:c="11"/>});</text:span><text:line-break/><text:span text:style-name="T8"> <text:s text:c="7"/>} </text:span><text:span text:style-name="T3">else if</text:span><text:span text:style-name="T8">(action.equals(</text:span><text:span text:style-name="T25">"redis"</text:span><text:span text:style-name="T8">)) {</text:span><text:line-break/><text:span text:style-name="T8"> <text:s text:c="11"/>time = catchTime(() -&gt; {</text:span><text:line-break/><text:span text:style-name="T8"> <text:s text:c="15"/></text:span><text:span text:style-name="T3">for</text:span><text:span text:style-name="T8">(</text:span><text:span text:style-name="T12">Obb ob </text:span><text:span text:style-name="T8">: </text:span><text:span text:style-name="T34">obs</text:span><text:span text:style-name="T8">) {</text:span><text:line-break/><text:span text:style-name="T8"> <text:s text:c="19"/></text:span><text:span text:style-name="T12">Obb temp </text:span><text:span text:style-name="T8">= </text:span><text:span text:style-name="T12">Ob0</text:span><text:span text:style-name="T8">.</text:span><text:span text:style-name="T9">fromBytes</text:span><text:span text:style-name="T8">(</text:span><text:span text:style-name="T12">Ob3</text:span><text:span text:style-name="T8">.</text:span><text:span text:style-name="T9">get</text:span><text:span text:style-name="T8">(</text:span><text:span text:style-name="T17">mains</text:span><text:span text:style-name="T8">, </text:span><text:span text:style-name="T17">redi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ob</text:span><text:span text:style-name="T8">.</text:span><text:span text:style-name="T17">id</text:span><text:span text:style-name="T8">).getBytes()));</text:span><text:line-break/><text:span text:style-name="T8"> <text:s text:c="19"/></text:span><text:span text:style-name="T3">if</text:span><text:span text:style-name="T8">(</text:span><text:span text:style-name="T12">temp </text:span><text:span text:style-name="T8">!= </text:span><text:span text:style-name="T3">null</text:span><text:span text:style-name="T8">) {</text:span><text:line-break/><text:span text:style-name="T8"> <text:s text:c="23"/></text:span><text:span text:style-name="T34">result</text:span><text:span text:style-name="T8">.add(</text:span><text:span text:style-name="T12">temp</text:span><text:span text:style-name="T8">.</text:span><text:span text:style-name="T17">id</text:span><text:span text:style-name="T8">);</text:span><text:line-break/><text:span text:style-name="T8"> <text:s text:c="19"/>} </text:span><text:span text:style-name="T3">else </text:span><text:span text:style-name="T8">{</text:span><text:line-break/><text:span text:style-name="T8"> <text:s text:c="23"/></text:span><text:span text:style-name="T34">result</text:span><text:span text:style-name="T8">.clear();</text:span><text:line-break/><text:span text:style-name="T8"> <text:s text:c="23"/></text:span><text:span text:style-name="T3">break</text:span><text:span text:style-name="T8">;</text:span><text:line-break/><text:span text:style-name="T8"> <text:s text:c="19"/>}</text:span><text:line-break/><text:span text:style-name="T8"> <text:s text:c="15"/>}</text:span><text:line-break/><text:span text:style-name="T8"> <text:s text:c="11"/>});</text:span><text:line-break/><text:span text:style-name="T8"> <text:s text:c="7"/>} </text:span><text:span text:style-name="T3">else if</text:span><text:span text:style-name="T8">(action.equals(</text:span><text:span text:style-name="T25">"in_redis"</text:span><text:span text:style-name="T8">)) {</text:span><text:line-break/><text:span text:style-name="T8"> <text:s text:c="11"/></text:span><text:span text:style-name="T3">long </text:span><text:span text:style-name="T12">time0 </text:span><text:span text:style-name="T8">= </text:span><text:span text:style-name="T21">1000000000L</text:span><text:span text:style-name="T8">;</text:span><text:line-break/><text:span text:style-name="T8"> <text:s text:c="11"/></text:span><text:span text:style-name="T3">int </text:span><text:span text:style-name="T12">expire </text:span><text:span text:style-name="T8">= </text:span><text:span text:style-name="T21">3600</text:span><text:span text:style-name="T8">;</text:span><text:line-break/><text:span text:style-name="T8"> <text:s text:c="11"/></text:span><text:span text:style-name="T3">for</text:span><text:span text:style-name="T8">(</text:span><text:span text:style-name="T12">Obb ob </text:span><text:span text:style-name="T8">: </text:span><text:span text:style-name="T12">obs</text:span><text:span text:style-name="T8">) {</text:span><text:line-break/><text:span text:style-name="T8"> <text:s text:c="15"/></text:span><text:span text:style-name="T12">Ob3</text:span><text:span text:style-name="T8">.</text:span><text:span text:style-name="T9">puts</text:span><text:span text:style-name="T8">(</text:span><text:span text:style-name="T17">mains</text:span><text:span text:style-name="T8">, </text:span><text:span text:style-name="T17">redis</text:span><text:span text:style-name="T8">, (</text:span><text:span text:style-name="T17">prefix </text:span><text:span text:style-name="T8">+ </text:span><text:span text:style-name="T12">ob</text:span><text:span text:style-name="T8">.</text:span><text:span text:style-name="T17">id</text:span><text:span text:style-name="T8">).getBytes(), </text:span><text:span text:style-name="T12">Ob0</text:span><text:span text:style-name="T8">.</text:span><text:span text:style-name="T9">toBytes</text:span><text:span text:style-name="T8">(</text:span><text:span text:style-name="T12">ob</text:span><text:span text:style-name="T8">),</text:span><text:line-break/><text:span text:style-name="T8"> <text:s text:c="23"/></text:span><text:span text:style-name="T12">time0</text:span><text:span text:style-name="T8">, </text:span><text:span text:style-name="T3">false</text:span><text:span text:style-name="T8">, </text:span><text:span text:style-name="T12">expire</text:span><text:span text:style-name="T8">, </text:span><text:span text:style-name="T25">""</text:span><text:span text:style-name="T8">);</text:span><text:line-break/><text:span text:style-name="T8"> <text:s text:c="11"/>}</text:span><text:line-break/><text:span text:style-name="T8"> <text:s text:c="7"/>} </text:span><text:span text:style-name="T3">else </text:span><text:span text:style-name="T8">{</text:span><text:line-break/><text:span text:style-name="T8"> <text:s text:c="11"/></text:span><text:span text:style-name="T3">throw new </text:span><text:span text:style-name="T8">Exception(</text:span><text:span text:style-name="T25">"Плохой аргумент"</text:span><text:span text:style-name="T8">);</text:span><text:line-break/><text:span text:style-name="T8"> <text:s text:c="7"/>}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12">text</text:span><text:span text:style-name="T8">.append(</text:span><text:span text:style-name="T25">"&lt;div style=</text:span><text:span text:style-name="T31">\"</text:span><text:span text:style-name="T25">text-align:center;</text:span><text:span text:style-name="T31">\"</text:span><text:span text:style-name="T25">&gt;&lt;p&gt;" </text:span><text:span text:style-name="T8">+</text:span><text:line-break/><text:span text:style-name="T8"> <text:s text:c="15"/></text:span><text:span text:style-name="T25">"&lt;a href=</text:span><text:span text:style-name="T31">\"</text:span><text:span text:style-name="T25">?task=11&amp;action=postgre</text:span><text:span text:style-name="T31">\"</text:span><text:span text:style-name="T25">&gt;Выбрать из PostgreSQL&lt;/a&gt; | " </text:span><text:span text:style-name="T8">+</text:span><text:line-break/><text:span text:style-name="T8"> <text:s text:c="15"/></text:span><text:span text:style-name="T25">"&lt;a href=</text:span><text:span text:style-name="T31">\"</text:span><text:span text:style-name="T25">?task=11&amp;action=redis</text:span><text:span text:style-name="T31">\"</text:span><text:span text:style-name="T25">&gt;Выбрать из Redis&lt;/a&gt; | " </text:span><text:span text:style-name="T8">+</text:span><text:line-break/><text:span text:style-name="T8"> <text:s text:c="15"/></text:span><text:span text:style-name="T25">"&lt;a href=</text:span><text:span text:style-name="T31">\"</text:span><text:span text:style-name="T25">?task=11&amp;action=in_redis</text:span><text:span text:style-name="T31">\"</text:span><text:span text:style-name="T25">&gt;Заполнить Redis&lt;/a&gt;&lt;/p&gt;"</text:span><text:span text:style-name="T8">);</text:span><text:line-break/><text:span text:style-name="T8"> <text:s text:c="7"/></text:span><text:span text:style-name="T12">text</text:span><text:span text:style-name="T8">.append(time == -</text:span><text:span text:style-name="T21">1</text:span><text:line-break/><text:span text:style-name="T21"> <text:s text:c="15"/></text:span><text:span text:style-name="T8">? </text:span><text:span text:style-name="T12">String</text:span><text:span text:style-name="T8">.</text:span><text:span text:style-name="T9">format</text:span><text:span text:style-name="T8">(</text:span><text:span text:style-name="T25">"&lt;p style=</text:span><text:span text:style-name="T31">\"</text:span><text:span text:style-name="T25">color:green</text:span><text:span text:style-name="T31">\"</text:span><text:span text:style-name="T25">&gt;%d объектов добавлено в Redis.&lt;/p&gt;"</text:span><text:span text:style-name="T8">,</text:span><text:line-break/><text:span text:style-name="T8"> <text:s text:c="15"/></text:span><text:span text:style-name="T12">obs</text:span><text:span text:style-name="T8">.</text:span><text:span text:style-name="T17">length</text:span><text:span text:style-name="T8">)</text:span><text:line-break/><text:span text:style-name="T8"> <text:s text:c="15"/>: !</text:span><text:span text:style-name="T12">result</text:span><text:span text:style-name="T8">.isEmpty()</text:span><text:line-break/><text:span text:style-name="T8"> <text:s text:c="15"/>? </text:span><text:span text:style-name="T12">String</text:span><text:span text:style-name="T8">.</text:span><text:span text:style-name="T9">format</text:span><text:span text:style-name="T8">(</text:span><text:span text:style-name="T25">"&lt;p&gt;Время выборки из %s: %d мс&lt;/p&gt;"</text:span><text:span text:style-name="T8">,</text:span><text:line-break/><text:span text:style-name="T8"> <text:s text:c="15"/>action.equals(</text:span><text:span text:style-name="T25">"postgre"</text:span><text:span text:style-name="T8">) ? </text:span><text:span text:style-name="T25">"PostgreSQL" </text:span><text:span text:style-name="T8">: </text:span><text:span text:style-name="T25">"Redis"</text:span><text:span text:style-name="T8">, time)</text:span><text:line-break/><text:span text:style-name="T8"> <text:s text:c="15"/>: </text:span><text:span text:style-name="T25">"&lt;h1 style=</text:span><text:span text:style-name="T31">\"</text:span><text:span text:style-name="T25">text-align:center;</text:span><text:span text:style-name="T31">\"</text:span><text:span text:style-name="T25">&gt;" </text:span><text:span text:style-name="T8">+</text:span><text:line-break/><text:span text:style-name="T8"> <text:s text:c="15"/></text:span><text:span text:style-name="T25">"&lt;a href=</text:span><text:span text:style-name="T31">\"</text:span><text:span text:style-name="T25">?task=11&amp;action=in_redis</text:span><text:span text:style-name="T31">\"</text:span><text:span text:style-name="T25">&gt;Заполните&lt;/a&gt; Redis&lt;/h1&gt;"</text:span><text:span text:style-name="T8">);</text:span><text:line-break/><text:span text:style-name="T8"> <text:s text:c="7"/></text:span><text:span text:style-name="T12">text</text:span><text:span text:style-name="T8">.append(</text:span><text:span text:style-name="T25">"&lt;/div&gt;"</text:span><text:span text:style-name="T8">);</text:span><text:line-break/><text:span text:style-name="T8"> <text:s text:c="7"/></text:span><text:span text:style-name="T3">if</text:span><text:span text:style-name="T8">(!</text:span><text:span text:style-name="T12">result</text:span><text:span text:style-name="T8">.isEmpty()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join</text:span><text:span text:style-name="T8">(</text:span><text:span text:style-name="T25">", "</text:span><text:span text:style-name="T8">, </text:span><text:span text:style-name="T12">result</text:span><text:span text:style-name="T8">));</text:span><text:line-break/><text:soft-page-break/><text:span text:style-name="T8"> <text:s text:c="7"/>}</text:span><text:line-break/><text:span text:style-name="T8"> <text:s text:c="7"/>printHtml(</text:span><text:span text:style-name="T25">"Redis - Три"</text:span><text:span text:style-name="T8">, </text:span><text:span text:style-name="T12">text</text:span><text:span text:style-name="T8">.toString());</text:span><text:line-break/><text:span text:style-name="T8"> <text:s text:c="3"/>}</text:span><text:line-break/><text:line-break/><text:span text:style-name="T8"> <text:s text:c="3"/></text:span><text:span text:style-name="T3">public long </text:span><text:span text:style-name="T28">catchTime</text:span><text:span text:style-name="T8">(</text:span><text:span text:style-name="T12">Procedure </text:span><text:span text:style-name="T8">procedure) </text:span><text:span text:style-name="T3">throws </text:span><text:span text:style-name="T12">Exception </text:span><text:span text:style-name="T8">{</text:span><text:line-break/><text:span text:style-name="T8"> <text:s text:c="7"/></text:span><text:span text:style-name="T3">long </text:span><text:span text:style-name="T12">time </text:span><text:span text:style-name="T8">= </text:span><text:span text:style-name="T12">System</text:span><text:span text:style-name="T8">.</text:span><text:span text:style-name="T9">currentTimeMillis</text:span><text:span text:style-name="T8">();</text:span><text:line-break/><text:span text:style-name="T8"> <text:s text:c="7"/>procedure.run();</text:span><text:line-break/><text:span text:style-name="T8"> <text:s text:c="7"/></text:span><text:span text:style-name="T3">return </text:span><text:span text:style-name="T12">System</text:span><text:span text:style-name="T8">.</text:span><text:span text:style-name="T9">currentTimeMillis</text:span><text:span text:style-name="T8">() - </text:span><text:span text:style-name="T12">time</text:span><text:span text:style-name="T8">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4task4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printHtml(</text:span><text:span text:style-name="T25">"Redis - Четыре"</text:span><text:span text:style-name="T8">,</text:span><text:line-break/><text:span text:style-name="T8"> <text:s text:c="15"/></text:span><text:span text:style-name="T25">"&lt;div style=</text:span><text:span text:style-name="T31">\"</text:span><text:span text:style-name="T25">border:1px solid #ccc; width:900px; margin:0px auto; padding:15px;</text:span><text:span text:style-name="T31">\"</text:span><text:span text:style-name="T25">&gt;" </text:span><text:span text:style-name="T8">+</text:span><text:line-break/><text:span text:style-name="T8"> <text:s text:c="23"/></text:span><text:span text:style-name="T25">"Целесообразно применять Redis в: &lt;ul&gt;" </text:span><text:span text:style-name="T8">+</text:span><text:line-break/><text:span text:style-name="T8"> <text:s text:c="23"/></text:span><text:span text:style-name="T25">"&lt;li&gt;онлайн-магазинах для корзины;" </text:span><text:span text:style-name="T8">+</text:span><text:line-break/><text:span text:style-name="T8"> <text:s text:c="23"/></text:span><text:span text:style-name="T25">"&lt;li&gt;онлайн-играх по типу шахмат для хранения ходов и состояния шахматной доски;" </text:span><text:span text:style-name="T8">+</text:span><text:line-break/><text:span text:style-name="T8"> <text:s text:c="23"/></text:span><text:span text:style-name="T25">"&lt;li&gt;программах с видеоконференциями для буферизации видеопотоков;" </text:span><text:span text:style-name="T8">+</text:span><text:line-break/><text:span text:style-name="T8"> <text:s text:c="23"/></text:span><text:span text:style-name="T25">"&lt;li&gt;в общем, применима в тех случаях, когда требуется быстродействие и безопасна возможная" </text:span><text:span text:style-name="T8">+</text:span><text:line-break/><text:span text:style-name="T8"> <text:s text:c="23"/></text:span><text:span text:style-name="T25">" потеря данных в связи с отключением электричества на сервере." </text:span><text:span text:style-name="T8">+</text:span><text:line-break/><text:span text:style-name="T8"> <text:s text:c="23"/></text:span><text:span text:style-name="T25">"&lt;/ul&gt;&lt;/div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5task1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userEMail </text:span><text:span text:style-name="T8">= getUserEMail();</text:span><text:line-break/><text:span text:style-name="T8"> <text:s text:c="7"/></text:span><text:span text:style-name="T12">String tourId </text:span><text:span text:style-name="T8">= </text:span><text:span text:style-name="T17">request</text:span><text:span text:style-name="T8">.getParameter(</text:span><text:span text:style-name="T25">"tour_id"</text:span><text:span text:style-name="T8">);</text:span><text:line-break/><text:span text:style-name="T8"> <text:s text:c="7"/></text:span><text:span text:style-name="T12">String quoteId </text:span><text:span text:style-name="T8">= </text:span><text:span text:style-name="T17">request</text:span><text:span text:style-name="T8">.getParameter(</text:span><text:span text:style-name="T25">"quote_id"</text:span><text:span text:style-name="T8">);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3">new </text:span><text:span text:style-name="T8">StackPager()</text:span><text:line-break/><text:span text:style-name="T8"> <text:s text:c="15"/>.add(() -&gt; </text:span><text:span text:style-name="T3">true</text:span><text:span text:style-name="T8">,</text:span><text:line-break/><text:span text:style-name="T8"> <text:s text:c="23"/>() -&gt; </text:span><text:span text:style-name="T25">"task=13"</text:span><text:span text:style-name="T8">,</text:span><text:line-break/><text:span text:style-name="T8"> <text:s text:c="23"/>() -&gt; </text:span><text:span text:style-name="T25">"Экскурсии"</text:span><text:span text:style-name="T8">,</text:span><text:line-break/><text:span text:style-name="T8"> <text:s text:c="23"/>(</text:span><text:span text:style-name="T12">String </text:span><text:span text:style-name="T8">link) -&gt; toursHtml(</text:span><text:span text:style-name="T34">text</text:span><text:span text:style-name="T8">, </text:span><text:span text:style-name="T34">userEMail</text:span><text:span text:style-name="T8">))</text:span><text:line-break/><text:span text:style-name="T8"> <text:s text:c="15"/>.add(() -&gt; </text:span><text:span text:style-name="T12">NumberUtils</text:span><text:span text:style-name="T8">.</text:span><text:span text:style-name="T9">isNumber</text:span><text:span text:style-name="T8">(</text:span><text:span text:style-name="T34">tourId</text:span><text:span text:style-name="T8">),</text:span><text:line-break/><text:span text:style-name="T8"> <text:s text:c="23"/>() -&gt; </text:span><text:span text:style-name="T25">"tour_id=" </text:span><text:span text:style-name="T8">+ </text:span><text:span text:style-name="T34">tourId</text:span><text:span text:style-name="T8">,</text:span><text:line-break/><text:span text:style-name="T8"> <text:s text:c="23"/>() -&gt; </text:span><text:span text:style-name="T25">"Квоты экскурсии ID " </text:span><text:span text:style-name="T8">+ </text:span><text:span text:style-name="T34">tourId</text:span><text:span text:style-name="T8">,</text:span><text:line-break/><text:span text:style-name="T8"> <text:s text:c="23"/>(</text:span><text:span text:style-name="T12">String </text:span><text:span text:style-name="T8">link) -&gt; quotesHtml(</text:span><text:span text:style-name="T34">text</text:span><text:span text:style-name="T8">, </text:span><text:span text:style-name="T34">tourId</text:span><text:span text:style-name="T8">))</text:span><text:line-break/><text:span text:style-name="T8"> <text:s text:c="15"/>.add(() -&gt; </text:span><text:span text:style-name="T12">NumberUtils</text:span><text:span text:style-name="T8">.</text:span><text:span text:style-name="T9">isNumber</text:span><text:span text:style-name="T8">(</text:span><text:span text:style-name="T34">quoteId</text:span><text:span text:style-name="T8">),</text:span><text:line-break/><text:span text:style-name="T8"> <text:s text:c="23"/>() -&gt; </text:span><text:span text:style-name="T25">"quote_id=" </text:span><text:span text:style-name="T8">+ </text:span><text:span text:style-name="T34">quoteId</text:span><text:span text:style-name="T8">,</text:span><text:line-break/><text:span text:style-name="T8"> <text:s text:c="23"/>() -&gt; </text:span><text:span text:style-name="T25">"Квота ID " </text:span><text:span text:style-name="T8">+ </text:span><text:span text:style-name="T34">quoteId</text:span><text:span text:style-name="T8">,</text:span><text:line-break/><text:span text:style-name="T8"> <text:s text:c="23"/>(</text:span><text:span text:style-name="T12">String </text:span><text:span text:style-name="T8">link) -&gt; quoteEditHtml(</text:span><text:span text:style-name="T34">text</text:span><text:span text:style-name="T8">, </text:span><text:span text:style-name="T34">quoteId</text:span><text:span text:style-name="T8">))</text:span><text:line-break/><text:span text:style-name="T8"> <text:s text:c="15"/>.run(</text:span><text:span text:style-name="T12">text</text:span><text:span text:style-name="T8">);</text:span><text:line-break/><text:span text:style-name="T8"> <text:s text:c="7"/>printHtmlWithAuth(</text:span><text:span text:style-name="T12">userEMail</text:span><text:span text:style-name="T8">, </text:span><text:span text:style-name="T25">"Авторизация - Один"</text:span><text:span text:style-name="T8">, </text:span><text:span text:style-name="T12">text</text:span><text:span text:style-name="T8">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toursHtml</text:span><text:span text:style-name="T8">(</text:span><text:span text:style-name="T12">StringBuilder </text:span><text:span text:style-name="T8">text, </text:span><text:span text:style-name="T12">String </text:span><text:span text:style-name="T8">userEMail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 tour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36</text:span><text:span text:style-name="T8">);</text:span><text:line-break/><text:span text:style-name="T8"> <text:s text:c="7"/></text:span><text:span text:style-name="T12">Obb quote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799</text:span><text:span text:style-name="T8">);</text:span><text:line-break/><text:span text:style-name="T8"> <text:s text:c="7"/></text:span><text:span text:style-name="T12">Obb</text:span><text:span text:style-name="T8">[] </text:span><text:span text:style-name="T12">tour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tour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Obb</text:span><text:span text:style-name="T8">[] </text:span><text:span text:style-name="T12">quot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quote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Set</text:span><text:span text:style-name="T8">&lt;</text:span><text:span text:style-name="T12">String</text:span><text:span text:style-name="T8">&gt; </text:span><text:span text:style-name="T12">quotedTours </text:span><text:span text:style-name="T8">= </text:span><text:span text:style-name="T3">new </text:span><text:span text:style-name="T8">HashSet&lt;&gt;();</text:span><text:line-break/><text:span text:style-name="T8"> <text:s text:c="7"/></text:span><text:span text:style-name="T3">for</text:span><text:span text:style-name="T8">(</text:span><text:span text:style-name="T12">Obb quote </text:span><text:span text:style-name="T8">: </text:span><text:span text:style-name="T12">quotes</text:span><text:span text:style-name="T8">) {</text:span><text:line-break/><text:span text:style-name="T8"> <text:s text:c="11"/></text:span><text:span text:style-name="T12">quotedTours</text:span><text:span text:style-name="T8">.add(</text:span><text:span text:style-name="T12">quote</text:span><text:span text:style-name="T8">.getAt(</text:span><text:span text:style-name="T21">1799910177</text:span><text:span text:style-name="T8">));</text:span><text:line-break/><text:span text:style-name="T8"> <text:s text:c="7"/>}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Код экскурсии&lt;/td&gt;&lt;td&gt;Адрес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tour </text:span><text:span text:style-name="T8">: </text:span><text:span text:style-name="T12">tours</text:span><text:span text:style-name="T8">) {</text:span><text:line-break/><text:span text:style-name="T8"> <text:s text:c="11"/>text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/tr&gt;"</text:span><text:span text:style-name="T8">,</text:span><text:line-break/><text:soft-page-break/><text:span text:style-name="T8"> <text:s text:c="19"/>++i,</text:span><text:line-break/><text:span text:style-name="T8"> <text:s text:c="19"/></text:span><text:span text:style-name="T12">quotedTours</text:span><text:span text:style-name="T8">.contains(</text:span><text:span text:style-name="T12">tour</text:span><text:span text:style-name="T8">.</text:span><text:span text:style-name="T17">id</text:span><text:span text:style-name="T8">) &amp;&amp; userEMail != </text:span><text:span text:style-name="T3">null</text:span><text:line-break/><text:span text:style-name="T3"> <text:s text:c="27"/></text:span><text:span text:style-name="T8">? </text:span><text:span text:style-name="T25">"&lt;a href=</text:span><text:span text:style-name="T31">\"</text:span><text:span text:style-name="T25">?task=13&amp;tour_id=" </text:span><text:span text:style-name="T8">+ </text:span><text:span text:style-name="T12">tour</text:span><text:span text:style-name="T8">.</text:span><text:span text:style-name="T17">id </text:span><text:span text:style-name="T8">+ </text:span><text:span text:style-name="T25">"</text:span><text:span text:style-name="T31">\"</text:span><text:span text:style-name="T25">&gt;" </text:span><text:span text:style-name="T8">+ </text:span><text:span text:style-name="T12">tour</text:span><text:span text:style-name="T8">.</text:span><text:span text:style-name="T17">id </text:span><text:span text:style-name="T8">+ </text:span><text:span text:style-name="T25">"&lt;/a&gt;"</text:span><text:line-break/><text:span text:style-name="T25"> <text:s text:c="27"/></text:span><text:span text:style-name="T8">: </text:span><text:span text:style-name="T12">tour</text:span><text:span text:style-name="T8">.</text:span><text:span text:style-name="T17">id</text:span><text:span text:style-name="T8">,</text:span><text:line-break/><text:span text:style-name="T8"> <text:s text:c="19"/></text:span><text:span text:style-name="T12">tour</text:span><text:span text:style-name="T8">.getAt(</text:span><text:span text:style-name="T25">"1036423021"</text:span><text:span text:style-name="T8">) + </text:span><text:span text:style-name="T25">"&lt;br&gt;" </text:span><text:span text:style-name="T8">+ </text:span><text:span text:style-name="T12">tour</text:span><text:span text:style-name="T8">.getAt(</text:span><text:span text:style-name="T25">"1036410028"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quotesHtml</text:span><text:span text:style-name="T8">(</text:span><text:span text:style-name="T12">StringBuilder </text:span><text:span text:style-name="T8">text, </text:span><text:span text:style-name="T12">String </text:span><text:span text:style-name="T8">tourId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799</text:span><text:span text:style-name="T8">);</text:span><text:line-break/><text:span text:style-name="T8"> <text:s text:c="7"/></text:span><text:span text:style-name="T12">Ob0</text:span><text:span text:style-name="T8">.</text:span><text:span text:style-name="T9">addCondition</text:span><text:span text:style-name="T8">(</text:span><text:span text:style-name="T12">filter</text:span><text:span text:style-name="T8">, </text:span><text:span text:style-name="T21">1799910177</text:span><text:span text:style-name="T8">, </text:span><text:span text:style-name="T12">Ob0</text:span><text:span text:style-name="T8">.</text:span><text:span text:style-name="T12">ComparisonType</text:span><text:span text:style-name="T8">.</text:span><text:span text:style-name="T18">EQ</text:span><text:span text:style-name="T8">, tourId);</text:span><text:line-break/><text:span text:style-name="T8"> <text:s text:c="7"/></text:span><text:span text:style-name="T12">Obb</text:span><text:span text:style-name="T8">[] </text:span><text:span text:style-name="T12">quot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ID&lt;/td&gt;&lt;td&gt;Дата&lt;/td&gt;&lt;td&gt;Количество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quote </text:span><text:span text:style-name="T8">: </text:span><text:span text:style-name="T12">quotes</text:span><text:span text:style-name="T8">) {</text:span><text:line-break/><text:span text:style-name="T8"> <text:s text:c="11"/>text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td&gt;%s&lt;/td&gt;&lt;/tr&gt;"</text:span><text:span text:style-name="T8">, ++i,</text:span><text:line-break/><text:span text:style-name="T8"> <text:s text:c="19"/></text:span><text:span text:style-name="T12">String</text:span><text:span text:style-name="T8">.</text:span><text:span text:style-name="T9">format</text:span><text:span text:style-name="T8">(</text:span><text:span text:style-name="T25">"&lt;a href=</text:span><text:span text:style-name="T31">\"</text:span><text:span text:style-name="T25">?task=13&amp;tour_id=%s&amp;quote_id=%s</text:span><text:span text:style-name="T31">\"</text:span><text:span text:style-name="T25">&gt;%s&lt;/a&gt;"</text:span><text:span text:style-name="T8">, tourId, </text:span><text:span text:style-name="T12">quote</text:span><text:span text:style-name="T8">.</text:span><text:span text:style-name="T17">id</text:span><text:span text:style-name="T8">, </text:span><text:span text:style-name="T12">quote</text:span><text:span text:style-name="T8">.</text:span><text:span text:style-name="T17">id</text:span><text:span text:style-name="T8">),</text:span><text:line-break/><text:span text:style-name="T8"> <text:s text:c="19"/></text:span><text:span text:style-name="T12">quote</text:span><text:span text:style-name="T8">.getAt(</text:span><text:span text:style-name="T25">"1799510027"</text:span><text:span text:style-name="T8">), </text:span><text:span text:style-name="T12">quote</text:span><text:span text:style-name="T8">.getAt(</text:span><text:span text:style-name="T25">"1799210047"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quoteEditHtml</text:span><text:span text:style-name="T8">(</text:span><text:span text:style-name="T12">StringBuilder </text:span><text:span text:style-name="T8">text, </text:span><text:span text:style-name="T12">String </text:span><text:span text:style-name="T8">quoteId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Obb quote </text:span><text:span text:style-name="T8">= </text:span><text:span text:style-name="T12">Ob0</text:span><text:span text:style-name="T8">.</text:span><text:span text:style-name="T9">getOb</text:span><text:span text:style-name="T8">(</text:span><text:span text:style-name="T17">mains</text:span><text:span text:style-name="T8">, quoteId);</text:span><text:line-break/><text:span text:style-name="T8"> <text:s text:c="7"/>text.append(</text:span><text:span text:style-name="T12">String</text:span><text:span text:style-name="T8">.</text:span><text:span text:style-name="T9">format</text:span><text:span text:style-name="T8">(</text:span><text:span text:style-name="T25">"&lt;form method=</text:span><text:span text:style-name="T31">\"</text:span><text:span text:style-name="T25">post</text:span><text:span text:style-name="T31">\"</text:span><text:span text:style-name="T25"> action=</text:span><text:span text:style-name="T31">\"</text:span><text:span text:style-name="T25">#</text:span><text:span text:style-name="T31">\"</text:span><text:span text:style-name="T25">&gt;" </text:span><text:span text:style-name="T8">+</text:span><text:line-break/><text:span text:style-name="T8"> <text:s text:c="23"/></text:span><text:span text:style-name="T25">"&lt;table class=</text:span><text:span text:style-name="T31">\"</text:span><text:span text:style-name="T25">form</text:span><text:span text:style-name="T31">\"</text:span><text:span text:style-name="T25">&gt;" </text:span><text:span text:style-name="T8">+</text:span><text:line-break/><text:span text:style-name="T8"> <text:s text:c="23"/></text:span><text:span text:style-name="T25">"&lt;tr&gt;&lt;td&gt;Дата&lt;/td&gt;&lt;td&gt;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date</text:span><text:span text:style-name="T31">\"</text:span><text:span text:style-name="T25"> value=</text:span><text:span text:style-name="T31">\"</text:span><text:span text:style-name="T25">%s</text:span><text:span text:style-name="T31">\"</text:span><text:span text:style-name="T25">&gt;&lt;/td&gt;&lt;/tr&gt;" </text:span><text:span text:style-name="T8">+</text:span><text:line-break/><text:span text:style-name="T8"> <text:s text:c="23"/></text:span><text:span text:style-name="T25">"&lt;tr&gt;&lt;td&gt;Количество&lt;/td&gt;&lt;td&gt;&lt;input type=</text:span><text:span text:style-name="T31">\"</text:span><text:span text:style-name="T25">text</text:span><text:span text:style-name="T31">\"</text:span><text:span text:style-name="T25"> name=</text:span><text:span text:style-name="T31">\"</text:span><text:span text:style-name="T25">count</text:span><text:span text:style-name="T31">\"</text:span><text:span text:style-name="T25"> value=</text:span><text:span text:style-name="T31">\"</text:span><text:span text:style-name="T25">%s</text:span><text:span text:style-name="T31">\"</text:span><text:span text:style-name="T25">&gt;&lt;/td&gt;&lt;/tr&gt;" </text:span><text:span text:style-name="T8">+</text:span><text:line-break/><text:span text:style-name="T8"> <text:s text:c="23"/></text:span><text:span text:style-name="T25">"&lt;/table&gt;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ask</text:span><text:span text:style-name="T31">\"</text:span><text:span text:style-name="T25"> value=</text:span><text:span text:style-name="T31">\"</text:span><text:span text:style-name="T25">13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tour_id</text:span><text:span text:style-name="T31">\"</text:span><text:span text:style-name="T25"> value=</text:span><text:span text:style-name="T31">\"</text:span><text:span text:style-name="T25">%s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hidden</text:span><text:span text:style-name="T31">\"</text:span><text:span text:style-name="T25"> name=</text:span><text:span text:style-name="T31">\"</text:span><text:span text:style-name="T25">quote_id</text:span><text:span text:style-name="T31">\"</text:span><text:span text:style-name="T25"> value=</text:span><text:span text:style-name="T31">\"</text:span><text:span text:style-name="T25">%s</text:span><text:span text:style-name="T31">\"</text:span><text:span text:style-name="T25">&gt;" </text:span><text:span text:style-name="T8">+</text:span><text:line-break/><text:span text:style-name="T8"> <text:s text:c="23"/></text:span><text:span text:style-name="T25">"&lt;input type=</text:span><text:span text:style-name="T31">\"</text:span><text:span text:style-name="T25">submit</text:span><text:span text:style-name="T31">\"</text:span><text:span text:style-name="T25"> value=</text:span><text:span text:style-name="T31">\"</text:span><text:span text:style-name="T25">Обновить квоту</text:span><text:span text:style-name="T31">\"</text:span><text:span text:style-name="T25">&gt;&lt;/form&gt;"</text:span><text:span text:style-name="T8">,</text:span><text:line-break/><text:span text:style-name="T8"> <text:s text:c="15"/></text:span><text:span text:style-name="T12">quote</text:span><text:span text:style-name="T8">.getAt(</text:span><text:span text:style-name="T25">"1799510027"</text:span><text:span text:style-name="T8">), </text:span><text:span text:style-name="T12">quote</text:span><text:span text:style-name="T8">.getAt(</text:span><text:span text:style-name="T25">"1799210047"</text:span><text:span text:style-name="T8">),</text:span><text:line-break/><text:span text:style-name="T8"> <text:s text:c="15"/></text:span><text:span text:style-name="T12">quote</text:span><text:span text:style-name="T8">.getAt(</text:span><text:span text:style-name="T25">"1799910177"</text:span><text:span text:style-name="T8">), </text:span><text:span text:style-name="T12">quote</text:span><text:span text:style-name="T8">.</text:span><text:span text:style-name="T17">id</text:span><text:span text:style-name="T8">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5task1post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tourId </text:span><text:span text:style-name="T8">= </text:span><text:span text:style-name="T17">request</text:span><text:span text:style-name="T8">.getParameter(</text:span><text:span text:style-name="T25">"tour_id"</text:span><text:span text:style-name="T8">);</text:span><text:line-break/><text:span text:style-name="T8"> <text:s text:c="7"/></text:span><text:span text:style-name="T12">String quoteId </text:span><text:span text:style-name="T8">= </text:span><text:span text:style-name="T17">request</text:span><text:span text:style-name="T8">.getParameter(</text:span><text:span text:style-name="T25">"quote_id"</text:span><text:span text:style-name="T8">);</text:span><text:line-break/><text:span text:style-name="T8"> <text:s text:c="7"/></text:span><text:span text:style-name="T12">String date </text:span><text:span text:style-name="T8">= </text:span><text:span text:style-name="T17">request</text:span><text:span text:style-name="T8">.getParameter(</text:span><text:span text:style-name="T25">"date"</text:span><text:span text:style-name="T8">);</text:span><text:line-break/><text:span text:style-name="T8"> <text:s text:c="7"/></text:span><text:span text:style-name="T12">String count </text:span><text:span text:style-name="T8">= </text:span><text:span text:style-name="T17">request</text:span><text:span text:style-name="T8">.getParameter(</text:span><text:span text:style-name="T25">"count"</text:span><text:span text:style-name="T8">);</text:span><text:line-break/><text:span text:style-name="T8"> <text:s text:c="7"/></text:span><text:span text:style-name="T12">Obb quote </text:span><text:span text:style-name="T8">= </text:span><text:span text:style-name="T12">Ob0</text:span><text:span text:style-name="T8">.</text:span><text:span text:style-name="T9">getOb</text:span><text:span text:style-name="T8">(</text:span><text:span text:style-name="T17">mains</text:span><text:span text:style-name="T8">, </text:span><text:span text:style-name="T12">quoteId</text:span><text:span text:style-name="T8">);</text:span><text:line-break/><text:span text:style-name="T8"> <text:s text:c="7"/></text:span><text:span text:style-name="T12">Ob0</text:span><text:span text:style-name="T8">.</text:span><text:span text:style-name="T9">addAt</text:span><text:span text:style-name="T8">(</text:span><text:span text:style-name="T12">quote</text:span><text:span text:style-name="T8">, </text:span><text:span text:style-name="T25">"1799510027"</text:span><text:span text:style-name="T8">, </text:span><text:span text:style-name="T12">date</text:span><text:span text:style-name="T8">);</text:span><text:line-break/><text:span text:style-name="T8"> <text:s text:c="7"/></text:span><text:span text:style-name="T12">Ob0</text:span><text:span text:style-name="T8">.</text:span><text:span text:style-name="T9">addAt</text:span><text:span text:style-name="T8">(</text:span><text:span text:style-name="T12">quote</text:span><text:span text:style-name="T8">, </text:span><text:span text:style-name="T25">"1799210047"</text:span><text:span text:style-name="T8">, </text:span><text:span text:style-name="T12">count</text:span><text:span text:style-name="T8">);</text:span><text:line-break/><text:span text:style-name="T8"> <text:s text:c="7"/></text:span><text:span text:style-name="T12">quote</text:span><text:span text:style-name="T8">.</text:span><text:span text:style-name="T17">id_user </text:span><text:span text:style-name="T8">= </text:span><text:span text:style-name="T17">myId</text:span><text:span text:style-name="T8">;</text:span><text:line-break/><text:span text:style-name="T8"> <text:s text:c="7"/></text:span><text:span text:style-name="T12">Ob0</text:span><text:span text:style-name="T8">.</text:span><text:span text:style-name="T9">edtOb</text:span><text:span text:style-name="T8">(</text:span><text:span text:style-name="T17">mains</text:span><text:span text:style-name="T8">, </text:span><text:span text:style-name="T12">quote</text:span><text:span text:style-name="T8">);</text:span><text:line-break/><text:span text:style-name="T8"> <text:s text:c="7"/></text:span><text:span text:style-name="T17">response</text:span><text:span text:style-name="T8">.sendRedirect(</text:span><text:span text:style-name="T25">"eldar?task=13&amp;tour_id=" </text:span><text:span text:style-name="T8">+ </text:span><text:span text:style-name="T12">tourId </text:span><text:span text:style-name="T8">+ </text:span><text:span text:style-name="T25">"&amp;quote_id=" </text:span><text:span text:style-name="T8">+ </text:span><text:span text:style-name="T12">quoteId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5task2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userEMail </text:span><text:span text:style-name="T8">= getUserEMail();</text:span><text:line-break/><text:span text:style-name="T8"> <text:s text:c="7"/></text:span><text:span text:style-name="T12">String action </text:span><text:span text:style-name="T8">= </text:span><text:span text:style-name="T17">request</text:span><text:span text:style-name="T8">.getParameter(</text:span><text:span text:style-name="T25">"action"</text:span><text:span text:style-name="T8">);</text:span><text:line-break/><text:span text:style-name="T8"> <text:s text:c="7"/></text:span><text:span text:style-name="T12">String quoteId </text:span><text:span text:style-name="T8">= </text:span><text:span text:style-name="T17">request</text:span><text:span text:style-name="T8">.getParameter(</text:span><text:span text:style-name="T25">"id"</text:span><text:span text:style-name="T8">);</text:span><text:line-break/><text:span text:style-name="T8"> <text:s text:c="7"/></text:span><text:span text:style-name="T12">StringBuilder text </text:span><text:span text:style-name="T8">= </text:span><text:span text:style-name="T3">new </text:span><text:span text:style-name="T8">StringBuilder();</text:span><text:line-break/><text:span text:style-name="T8"> <text:s text:c="7"/></text:span><text:span text:style-name="T3">if</text:span><text:span text:style-name="T8">(</text:span><text:span text:style-name="T12">quoteId </text:span><text:span text:style-name="T8">!= </text:span><text:span text:style-name="T3">null</text:span><text:span text:style-name="T8">) {</text:span><text:line-break/><text:soft-page-break/><text:span text:style-name="T8"> <text:s text:c="11"/></text:span><text:span text:style-name="T12">Obb quote </text:span><text:span text:style-name="T8">= </text:span><text:span text:style-name="T12">Ob0</text:span><text:span text:style-name="T8">.</text:span><text:span text:style-name="T9">getOb</text:span><text:span text:style-name="T8">(</text:span><text:span text:style-name="T17">mains</text:span><text:span text:style-name="T8">, </text:span><text:span text:style-name="T12">quoteId</text:span><text:span text:style-name="T8">);</text:span><text:line-break/><text:span text:style-name="T8"> <text:s text:c="11"/></text:span><text:span text:style-name="T12">DateFormat format </text:span><text:span text:style-name="T8">= </text:span><text:span text:style-name="T3">new </text:span><text:span text:style-name="T8">SimpleDateFormat(</text:span><text:span text:style-name="T25">"dd.MM.yyyy"</text:span><text:span text:style-name="T8">);</text:span><text:line-break/><text:span text:style-name="T8"> <text:s text:c="11"/></text:span><text:span text:style-name="T12">Date date </text:span><text:span text:style-name="T8">= </text:span><text:span text:style-name="T12">format</text:span><text:span text:style-name="T8">.parse(</text:span><text:span text:style-name="T12">quote</text:span><text:span text:style-name="T8">.getAt(</text:span><text:span text:style-name="T21">1074100143</text:span><text:span text:style-name="T8">));</text:span><text:line-break/><text:span text:style-name="T8"> <text:s text:c="11"/></text:span><text:span text:style-name="T3">if</text:span><text:span text:style-name="T8">(</text:span><text:span text:style-name="T12">date</text:span><text:span text:style-name="T8">.after(</text:span><text:span text:style-name="T3">new </text:span><text:span text:style-name="T8">Date())) {</text:span><text:line-break/><text:span text:style-name="T8"> <text:s text:c="15"/></text:span><text:span text:style-name="T3">if </text:span><text:span text:style-name="T8">(</text:span><text:span text:style-name="T25">"add"</text:span><text:span text:style-name="T8">.equals(</text:span><text:span text:style-name="T12">action</text:span><text:span text:style-name="T8">)) {</text:span><text:line-break/><text:span text:style-name="T8"> <text:s text:c="19"/></text:span><text:span text:style-name="T12">Ob0</text:span><text:span text:style-name="T8">.</text:span><text:span text:style-name="T9">addAt</text:span><text:span text:style-name="T8">(</text:span><text:span text:style-name="T12">quote</text:span><text:span text:style-name="T8">, </text:span><text:span text:style-name="T21">1074200033</text:span><text:span text:style-name="T8">, </text:span><text:span text:style-name="T25">"1"</text:span><text:span text:style-name="T8">);</text:span><text:line-break/><text:span text:style-name="T8"> <text:s text:c="19"/></text:span><text:span text:style-name="T12">text</text:span><text:span text:style-name="T8">.append(</text:span><text:span text:style-name="T25">"&lt;div style=</text:span><text:span text:style-name="T31">\"</text:span><text:span text:style-name="T25">text-align:center;color:green;</text:span><text:span text:style-name="T31">\"</text:span><text:span text:style-name="T25">&gt;Стоп добавлен&lt;/div&gt;"</text:span><text:span text:style-name="T8">);</text:span><text:line-break/><text:span text:style-name="T8"> <text:s text:c="15"/>} </text:span><text:span text:style-name="T3">else if </text:span><text:span text:style-name="T8">(</text:span><text:span text:style-name="T25">"del"</text:span><text:span text:style-name="T8">.equals(</text:span><text:span text:style-name="T12">action</text:span><text:span text:style-name="T8">)) {</text:span><text:line-break/><text:span text:style-name="T8"> <text:s text:c="19"/></text:span><text:span text:style-name="T12">Ob0</text:span><text:span text:style-name="T8">.</text:span><text:span text:style-name="T9">addAt</text:span><text:span text:style-name="T8">(</text:span><text:span text:style-name="T12">quote</text:span><text:span text:style-name="T8">, </text:span><text:span text:style-name="T21">1074200033</text:span><text:span text:style-name="T8">, </text:span><text:span text:style-name="T25">"0"</text:span><text:span text:style-name="T8">);</text:span><text:line-break/><text:span text:style-name="T8"> <text:s text:c="19"/></text:span><text:span text:style-name="T12">text</text:span><text:span text:style-name="T8">.append(</text:span><text:span text:style-name="T25">"&lt;div style=</text:span><text:span text:style-name="T31">\"</text:span><text:span text:style-name="T25">text-align:center;color:green;</text:span><text:span text:style-name="T31">\"</text:span><text:span text:style-name="T25">&gt;Стоп убран&lt;/div&gt;"</text:span><text:span text:style-name="T8">);</text:span><text:line-break/><text:span text:style-name="T8"> <text:s text:c="15"/>}</text:span><text:line-break/><text:span text:style-name="T8"> <text:s text:c="15"/></text:span><text:span text:style-name="T12">Ob0</text:span><text:span text:style-name="T8">.</text:span><text:span text:style-name="T9">edtOb</text:span><text:span text:style-name="T8">(</text:span><text:span text:style-name="T17">mains</text:span><text:span text:style-name="T8">, </text:span><text:span text:style-name="T12">quote</text:span><text:span text:style-name="T8">);</text:span><text:line-break/><text:span text:style-name="T8"> <text:s text:c="11"/>} </text:span><text:span text:style-name="T3">else </text:span><text:span text:style-name="T8">{</text:span><text:line-break/><text:span text:style-name="T8"> <text:s text:c="15"/></text:span><text:span text:style-name="T12">text</text:span><text:span text:style-name="T8">.append(</text:span><text:span text:style-name="T25">"&lt;div style=</text:span><text:span text:style-name="T31">\"</text:span><text:span text:style-name="T25">text-align:center;color:red;</text:span><text:span text:style-name="T31">\"</text:span><text:span text:style-name="T25">&gt;Стоп не добавлен&lt;/div&gt;"</text:span><text:span text:style-name="T8">)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12">Obb filter </text:span><text:span text:style-name="T8">= </text:span><text:span text:style-name="T12">Ob0</text:span><text:span text:style-name="T8">.</text:span><text:span text:style-name="T9">createFilter</text:span><text:span text:style-name="T8">(</text:span><text:span text:style-name="T21">74</text:span><text:span text:style-name="T8">);</text:span><text:line-break/><text:span text:style-name="T8"> <text:s text:c="7"/></text:span><text:span text:style-name="T12">Obb</text:span><text:span text:style-name="T8">[] </text:span><text:span text:style-name="T12">quotes </text:span><text:span text:style-name="T8">= </text:span><text:span text:style-name="T12">Ob0</text:span><text:span text:style-name="T8">.</text:span><text:span text:style-name="T9">getSrcObs</text:span><text:span text:style-name="T8">(</text:span><text:span text:style-name="T17">mains</text:span><text:span text:style-name="T8">, </text:span><text:span text:style-name="T12">filter</text:span><text:span text:style-name="T8">, </text:span><text:span text:style-name="T21">0</text:span><text:span text:style-name="T8">, </text:span><text:span text:style-name="T21">0</text:span><text:span text:style-name="T8">);</text:span><text:line-break/><text:span text:style-name="T8"> <text:s text:c="7"/></text:span><text:span text:style-name="T12">text</text:span><text:span text:style-name="T8">.append(</text:span><text:span text:style-name="T25">"&lt;table class=</text:span><text:span text:style-name="T31">\"</text:span><text:span text:style-name="T25">data</text:span><text:span text:style-name="T31">\"</text:span><text:span text:style-name="T25">&gt;"</text:span><text:span text:style-name="T8">);</text:span><text:line-break/><text:span text:style-name="T8"> <text:s text:c="7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tr&gt;&lt;td&gt;№&lt;/td&gt;&lt;td&gt;Отель&lt;/td&gt;&lt;td&gt;Страна&lt;/td&gt;" </text:span><text:span text:style-name="T8">+</text:span><text:line-break/><text:span text:style-name="T8"> <text:s text:c="23"/></text:span><text:span text:style-name="T25">"&lt;td&gt;Дата начала&lt;/td&gt;&lt;td&gt;Дата окончания&lt;/td&gt;&lt;td&gt;Стоп&lt;/td&gt;%s&lt;/tr&gt;"</text:span><text:span text:style-name="T8">,</text:span><text:line-break/><text:span text:style-name="T8"> <text:s text:c="15"/></text:span><text:span text:style-name="T12">userEMail </text:span><text:span text:style-name="T8">== </text:span><text:span text:style-name="T3">null </text:span><text:span text:style-name="T8">? </text:span><text:span text:style-name="T25">"" </text:span><text:span text:style-name="T8">: </text:span><text:span text:style-name="T25">"&lt;td&gt;Действие&lt;/td&gt;"</text:span><text:span text:style-name="T8">)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</text:span><text:span text:style-name="T12">Obb quote </text:span><text:span text:style-name="T8">: </text:span><text:span text:style-name="T12">quotes</text:span><text:span text:style-name="T8">) {</text:span><text:line-break/><text:span text:style-name="T8"> <text:s text:c="11"/></text:span><text:span text:style-name="T12">text</text:span><text:span text:style-name="T8">.append(</text:span><text:span text:style-name="T12">String</text:span><text:span text:style-name="T8">.</text:span><text:span text:style-name="T9">format</text:span><text:span text:style-name="T8">(</text:span><text:span text:style-name="T25">"&lt;tr&gt;&lt;td&gt;%d&lt;/td&gt;&lt;td&gt;%s&lt;/td&gt;&lt;td&gt;%s&lt;/td&gt;&lt;td&gt;%s&lt;/td&gt;&lt;td&gt;%s&lt;/td&gt;&lt;td&gt;%s&lt;/td&gt;%s&lt;/tr&gt;"</text:span><text:span text:style-name="T8">,</text:span><text:line-break/><text:span text:style-name="T8"> <text:s text:c="19"/>++i, </text:span><text:span text:style-name="T12">Ob0</text:span><text:span text:style-name="T8">.</text:span><text:span text:style-name="T9">getZn</text:span><text:span text:style-name="T8">(</text:span><text:span text:style-name="T17">mains</text:span><text:span text:style-name="T8">, </text:span><text:span text:style-name="T12">quote</text:span><text:span text:style-name="T8">.getAt(</text:span><text:span text:style-name="T21">1000538</text:span><text:span text:style-name="T8">), </text:span><text:span text:style-name="T21">1000127</text:span><text:span text:style-name="T8">, </text:span><text:span text:style-name="T21">4</text:span><text:span text:style-name="T8">),</text:span><text:line-break/><text:span text:style-name="T8"> <text:s text:c="19"/></text:span><text:span text:style-name="T12">Ob0</text:span><text:span text:style-name="T8">.</text:span><text:span text:style-name="T9">getZn</text:span><text:span text:style-name="T8">(</text:span><text:span text:style-name="T17">mains</text:span><text:span text:style-name="T8">, </text:span><text:span text:style-name="T12">quote</text:span><text:span text:style-name="T8">.getAt(</text:span><text:span text:style-name="T21">1000802</text:span><text:span text:style-name="T8">), </text:span><text:span text:style-name="T21">1000000</text:span><text:span text:style-name="T8">, </text:span><text:span text:style-name="T21">4</text:span><text:span text:style-name="T8">),</text:span><text:line-break/><text:span text:style-name="T8"> <text:s text:c="19"/></text:span><text:span text:style-name="T12">quote</text:span><text:span text:style-name="T8">.getAt(</text:span><text:span text:style-name="T21">1074100142</text:span><text:span text:style-name="T8">),</text:span><text:line-break/><text:span text:style-name="T8"> <text:s text:c="19"/></text:span><text:span text:style-name="T12">quote</text:span><text:span text:style-name="T8">.getAt(</text:span><text:span text:style-name="T21">1074100143</text:span><text:span text:style-name="T8">),</text:span><text:line-break/><text:span text:style-name="T8"> <text:s text:c="19"/></text:span><text:span text:style-name="T12">quote</text:span><text:span text:style-name="T8">.getAt(</text:span><text:span text:style-name="T21">1074200033</text:span><text:span text:style-name="T8">),</text:span><text:line-break/><text:span text:style-name="T8"> <text:s text:c="19"/></text:span><text:span text:style-name="T12">userEMail </text:span><text:span text:style-name="T8">== </text:span><text:span text:style-name="T3">null </text:span><text:span text:style-name="T8">? </text:span><text:span text:style-name="T25">"" </text:span><text:span text:style-name="T8">: </text:span><text:span text:style-name="T25">"&lt;td&gt;" </text:span><text:span text:style-name="T8">+ (</text:span><text:span text:style-name="T12">quote</text:span><text:span text:style-name="T8">.getAt(</text:span><text:span text:style-name="T21">1074200033</text:span><text:span text:style-name="T8">).equals(</text:span><text:span text:style-name="T25">"0"</text:span><text:span text:style-name="T8">)</text:span><text:line-break/><text:span text:style-name="T8"> <text:s text:c="27"/>? </text:span><text:span text:style-name="T25">"&lt;a href=</text:span><text:span text:style-name="T31">\"</text:span><text:span text:style-name="T25">?task=14&amp;action=add&amp;id=" </text:span><text:span text:style-name="T8">+ </text:span><text:span text:style-name="T12">quote</text:span><text:span text:style-name="T8">.</text:span><text:span text:style-name="T17">id </text:span><text:span text:style-name="T8">+ </text:span><text:span text:style-name="T25">"</text:span><text:span text:style-name="T31">\"</text:span><text:span text:style-name="T25">&gt;Добавить&lt;/a&gt;"</text:span><text:line-break/><text:span text:style-name="T25"> <text:s text:c="27"/></text:span><text:span text:style-name="T8">: </text:span><text:span text:style-name="T25">"&lt;a href=</text:span><text:span text:style-name="T31">\"</text:span><text:span text:style-name="T25">?task=14&amp;action=del&amp;id=" </text:span><text:span text:style-name="T8">+ </text:span><text:span text:style-name="T12">quote</text:span><text:span text:style-name="T8">.</text:span><text:span text:style-name="T17">id </text:span><text:span text:style-name="T8">+ </text:span><text:span text:style-name="T25">"</text:span><text:span text:style-name="T31">\"</text:span><text:span text:style-name="T25">&gt;Удалить&lt;/a&gt;"</text:span><text:span text:style-name="T8">) + </text:span><text:span text:style-name="T25">"&lt;/td&gt;"</text:span><text:span text:style-name="T8">));</text:span><text:line-break/><text:span text:style-name="T8"> <text:s text:c="7"/>}</text:span><text:line-break/><text:span text:style-name="T8"> <text:s text:c="7"/></text:span><text:span text:style-name="T12">text</text:span><text:span text:style-name="T8">.append(</text:span><text:span text:style-name="T25">"&lt;/table&gt;"</text:span><text:span text:style-name="T8">);</text:span><text:line-break/><text:span text:style-name="T8"> <text:s text:c="7"/>printHtmlWithAuth(</text:span><text:span text:style-name="T12">userEMail</text:span><text:span text:style-name="T8">, </text:span><text:span text:style-name="T25">"Авторизация - Два"</text:span><text:span text:style-name="T8">, </text:span><text:span text:style-name="T12">text</text:span><text:span text:style-name="T8">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28">lection5task3</text:span><text:span text:style-name="T8">() </text:span><text:span text:style-name="T3">throws </text:span><text:span text:style-name="T12">Exception </text:span><text:span text:style-name="T8">{</text:span><text:line-break/><text:span text:style-name="T8"> <text:s text:c="7"/></text:span><text:span text:style-name="T12">String userEMail </text:span><text:span text:style-name="T8">= getUserEMail();</text:span><text:line-break/><text:span text:style-name="T8"> <text:s text:c="7"/>StringBuilder text = </text:span><text:span text:style-name="T3">new </text:span><text:span text:style-name="T8">StringBuilder();</text:span><text:line-break/><text:span text:style-name="T8"> <text:s text:c="7"/>text.append(hasRole(</text:span><text:span text:style-name="T25">"1001900012"</text:span><text:span text:style-name="T8">) + </text:span><text:span text:style-name="T25">"&lt;br&gt;"</text:span><text:span text:style-name="T8">);</text:span><text:line-break/><text:span text:style-name="T8"> <text:s text:c="7"/>text.append(hasTitle(</text:span><text:span text:style-name="T25">"1007410000"</text:span><text:span text:style-name="T8">) + </text:span><text:span text:style-name="T25">"&lt;br&gt;"</text:span><text:span text:style-name="T8">);</text:span><text:line-break/><text:span text:style-name="T8"> <text:s text:c="7"/>printHtmlWithAuth(userEMail, </text:span><text:span text:style-name="T25">"Авторизация - Три"</text:span><text:span text:style-name="T8">, text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lection5task4() </text:span><text:span text:style-name="T3">throws </text:span><text:span text:style-name="T8">Exception {</text:span><text:line-break/><text:span text:style-name="T8"> <text:s text:c="7"/>String userEMail = getUserEMail();</text:span><text:line-break/><text:span text:style-name="T8"> <text:s text:c="7"/>String text;</text:span><text:line-break/><text:span text:style-name="T8"> <text:s text:c="7"/></text:span><text:span text:style-name="T3">if</text:span><text:span text:style-name="T8">(userEMail == </text:span><text:span text:style-name="T3">null</text:span><text:span text:style-name="T8">) {</text:span><text:line-break/><text:span text:style-name="T8"> <text:s text:c="11"/>text = </text:span><text:span text:style-name="T25">"&lt;div style=</text:span><text:span text:style-name="T31">\"</text:span><text:span text:style-name="T25">text-align:center;</text:span><text:span text:style-name="T31">\"</text:span><text:span text:style-name="T25">&gt;Вы не авторизированы.&lt;/div&gt;"</text:span><text:span text:style-name="T8">;</text:span><text:line-break/><text:span text:style-name="T8"> <text:s text:c="7"/>} </text:span><text:span text:style-name="T3">else </text:span><text:span text:style-name="T8">{</text:span><text:line-break/><text:span text:style-name="T8"> <text:s text:c="11"/>User whoami = AuthServlet.isAuth(request, response, mains, </text:span><text:span text:style-name="T25">"meta"</text:span><text:span text:style-name="T8">);</text:span><text:line-break/><text:span text:style-name="T8"> <text:s text:c="11"/>text = String.format(</text:span><text:span text:style-name="T25">"&lt;table class=</text:span><text:span text:style-name="T31">\"</text:span><text:span text:style-name="T25">form</text:span><text:span text:style-name="T31">\"</text:span><text:span text:style-name="T25">&gt;" </text:span><text:span text:style-name="T8">+</text:span><text:line-break/><text:span text:style-name="T8"> <text:s text:c="27"/></text:span><text:span text:style-name="T25">"&lt;tr&gt;&lt;td&gt;ID: &lt;/td&gt;&lt;td&gt;%s&lt;/td&gt;&lt;/tr&gt;" </text:span><text:span text:style-name="T8">+</text:span><text:line-break/><text:span text:style-name="T8"> <text:s text:c="27"/></text:span><text:span text:style-name="T25">"&lt;tr&gt;&lt;td&gt;Тип ID: &lt;/td&gt;&lt;td&gt;%d&lt;/td&gt;&lt;/tr&gt;" </text:span><text:span text:style-name="T8">+</text:span><text:line-break/><text:span text:style-name="T8"> <text:s text:c="27"/></text:span><text:span text:style-name="T25">"&lt;tr&gt;&lt;td&gt;Статус: &lt;/td&gt;&lt;td&gt;%s&lt;/td&gt;&lt;/tr&gt;" </text:span><text:span text:style-name="T8">+</text:span><text:line-break/><text:span text:style-name="T8"> <text:s text:c="27"/></text:span><text:span text:style-name="T25">"&lt;tr&gt;&lt;td&gt;Логин: &lt;/td&gt;&lt;td&gt;%s&lt;/td&gt;&lt;/tr&gt;" </text:span><text:span text:style-name="T8">+</text:span><text:line-break/><text:span text:style-name="T8"> <text:s text:c="27"/></text:span><text:span text:style-name="T25">"&lt;tr&gt;&lt;td&gt;Почта: &lt;/td&gt;&lt;td&gt;%s&lt;/td&gt;&lt;/tr&gt;" </text:span><text:span text:style-name="T8">+</text:span><text:line-break/><text:soft-page-break/><text:span text:style-name="T8"> <text:s text:c="27"/></text:span><text:span text:style-name="T25">"&lt;tr&gt;&lt;td&gt;IP: &lt;/td&gt;&lt;td&gt;%s&lt;/td&gt;&lt;/tr&gt;" </text:span><text:span text:style-name="T8">+</text:span><text:line-break/><text:span text:style-name="T8"> <text:s text:c="27"/></text:span><text:span text:style-name="T25">"&lt;tr&gt;&lt;td&gt;User-Agent: &lt;/td&gt;&lt;td&gt;%s&lt;/td&gt;&lt;/tr&gt;&lt;/table&gt;"</text:span><text:span text:style-name="T8">,</text:span><text:line-break/><text:span text:style-name="T8"> <text:s text:c="19"/>whoami.id, Ob0.id2type(whoami.id), whoami.status, whoami.login, whoami.mail,</text:span><text:line-break/><text:span text:style-name="T8"> <text:s text:c="19"/>request.getHeader(</text:span><text:span text:style-name="T25">"X-Real-IP"</text:span><text:span text:style-name="T8">), request.getHeader(</text:span><text:span text:style-name="T25">"User-Agent"</text:span><text:span text:style-name="T8">));</text:span><text:line-break/><text:span text:style-name="T8"> <text:s text:c="7"/>}</text:span><text:line-break/><text:span text:style-name="T8"> <text:s text:c="7"/>printHtmlWithAuth(userEMail, </text:span><text:span text:style-name="T25">"Авторизация - Четыре"</text:span><text:span text:style-name="T8">, text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lection5task5() </text:span><text:span text:style-name="T3">throws </text:span><text:span text:style-name="T8">Exception {</text:span><text:line-break/><text:span text:style-name="T8"> <text:s text:c="7"/>String userEMail = getUserEMail();</text:span><text:line-break/><text:span text:style-name="T8"> <text:s text:c="7"/>String countryId = request.getParameter(</text:span><text:span text:style-name="T25">"country_id"</text:span><text:span text:style-name="T8">);</text:span><text:line-break/><text:span text:style-name="T8"> <text:s text:c="7"/>String regionId = request.getParameter(</text:span><text:span text:style-name="T25">"region_id"</text:span><text:span text:style-name="T8">);</text:span><text:line-break/><text:span text:style-name="T8"> <text:s text:c="7"/>String cityId = request.getParameter(</text:span><text:span text:style-name="T25">"city_id"</text:span><text:span text:style-name="T8">);</text:span><text:line-break/><text:span text:style-name="T8"> <text:s text:c="7"/>String hotelId = request.getParameter(</text:span><text:span text:style-name="T25">"hotel_id"</text:span><text:span text:style-name="T8">);</text:span><text:line-break/><text:span text:style-name="T8"> <text:s text:c="7"/>String roomId = request.getParameter(</text:span><text:span text:style-name="T25">"room_id"</text:span><text:span text:style-name="T8">);</text:span><text:line-break/><text:span text:style-name="T8"> <text:s text:c="7"/>String nsId = request.getParameter(</text:span><text:span text:style-name="T25">"ns_id"</text:span><text:span text:style-name="T8">);</text:span><text:line-break/><text:span text:style-name="T8"> <text:s text:c="7"/>String quoteId = request.getParameter(</text:span><text:span text:style-name="T25">"quote_id"</text:span><text:span text:style-name="T8">);</text:span><text:line-break/><text:span text:style-name="T8"> <text:s text:c="7"/>StringBuilder text = </text:span><text:span text:style-name="T3">new </text:span><text:span text:style-name="T8">StringBuilder();</text:span><text:line-break/><text:span text:style-name="T8"> <text:s text:c="7"/></text:span><text:span text:style-name="T3">new </text:span><text:span text:style-name="T8">StackPager()</text:span><text:line-break/><text:span text:style-name="T8"> <text:s text:c="15"/>.add(() -&gt; </text:span><text:span text:style-name="T3">true</text:span><text:span text:style-name="T8">,</text:span><text:line-break/><text:span text:style-name="T8"> <text:s text:c="23"/>() -&gt; </text:span><text:span text:style-name="T25">"task=17"</text:span><text:span text:style-name="T8">,</text:span><text:line-break/><text:span text:style-name="T8"> <text:s text:c="23"/>() -&gt; </text:span><text:span text:style-name="T25">"Страны"</text:span><text:span text:style-name="T8">,</text:span><text:line-break/><text:span text:style-name="T8"> <text:s text:c="23"/>(String link) -&gt; countriesHtml(text))</text:span><text:line-break/><text:span text:style-name="T8"> <text:s text:c="15"/>.add(() -&gt; NumberUtils.isNumber(countryId),</text:span><text:line-break/><text:span text:style-name="T8"> <text:s text:c="23"/>() -&gt; </text:span><text:span text:style-name="T25">"country_id=" </text:span><text:span text:style-name="T8">+ countryId,</text:span><text:line-break/><text:span text:style-name="T8"> <text:s text:c="23"/>() -&gt; Ob0.getOb(mains, countryId).getAt(</text:span><text:span text:style-name="T21">1000000</text:span><text:span text:style-name="T8">) + </text:span><text:span text:style-name="T25">": регионы"</text:span><text:span text:style-name="T8">,</text:span><text:line-break/><text:span text:style-name="T8"> <text:s text:c="23"/>(String link) -&gt; regionsHtml(text, countryId))</text:span><text:line-break/><text:span text:style-name="T8"> <text:s text:c="15"/>.add(() -&gt; NumberUtils.isNumber(regionId),</text:span><text:line-break/><text:span text:style-name="T8"> <text:s text:c="23"/>() -&gt; </text:span><text:span text:style-name="T25">"region_id=" </text:span><text:span text:style-name="T8">+ regionId,</text:span><text:line-break/><text:span text:style-name="T8"> <text:s text:c="23"/>() -&gt; Ob0.getOb(mains, regionId).getAt(</text:span><text:span text:style-name="T21">1000098</text:span><text:span text:style-name="T8">) + </text:span><text:span text:style-name="T25">": города"</text:span><text:span text:style-name="T8">,</text:span><text:line-break/><text:span text:style-name="T8"> <text:s text:c="23"/>(String link) -&gt; citiesHtml(text, link, regionId))</text:span><text:line-break/><text:span text:style-name="T8"> <text:s text:c="15"/>.add(() -&gt; NumberUtils.isNumber(cityId),</text:span><text:line-break/><text:span text:style-name="T8"> <text:s text:c="23"/>() -&gt; </text:span><text:span text:style-name="T25">"city_id=" </text:span><text:span text:style-name="T8">+ cityId,</text:span><text:line-break/><text:span text:style-name="T8"> <text:s text:c="23"/>() -&gt; Ob0.getOb(mains, cityId).getAt(</text:span><text:span text:style-name="T21">1000098</text:span><text:span text:style-name="T8">) + </text:span><text:span text:style-name="T25">": отели"</text:span><text:span text:style-name="T8">,</text:span><text:line-break/><text:span text:style-name="T8"> <text:s text:c="23"/>(String link) -&gt; hotelsHtml(text, link, cityId))</text:span><text:line-break/><text:span text:style-name="T8"> <text:s text:c="15"/>.add(() -&gt; NumberUtils.isNumber(hotelId),</text:span><text:line-break/><text:span text:style-name="T8"> <text:s text:c="23"/>() -&gt; </text:span><text:span text:style-name="T25">"hotel_id=" </text:span><text:span text:style-name="T8">+ hotelId,</text:span><text:line-break/><text:span text:style-name="T8"> <text:s text:c="23"/>() -&gt; </text:span><text:span text:style-name="T25">"Отель </text:span><text:span text:style-name="T31">\"</text:span><text:span text:style-name="T25">" </text:span><text:span text:style-name="T8">+ Ob0.getOb(mains, hotelId).getAt(</text:span><text:span text:style-name="T21">1990410000</text:span><text:span text:style-name="T8">) + </text:span><text:span text:style-name="T25">"</text:span><text:span text:style-name="T31">\"</text:span><text:span text:style-name="T25">"</text:span><text:span text:style-name="T8">,</text:span><text:line-break/><text:span text:style-name="T8"> <text:s text:c="23"/>(String link) -&gt; roomsHtml(text, link, hotelId))</text:span><text:line-break/><text:span text:style-name="T8"> <text:s text:c="15"/>.add(() -&gt; NumberUtils.isNumber(roomId),</text:span><text:line-break/><text:span text:style-name="T8"> <text:s text:c="23"/>() -&gt; </text:span><text:span text:style-name="T25">"room_id=" </text:span><text:span text:style-name="T8">+ roomId,</text:span><text:line-break/><text:span text:style-name="T8"> <text:s text:c="23"/>() -&gt; </text:span><text:span text:style-name="T25">"Номер </text:span><text:span text:style-name="T31">\"</text:span><text:span text:style-name="T25">" </text:span><text:span text:style-name="T8">+ Ob0.getOb(mains, roomId).getAt(</text:span><text:span text:style-name="T21">1000168</text:span><text:span text:style-name="T8">) + </text:span><text:span text:style-name="T25">"</text:span><text:span text:style-name="T31">\"</text:span><text:span text:style-name="T25">"</text:span><text:span text:style-name="T8">,</text:span><text:line-break/><text:span text:style-name="T8"> <text:s text:c="23"/>(String link) -&gt; nssHtml(text, link, roomId))</text:span><text:line-break/><text:span text:style-name="T8"> <text:s text:c="15"/>.add(() -&gt; NumberUtils.isNumber(nsId),</text:span><text:line-break/><text:span text:style-name="T8"> <text:s text:c="23"/>() -&gt; </text:span><text:span text:style-name="T25">"ns_id=" </text:span><text:span text:style-name="T8">+ nsId,</text:span><text:line-break/><text:span text:style-name="T8"> <text:s text:c="23"/>() -&gt; </text:span><text:span text:style-name="T25">"НС </text:span><text:span text:style-name="T31">\"</text:span><text:span text:style-name="T25">" </text:span><text:span text:style-name="T8">+ Ob0.getOb(mains, nsId).getAt(</text:span><text:span text:style-name="T21">1000348</text:span><text:span text:style-name="T8">) + </text:span><text:span text:style-name="T25">"</text:span><text:span text:style-name="T31">\"</text:span><text:span text:style-name="T25">"</text:span><text:span text:style-name="T8">,</text:span><text:line-break/><text:span text:style-name="T8"> <text:s text:c="23"/>(String link) -&gt; quotesHtmlV2(text, link, nsId))</text:span><text:line-break/><text:span text:style-name="T8"> <text:s text:c="15"/>.add(() -&gt; NumberUtils.isNumber(quoteId),</text:span><text:line-break/><text:span text:style-name="T8"> <text:s text:c="23"/>() -&gt; </text:span><text:span text:style-name="T25">"quote_id=" </text:span><text:span text:style-name="T8">+ quoteId,</text:span><text:line-break/><text:span text:style-name="T8"> <text:s text:c="23"/>() -&gt; </text:span><text:span text:style-name="T25">"Квота ID " </text:span><text:span text:style-name="T8">+ quoteId,</text:span><text:line-break/><text:span text:style-name="T8"> <text:s text:c="23"/>(String link) -&gt; quoteEditHtmlV2(text, link, quoteId))</text:span><text:line-break/><text:span text:style-name="T8"> <text:s text:c="15"/>.run(text);</text:span><text:line-break/><text:span text:style-name="T8"> <text:s text:c="7"/>printHtmlWithAuth(userEMail, </text:span><text:span text:style-name="T25">"Авторизация - Пять"</text:span><text:span text:style-name="T8">, text.toString()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countriesHtml(StringBuilder text) </text:span><text:span text:style-name="T3">throws </text:span><text:span text:style-name="T8">Exception {</text:span><text:line-break/><text:span text:style-name="T8"> <text:s text:c="7"/>Obb filter = Ob0.createFilter(</text:span><text:span text:style-name="T21">4</text:span><text:span text:style-name="T8">);</text:span><text:line-break/><text:span text:style-name="T8"> <text:s text:c="7"/>Obb[] countrie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countries, Comparator.comparing((Obb country) -&gt; country.getAt(</text:span><text:span text:style-name="T21">1000000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country : countries) {</text:span><text:line-break/><text:soft-pag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?task=17&amp;country_id=%s</text:span><text:span text:style-name="T31">\"</text:span><text:span text:style-name="T25">&gt;%s&lt;/a&gt;&lt;/td&gt;&lt;/tr&gt;"</text:span><text:span text:style-name="T8">,</text:span><text:line-break/><text:span text:style-name="T8"> <text:s text:c="19"/>++i, country.id, country.getAt(</text:span><text:span text:style-name="T21">1000000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regionsHtml(StringBuilder text, String countryId) </text:span><text:span text:style-name="T3">throws </text:span><text:span text:style-name="T8">Exception {</text:span><text:line-break/><text:span text:style-name="T8"> <text:s text:c="7"/>Map&lt;String, String&gt; regions = getRegions(countryId);</text:span><text:line-break/><text:span text:style-name="T8"> <text:s text:c="7"/>List&lt;String&gt; regionIds = intern.Utils.getKeysSortedByValue(regions, </text:span><text:span text:style-name="T3">false</text:span><text:span text:style-name="T8">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String id : regionIds) {</text:span><text:line-break/><text:span text:style-name="T8"> <text:s text:c="11"/>text.append(String.format(</text:span><text:span text:style-name="T25">"&lt;tr&gt;&lt;td&gt;%d&lt;/td&gt;&lt;td&gt;" </text:span><text:span text:style-name="T8">+</text:span><text:line-break/><text:span text:style-name="T8"> <text:s text:c="27"/></text:span><text:span text:style-name="T25">"&lt;a href=</text:span><text:span text:style-name="T31">\"</text:span><text:span text:style-name="T25">?task=17&amp;country_id=%s&amp;region_id=%s</text:span><text:span text:style-name="T31">\"</text:span><text:span text:style-name="T25">&gt;%s&lt;/a&gt;&lt;/td&gt;&lt;/tr&gt;"</text:span><text:span text:style-name="T8">,</text:span><text:line-break/><text:span text:style-name="T8"> <text:s text:c="19"/>++i, countryId, id, regions.get(id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citiesHtml(StringBuilder text, String link, String regionId) </text:span><text:span text:style-name="T3">throws </text:span><text:span text:style-name="T8">Exception {</text:span><text:line-break/><text:span text:style-name="T8"> <text:s text:c="7"/>Obb filter = Ob0.createFilter(</text:span><text:span text:style-name="T21">5</text:span><text:span text:style-name="T8">);</text:span><text:line-break/><text:span text:style-name="T8"> <text:s text:c="7"/>Ob0.addCondition(filter, </text:span><text:span text:style-name="T21">1005101368</text:span><text:span text:style-name="T8">, Ob0.ComparisonType.EQ, regionId);</text:span><text:line-break/><text:span text:style-name="T8"> <text:s text:c="7"/>Obb[] citie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cities, Comparator.comparing((Obb city) -&gt; city.getAt(</text:span><text:span text:style-name="T21">1000098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city : cities) {</text:span><text:lin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%s&amp;city_id=%s</text:span><text:span text:style-name="T31">\"</text:span><text:span text:style-name="T25">&gt;%s&lt;/a&gt;&lt;/td&gt;&lt;/tr&gt;"</text:span><text:span text:style-name="T8">,</text:span><text:line-break/><text:span text:style-name="T8"> <text:s text:c="19"/>++i, link, city.id, city.getAt(</text:span><text:span text:style-name="T21">1000098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hotelsHtml(StringBuilder text, String link, String cityId) </text:span><text:span text:style-name="T3">throws </text:span><text:span text:style-name="T8">Exception {</text:span><text:line-break/><text:span text:style-name="T8"> <text:s text:c="7"/>Obb filter = Ob0.createFilter(</text:span><text:span text:style-name="T21">990</text:span><text:span text:style-name="T8">);</text:span><text:line-break/><text:span text:style-name="T8"> <text:s text:c="7"/>Ob0.addCondition(filter, </text:span><text:span text:style-name="T21">1990100059</text:span><text:span text:style-name="T8">, Ob0.ComparisonType.EQ, cityId);</text:span><text:line-break/><text:span text:style-name="T8"> <text:s text:c="7"/>Obb[] hotel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hotels, Comparator.comparing((Obb hotel) -&gt; hotel.getAt(</text:span><text:span text:style-name="T21">1990410000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td&gt;НСы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hotel : hotels) {</text:span><text:lin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%s&amp;hotel_id=%s</text:span><text:span text:style-name="T31">\"</text:span><text:span text:style-name="T25">&gt;%s&lt;/a&gt;&lt;/td&gt;&lt;td&gt;%s&lt;/td&gt;&lt;/tr&gt;"</text:span><text:span text:style-name="T8">,</text:span><text:line-break/><text:span text:style-name="T8"> <text:s text:c="19"/>++i, link, hotel.id, hotel.getAt(</text:span><text:span text:style-name="T21">1990410000</text:span><text:span text:style-name="T8">),</text:span><text:line-break/><text:span text:style-name="T8"> <text:s text:c="19"/>String.join(</text:span><text:span text:style-name="T25">", "</text:span><text:span text:style-name="T8">, hotel.getAts(</text:span><text:span text:style-name="T21">1990423125</text:span><text:span text:style-name="T8">)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roomsHtml(StringBuilder text, String link, String hotelId) </text:span><text:span text:style-name="T3">throws </text:span><text:span text:style-name="T8">Exception {</text:span><text:line-break/><text:span text:style-name="T8"> <text:s text:c="7"/>Obb filter = Ob0.createFilter(</text:span><text:span text:style-name="T21">21</text:span><text:span text:style-name="T8">);</text:span><text:line-break/><text:span text:style-name="T8"> <text:s text:c="7"/>Ob0.addCondition(filter, </text:span><text:span text:style-name="T21">1000169</text:span><text:span text:style-name="T8">, Ob0.ComparisonType.EQ, hotelId);</text:span><text:line-break/><text:span text:style-name="T8"> <text:s text:c="7"/>Obb[] room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rooms, Comparator.comparing((Obb hotel) -&gt; hotel.getAt(</text:span><text:span text:style-name="T21">1000168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room : rooms) {</text:span><text:lin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%s&amp;room_id=%s</text:span><text:span text:style-name="T31">\"</text:span><text:span text:style-name="T25">&gt;%s&lt;/a&gt;&lt;/td&gt;&lt;/tr&gt;"</text:span><text:span text:style-name="T8">,</text:span><text:line-break/><text:soft-page-break/><text:span text:style-name="T8"> <text:s text:c="19"/>++i, link, room.id, room.getAt(</text:span><text:span text:style-name="T21">1000168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nssHtml(StringBuilder text, String link, String roomId) </text:span><text:span text:style-name="T3">throws </text:span><text:span text:style-name="T8">Exception {</text:span><text:line-break/><text:span text:style-name="T8"> <text:s text:c="7"/>Obb filter = Ob0.createFilter(</text:span><text:span text:style-name="T21">46</text:span><text:span text:style-name="T8">);</text:span><text:line-break/><text:span text:style-name="T8"> <text:s text:c="7"/>Ob0.addCondition(filter, </text:span><text:span text:style-name="T21">1000350</text:span><text:span text:style-name="T8">, Ob0.ComparisonType.EQ, roomId);</text:span><text:line-break/><text:span text:style-name="T8"> <text:s text:c="7"/>Obb[] ns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nss, Comparator.comparing((Obb ns) -&gt; ns.getAt(</text:span><text:span text:style-name="T21">1000348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ns : nss) {</text:span><text:lin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%s&amp;ns_id=%s</text:span><text:span text:style-name="T31">\"</text:span><text:span text:style-name="T25">&gt;%s&lt;/a&gt;&lt;/td&gt;&lt;/tr&gt;"</text:span><text:span text:style-name="T8">,</text:span><text:line-break/><text:span text:style-name="T8"> <text:s text:c="19"/>++i, link, ns.id, ns.getAt(</text:span><text:span text:style-name="T21">1000348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quotesHtmlV2(StringBuilder text, String link, String nsId) </text:span><text:span text:style-name="T3">throws </text:span><text:span text:style-name="T8">Exception {</text:span><text:line-break/><text:span text:style-name="T8"> <text:s text:c="7"/>Obb filter = Ob0.createFilter(</text:span><text:span text:style-name="T21">990</text:span><text:span text:style-name="T8">);</text:span><text:line-break/><text:span text:style-name="T8"> <text:s text:c="7"/>Ob0.addCondition(filter, </text:span><text:span text:style-name="T21">1000117</text:span><text:span text:style-name="T8">, Ob0.ComparisonType.EQ, nsId);</text:span><text:line-break/><text:span text:style-name="T8"> <text:s text:c="7"/>Obb[] hotel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hotels, Comparator.comparing((Obb hotel) -&gt; hotel.getAt(</text:span><text:span text:style-name="T21">1000127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hotel : hotels) {</text:span><text:lin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%s&amp;hotel_id=%s</text:span><text:span text:style-name="T31">\"</text:span><text:span text:style-name="T25">&gt;%s&lt;/a&gt;&lt;/td&gt;&lt;/tr&gt;"</text:span><text:span text:style-name="T8">,</text:span><text:line-break/><text:span text:style-name="T8"> <text:s text:c="19"/>++i, link, hotel.id, hotel.getAt(</text:span><text:span text:style-name="T21">1000127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quoteEditHtmlV2(StringBuilder text, String link, String quoteId) </text:span><text:span text:style-name="T3">throws </text:span><text:span text:style-name="T8">Exception {</text:span><text:line-break/><text:span text:style-name="T8"> <text:s text:c="7"/>Obb filter = Ob0.createFilter(</text:span><text:span text:style-name="T21">990</text:span><text:span text:style-name="T8">);</text:span><text:line-break/><text:span text:style-name="T8"> <text:s text:c="7"/>Ob0.addCondition(filter, </text:span><text:span text:style-name="T21">1000117</text:span><text:span text:style-name="T8">, Ob0.ComparisonType.EQ, quoteId);</text:span><text:line-break/><text:span text:style-name="T8"> <text:s text:c="7"/>Obb[] hotels = Ob0.getSrcObs(mains, filter, </text:span><text:span text:style-name="T21">0</text:span><text:span text:style-name="T8">, </text:span><text:span text:style-name="T21">0</text:span><text:span text:style-name="T8">);</text:span><text:line-break/><text:span text:style-name="T8"> <text:s text:c="7"/>Arrays.sort(hotels, Comparator.comparing((Obb hotel) -&gt; hotel.getAt(</text:span><text:span text:style-name="T21">1000127</text:span><text:span text:style-name="T8">)));</text:span><text:line-break/><text:span text:style-name="T8"> <text:s text:c="7"/>text.append(</text:span><text:span text:style-name="T25">"&lt;table class=</text:span><text:span text:style-name="T31">\"</text:span><text:span text:style-name="T25">data</text:span><text:span text:style-name="T31">\"</text:span><text:span text:style-name="T25">&gt;&lt;tr&gt;&lt;td&gt;№&lt;/td&gt;&lt;td&gt;Название&lt;/td&gt;&lt;/tr&gt;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hotel : hotels) {</text:span><text:line-break/><text:span text:style-name="T8"> <text:s text:c="11"/>text.append(String.format(</text:span><text:span text:style-name="T25">"&lt;tr&gt;&lt;td&gt;%d&lt;/td&gt;&lt;td&gt;&lt;a href=</text:span><text:span text:style-name="T31">\"</text:span><text:span text:style-name="T25">%s&amp;hotel_id=%s</text:span><text:span text:style-name="T31">\"</text:span><text:span text:style-name="T25">&gt;%s&lt;/a&gt;&lt;/td&gt;&lt;/tr&gt;"</text:span><text:span text:style-name="T8">,</text:span><text:line-break/><text:span text:style-name="T8"> <text:s text:c="19"/>++i, link, hotel.id, hotel.getAt(</text:span><text:span text:style-name="T21">1000127</text:span><text:span text:style-name="T8">)));</text:span><text:line-break/><text:span text:style-name="T8"> <text:s text:c="7"/>}</text:span><text:line-break/><text:span text:style-name="T8"> <text:s text:c="7"/>text.append(</text:span><text:span text:style-name="T25">"&lt;/table&gt;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static class </text:span><text:span text:style-name="T8">StackPager {</text:span><text:line-break/><text:span text:style-name="T8"> <text:s text:c="7"/></text:span><text:span text:style-name="T3">private final </text:span><text:span text:style-name="T8">List&lt;Supplier&lt;Boolean&gt;&gt; predicates = </text:span><text:span text:style-name="T3">new </text:span><text:span text:style-name="T8">ArrayList&lt;&gt;();</text:span><text:line-break/><text:span text:style-name="T8"> <text:s text:c="7"/></text:span><text:span text:style-name="T3">private final </text:span><text:span text:style-name="T8">List&lt;Supplier&lt;String&gt;&gt; links = </text:span><text:span text:style-name="T3">new </text:span><text:span text:style-name="T8">ArrayList&lt;&gt;();</text:span><text:line-break/><text:span text:style-name="T8"> <text:s text:c="7"/></text:span><text:span text:style-name="T3">private final </text:span><text:span text:style-name="T8">List&lt;Supplier&lt;String&gt;&gt; names = </text:span><text:span text:style-name="T3">new </text:span><text:span text:style-name="T8">ArrayList&lt;&gt;();</text:span><text:line-break/><text:span text:style-name="T8"> <text:s text:c="7"/></text:span><text:span text:style-name="T3">private final </text:span><text:span text:style-name="T8">List&lt;Consumer&lt;String&gt;&gt; consumers = </text:span><text:span text:style-name="T3">new </text:span><text:span text:style-name="T8">ArrayList&lt;&gt;();</text:span><text:line-break/><text:line-break/><text:span text:style-name="T8"> <text:s text:c="7"/>StackPager add(Supplier&lt;Boolean&gt; predicate, Supplier&lt;String&gt; link,</text:span><text:line-break/><text:span text:style-name="T8"> <text:s text:c="22"/>Supplier&lt;String&gt; name, Consumer&lt;String&gt; consumer) {</text:span><text:line-break/><text:span text:style-name="T8"> <text:s text:c="11"/>predicates.add(predicate);</text:span><text:line-break/><text:span text:style-name="T8"> <text:s text:c="11"/>links.add(link);</text:span><text:line-break/><text:span text:style-name="T8"> <text:s text:c="11"/>names.add(name);</text:span><text:line-break/><text:soft-page-break/><text:span text:style-name="T8"> <text:s text:c="11"/>consumers.add(consumer);</text:span><text:line-break/><text:span text:style-name="T8"> <text:s text:c="11"/></text:span><text:span text:style-name="T3">return this</text:span><text:span text:style-name="T8">;</text:span><text:line-break/><text:span text:style-name="T8"> <text:s text:c="7"/>}</text:span><text:line-break/><text:line-break/><text:span text:style-name="T8"> <text:s text:c="7"/></text:span><text:span text:style-name="T3">void </text:span><text:span text:style-name="T8">run(StringBuilder text) </text:span><text:span text:style-name="T3">throws </text:span><text:span text:style-name="T8">Exception {</text:span><text:line-break/><text:span text:style-name="T8"> <text:s text:c="11"/>StringBuilder link = </text:span><text:span text:style-name="T3">new </text:span><text:span text:style-name="T8">StringBuilder();</text:span><text:line-break/><text:span text:style-name="T8"> <text:s text:c="11"/>StringBuilder name = </text:span><text:span text:style-name="T3">new </text:span><text:span text:style-name="T8">StringBuilder();</text:span><text:line-break/><text:span text:style-name="T8"> <text:s text:c="11"/></text:span><text:span text:style-name="T3">int </text:span><text:span text:style-name="T8">n = </text:span><text:span text:style-name="T21">0</text:span><text:span text:style-name="T8">;</text:span><text:line-break/><text:span text:style-name="T8"> <text:s text:c="11"/></text:span><text:span text:style-name="T3">while</text:span><text:span text:style-name="T8">(++n &lt; predicates.size() &amp;&amp; predicates.get(n).get());</text:span><text:line-break/><text:span text:style-name="T8"> <text:s text:c="11"/></text:span><text:span text:style-name="T3">for</text:span><text:span text:style-name="T8">(</text:span><text:span text:style-name="T3">int </text:span><text:span text:style-name="T8">i = </text:span><text:span text:style-name="T21">0</text:span><text:span text:style-name="T8">; i &lt; n; ++i) {</text:span><text:line-break/><text:span text:style-name="T8"> <text:s text:c="15"/>link.append(i == </text:span><text:span text:style-name="T21">0 </text:span><text:span text:style-name="T8">? </text:span><text:span text:style-name="T25">"eldar?" </text:span><text:span text:style-name="T8">: </text:span><text:span text:style-name="T25">"&amp;"</text:span><text:span text:style-name="T8">).append(links.get(i).get());</text:span><text:line-break/><text:span text:style-name="T8"> <text:s text:c="15"/>name.append(i == </text:span><text:span text:style-name="T21">0 </text:span><text:span text:style-name="T8">? </text:span><text:span text:style-name="T25">"" </text:span><text:span text:style-name="T8">: </text:span><text:span text:style-name="T25">" -&gt; "</text:span><text:span text:style-name="T8">).append(i &lt; n - </text:span><text:span text:style-name="T21">1 </text:span><text:span text:style-name="T8">? String.format(</text:span><text:span text:style-name="T25">"&lt;a href=</text:span><text:span text:style-name="T31">\"</text:span><text:span text:style-name="T25">%s</text:span><text:span text:style-name="T31">\"</text:span><text:span text:style-name="T25">&gt;"</text:span><text:span text:style-name="T8">, link) : </text:span><text:span text:style-name="T25">""</text:span><text:span text:style-name="T8">)</text:span><text:line-break/><text:span text:style-name="T8"> <text:s text:c="23"/>.append(names.get(i).get()).append(i &lt; n - </text:span><text:span text:style-name="T21">1 </text:span><text:span text:style-name="T8">? </text:span><text:span text:style-name="T25">"&lt;/a&gt;" </text:span><text:span text:style-name="T8">: </text:span><text:span text:style-name="T25">""</text:span><text:span text:style-name="T8">);</text:span><text:line-break/><text:span text:style-name="T8"> <text:s text:c="11"/>}</text:span><text:line-break/><text:span text:style-name="T8"> <text:s text:c="11"/>text.append(</text:span><text:span text:style-name="T25">"&lt;div style=</text:span><text:span text:style-name="T31">\"</text:span><text:span text:style-name="T25">text-align:center; margin-bottom:20px;</text:span><text:span text:style-name="T31">\"</text:span><text:span text:style-name="T25">&gt;"</text:span><text:span text:style-name="T8">).append(name).append(</text:span><text:span text:style-name="T25">"&lt;/div&gt;"</text:span><text:span text:style-name="T8">);</text:span><text:line-break/><text:span text:style-name="T8"> <text:s text:c="11"/>consumers.get(n - </text:span><text:span text:style-name="T21">1</text:span><text:span text:style-name="T8">).accept(link.toString());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3">public interface </text:span><text:span text:style-name="T8">Supplier&lt;T&gt; {</text:span><text:line-break/><text:span text:style-name="T8"> <text:s text:c="7"/>T get() </text:span><text:span text:style-name="T3">throws </text:span><text:span text:style-name="T8">Exception;</text:span><text:line-break/><text:span text:style-name="T8"> <text:s text:c="3"/>}</text:span><text:line-break/><text:line-break/><text:span text:style-name="T8"> <text:s text:c="3"/></text:span><text:span text:style-name="T3">public interface </text:span><text:span text:style-name="T8">Consumer&lt;T&gt; {</text:span><text:line-break/><text:span text:style-name="T8"> <text:s text:c="7"/></text:span><text:span text:style-name="T3">void </text:span><text:span text:style-name="T8">accept(T arg) </text:span><text:span text:style-name="T3">throws </text:span><text:span text:style-name="T8">Exception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printHtmlWithAuth(String userEMail, String title, String text) </text:span><text:span text:style-name="T3">throws </text:span><text:span text:style-name="T8">Exception {</text:span><text:line-break/><text:span text:style-name="T8"> <text:s text:c="7"/>String task = request.getParameter(</text:span><text:span text:style-name="T25">"task"</text:span><text:span text:style-name="T8">);</text:span><text:line-break/><text:span text:style-name="T8"> <text:s text:c="7"/>authTask(userEMail != </text:span><text:span text:style-name="T3">null</text:span><text:span text:style-name="T8">);</text:span><text:line-break/><text:span text:style-name="T8"> <text:s text:c="7"/>StringBuilder output = </text:span><text:span text:style-name="T3">new </text:span><text:span text:style-name="T8">StringBuilder();</text:span><text:line-break/><text:span text:style-name="T8"> <text:s text:c="7"/>output.append(</text:span><text:span text:style-name="T25">"&lt;div style=</text:span><text:span text:style-name="T31">\"</text:span><text:span text:style-name="T25">text-align:center;margin-bottom:20px;</text:span><text:span text:style-name="T31">\"</text:span><text:span text:style-name="T25">&gt;"</text:span><text:span text:style-name="T8">);</text:span><text:line-break/><text:span text:style-name="T8"> <text:s text:c="7"/></text:span><text:span text:style-name="T3">if</text:span><text:span text:style-name="T8">(userEMail == </text:span><text:span text:style-name="T3">null</text:span><text:span text:style-name="T8">) {</text:span><text:line-break/><text:span text:style-name="T8"> <text:s text:c="11"/>output.append(</text:span><text:span text:style-name="T25">"&lt;a href=</text:span><text:span text:style-name="T31">\"</text:span><text:span text:style-name="T25">?task=" </text:span><text:span text:style-name="T8">+ task + </text:span><text:span text:style-name="T25">"&amp;auth=need</text:span><text:span text:style-name="T31">\"</text:span><text:span text:style-name="T25">&gt;Авторизоваться&lt;/a&gt;"</text:span><text:span text:style-name="T8">);</text:span><text:line-break/><text:span text:style-name="T8"> <text:s text:c="7"/>} </text:span><text:span text:style-name="T3">else </text:span><text:span text:style-name="T8">{</text:span><text:line-break/><text:span text:style-name="T8"> <text:s text:c="11"/>output.append(</text:span><text:span text:style-name="T25">"Привет, " </text:span><text:span text:style-name="T8">+ userEMail + </text:span><text:span text:style-name="T25">"!"</text:span><text:span text:style-name="T8">);</text:span><text:line-break/><text:span text:style-name="T8"> <text:s text:c="7"/>}</text:span><text:line-break/><text:span text:style-name="T8"> <text:s text:c="7"/>output.append(</text:span><text:span text:style-name="T25">"&lt;/div&gt;"</text:span><text:span text:style-name="T8">);</text:span><text:line-break/><text:span text:style-name="T8"> <text:s text:c="7"/>printHtml(title, output + text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authTask(</text:span><text:span text:style-name="T3">boolean </text:span><text:span text:style-name="T8">isAuth) </text:span><text:span text:style-name="T3">throws </text:span><text:span text:style-name="T8">Exception {</text:span><text:line-break/><text:span text:style-name="T8"> <text:s text:c="7"/>String authParameter = request.getParameter(</text:span><text:span text:style-name="T25">"auth"</text:span><text:span text:style-name="T8">);</text:span><text:line-break/><text:span text:style-name="T8"> <text:s text:c="7"/></text:span><text:span text:style-name="T3">boolean </text:span><text:span text:style-name="T8">doYouNeedAuth = authParameter != </text:span><text:span text:style-name="T3">null </text:span><text:span text:style-name="T8">&amp;&amp; authParameter.equals(</text:span><text:span text:style-name="T25">"need"</text:span><text:span text:style-name="T8">);</text:span><text:line-break/><text:span text:style-name="T8"> <text:s text:c="7"/></text:span><text:span text:style-name="T3">boolean </text:span><text:span text:style-name="T8">doYouNeedQuit = authParameter != </text:span><text:span text:style-name="T3">null </text:span><text:span text:style-name="T8">&amp;&amp; authParameter.equals(</text:span><text:span text:style-name="T25">"quit"</text:span><text:span text:style-name="T8">);</text:span><text:line-break/><text:span text:style-name="T8"> <text:s text:c="7"/></text:span><text:span text:style-name="T3">if</text:span><text:span text:style-name="T8">(!isAuth &amp;&amp; doYouNeedAuth) {</text:span><text:line-break/><text:span text:style-name="T8"> <text:s text:c="11"/>AuthServlet.isAuth(request, response, mains, </text:span><text:span text:style-name="T25">"meta"</text:span><text:span text:style-name="T8">);</text:span><text:line-break/><text:span text:style-name="T8"> <text:s text:c="7"/>}</text:span><text:line-break/><text:span text:style-name="T8"> <text:s text:c="7"/></text:span><text:span text:style-name="T3">if</text:span><text:span text:style-name="T8">(isAuth &amp;&amp; doYouNeedQuit) {</text:span><text:line-break/><text:span text:style-name="T8"> <text:s text:c="11"/>String task = request.getParameter(</text:span><text:span text:style-name="T25">"task"</text:span><text:span text:style-name="T8">);</text:span><text:line-break/><text:span text:style-name="T8"> <text:s text:c="11"/>response.setContentType(</text:span><text:span text:style-name="T25">"text/html; charset=UTF-8"</text:span><text:span text:style-name="T8">);</text:span><text:line-break/><text:span text:style-name="T8"> <text:s text:c="11"/>Cookie[] cookies = request.getCookies();</text:span><text:line-break/><text:span text:style-name="T8"> <text:s text:c="11"/></text:span><text:span text:style-name="T3">if</text:span><text:span text:style-name="T8">(cookies != </text:span><text:span text:style-name="T3">null</text:span><text:span text:style-name="T8">) {</text:span><text:line-break/><text:span text:style-name="T8"> <text:s text:c="15"/></text:span><text:span text:style-name="T3">for </text:span><text:span text:style-name="T8">(</text:span><text:span text:style-name="T3">var </text:span><text:span text:style-name="T8">cookie : cookies) {</text:span><text:line-break/><text:span text:style-name="T8"> <text:s text:c="19"/>cookie.setValue(</text:span><text:span text:style-name="T25">""</text:span><text:span text:style-name="T8">);</text:span><text:line-break/><text:span text:style-name="T8"> <text:s text:c="19"/>cookie.setPath(</text:span><text:span text:style-name="T25">"/"</text:span><text:span text:style-name="T8">);</text:span><text:line-break/><text:span text:style-name="T8"> <text:s text:c="19"/>cookie.setMaxAge(</text:span><text:span text:style-name="T21">0</text:span><text:span text:style-name="T8">);</text:span><text:line-break/><text:span text:style-name="T8"> <text:s text:c="19"/>response.addCookie(cookie);</text:span><text:line-break/><text:span text:style-name="T8"> <text:s text:c="15"/>}</text:span><text:line-break/><text:span text:style-name="T8"> <text:s text:c="11"/>}</text:span><text:line-break/><text:soft-page-break/><text:span text:style-name="T8"> <text:s text:c="11"/>response.sendRedirect(</text:span><text:span text:style-name="T25">"eldar?task=" </text:span><text:span text:style-name="T8">+ task);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3">public boolean </text:span><text:span text:style-name="T8">hasRole(String role) {</text:span><text:line-break/><text:span text:style-name="T8"> <text:s text:c="7"/></text:span><text:span text:style-name="T3">if</text:span><text:span text:style-name="T8">(getUserEMail() == </text:span><text:span text:style-name="T3">null</text:span><text:span text:style-name="T8">) {</text:span><text:line-break/><text:span text:style-name="T8"> <text:s text:c="11"/></text:span><text:span text:style-name="T3">return false</text:span><text:span text:style-name="T8">;</text:span><text:line-break/><text:span text:style-name="T8"> <text:s text:c="7"/>}</text:span><text:line-break/><text:span text:style-name="T8"> <text:s text:c="7"/>Obb obUser = getUser();</text:span><text:line-break/><text:span text:style-name="T8"> <text:s text:c="7"/></text:span><text:span text:style-name="T3">return </text:span><text:span text:style-name="T8">Base.userHasRole(mains, Ob0.metaconnname, obUser, role);</text:span><text:line-break/><text:span text:style-name="T8"> <text:s text:c="3"/>}</text:span><text:line-break/><text:line-break/><text:span text:style-name="T8"> <text:s text:c="3"/></text:span><text:span text:style-name="T3">public int </text:span><text:span text:style-name="T8">hasTitle(String role) {</text:span><text:line-break/><text:span text:style-name="T8"> <text:s text:c="7"/></text:span><text:span text:style-name="T3">if</text:span><text:span text:style-name="T8">(getUserEMail() == </text:span><text:span text:style-name="T3">null</text:span><text:span text:style-name="T8">) {</text:span><text:line-break/><text:span text:style-name="T8"> <text:s text:c="11"/></text:span><text:span text:style-name="T3">return </text:span><text:span text:style-name="T8">-</text:span><text:span text:style-name="T21">5</text:span><text:span text:style-name="T8">;</text:span><text:line-break/><text:span text:style-name="T8"> <text:s text:c="7"/>}</text:span><text:line-break/><text:span text:style-name="T8"> <text:s text:c="7"/>User whoami = AuthServlet.isAuth(request, response, mains, </text:span><text:span text:style-name="T25">"meta"</text:span><text:span text:style-name="T8">);</text:span><text:line-break/><text:span text:style-name="T8"> <text:s text:c="7"/>Obb obUser = PersonalPageServlet.getUserByComm(mains, whoami);</text:span><text:line-break/><text:span text:style-name="T8"> <text:s text:c="7"/></text:span><text:span text:style-name="T3">return </text:span><text:span text:style-name="T8">Base.userHasRole(mains, Ob0.metaconnname, whoami, obUser, </text:span><text:span text:style-name="T25">"100718258857"</text:span><text:span text:style-name="T8">,</text:span><text:line-break/><text:span text:style-name="T8"> <text:s text:c="15"/>request.getHeader(</text:span><text:span text:style-name="T25">"X-Real-IP"</text:span><text:span text:style-name="T8">), request.getHeader(</text:span><text:span text:style-name="T25">"User-Agent"</text:span><text:span text:style-name="T8">));</text:span><text:line-break/><text:span text:style-name="T8"> <text:s text:c="3"/>}</text:span><text:line-break/><text:line-break/><text:span text:style-name="T8"> <text:s text:c="3"/></text:span><text:span text:style-name="T3">public </text:span><text:span text:style-name="T8">Obb getUser() {</text:span><text:line-break/><text:span text:style-name="T8"> <text:s text:c="7"/>User whoami = AuthServlet.isAuth(request, response, mains, </text:span><text:span text:style-name="T25">"meta"</text:span><text:span text:style-name="T8">);</text:span><text:line-break/><text:span text:style-name="T8"> <text:s text:c="7"/></text:span><text:span text:style-name="T3">return </text:span><text:span text:style-name="T8">PersonalPageServlet.getUserByComm(mains, whoami);</text:span><text:line-break/><text:span text:style-name="T8"> <text:s text:c="3"/>}</text:span><text:line-break/><text:line-break/><text:span text:style-name="T8"> <text:s text:c="3"/></text:span><text:span text:style-name="T3">public </text:span><text:span text:style-name="T8">String getUserEMail() {</text:span><text:line-break/><text:span text:style-name="T8"> <text:s text:c="7"/>Cookie[] cookies = request.getCookies();</text:span><text:line-break/><text:span text:style-name="T8"> <text:s text:c="7"/></text:span><text:span text:style-name="T3">boolean </text:span><text:span text:style-name="T8">A100 = </text:span><text:span text:style-name="T3">false</text:span><text:span text:style-name="T8">, Z100 = </text:span><text:span text:style-name="T3">false</text:span><text:span text:style-name="T8">;</text:span><text:line-break/><text:span text:style-name="T8"> <text:s text:c="7"/>String L = </text:span><text:span text:style-name="T3">null</text:span><text:span text:style-name="T8">;</text:span><text:line-break/><text:span text:style-name="T8"> <text:s text:c="7"/></text:span><text:span text:style-name="T3">if</text:span><text:span text:style-name="T8">(cookies != </text:span><text:span text:style-name="T3">null</text:span><text:span text:style-name="T8">) {</text:span><text:line-break/><text:span text:style-name="T8"> <text:s text:c="11"/></text:span><text:span text:style-name="T3">for </text:span><text:span text:style-name="T8">(</text:span><text:span text:style-name="T3">var </text:span><text:span text:style-name="T8">cookie : cookies) {</text:span><text:line-break/><text:span text:style-name="T8"> <text:s text:c="15"/></text:span><text:span text:style-name="T3">if </text:span><text:span text:style-name="T8">(cookie.getName().equals(</text:span><text:span text:style-name="T25">"A100"</text:span><text:span text:style-name="T8">) &amp;&amp; !cookie.getValue().equals(</text:span><text:span text:style-name="T25">""</text:span><text:span text:style-name="T8">)) {</text:span><text:line-break/><text:span text:style-name="T8"> <text:s text:c="19"/>A100 = </text:span><text:span text:style-name="T3">true</text:span><text:span text:style-name="T8">;</text:span><text:line-break/><text:span text:style-name="T8"> <text:s text:c="15"/>}</text:span><text:line-break/><text:span text:style-name="T8"> <text:s text:c="15"/></text:span><text:span text:style-name="T3">if </text:span><text:span text:style-name="T8">(cookie.getName().equals(</text:span><text:span text:style-name="T25">"Z100"</text:span><text:span text:style-name="T8">) &amp;&amp; !cookie.getValue().equals(</text:span><text:span text:style-name="T25">""</text:span><text:span text:style-name="T8">)) {</text:span><text:line-break/><text:span text:style-name="T8"> <text:s text:c="19"/>Z100 = </text:span><text:span text:style-name="T3">true</text:span><text:span text:style-name="T8">;</text:span><text:line-break/><text:span text:style-name="T8"> <text:s text:c="15"/>}</text:span><text:line-break/><text:span text:style-name="T8"> <text:s text:c="15"/></text:span><text:span text:style-name="T3">if </text:span><text:span text:style-name="T8">(cookie.getName().equals(</text:span><text:span text:style-name="T25">"L"</text:span><text:span text:style-name="T8">) &amp;&amp; !cookie.getValue().equals(</text:span><text:span text:style-name="T25">""</text:span><text:span text:style-name="T8">)) {</text:span><text:line-break/><text:span text:style-name="T8"> <text:s text:c="19"/>L = cookie.getValue();</text:span><text:line-break/><text:span text:style-name="T8"> <text:s text:c="15"/>}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3">return </text:span><text:span text:style-name="T8">A100 &amp;&amp; Z100 ? L : </text:span><text:span text:style-name="T3">null</text:span><text:span text:style-name="T8">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cheatCode() </text:span><text:span text:style-name="T3">throws </text:span><text:span text:style-name="T8">Exception {</text:span><text:line-break/><text:span text:style-name="T8"> <text:s text:c="7"/>response.setContentType(</text:span><text:span text:style-name="T25">"application/json; charset=UTF-8"</text:span><text:span text:style-name="T8">);</text:span><text:line-break/><text:span text:style-name="T8"> <text:s text:c="7"/>String type = request.getParameter(</text:span><text:span text:style-name="T25">"type"</text:span><text:span text:style-name="T8">);</text:span><text:line-break/><text:span text:style-name="T8"> <text:s text:c="7"/>String s_begin = request.getParameter(</text:span><text:span text:style-name="T25">"begin"</text:span><text:span text:style-name="T8">);</text:span><text:line-break/><text:span text:style-name="T8"> <text:s text:c="7"/>String s_count = request.getParameter(</text:span><text:span text:style-name="T25">"count"</text:span><text:span text:style-name="T8">);</text:span><text:line-break/><text:span text:style-name="T8"> <text:s text:c="7"/>String s_id = request.getParameter(</text:span><text:span text:style-name="T25">"id"</text:span><text:span text:style-name="T8">);</text:span><text:line-break/><text:span text:style-name="T8"> <text:s text:c="7"/>String s_atid = request.getParameter(</text:span><text:span text:style-name="T25">"at"</text:span><text:span text:style-name="T8">);</text:span><text:line-break/><text:span text:style-name="T8"> <text:s text:c="7"/>String s_val = request.getParameter(</text:span><text:span text:style-name="T25">"val"</text:span><text:span text:style-name="T8">);</text:span><text:line-break/><text:span text:style-name="T8"> <text:s text:c="7"/></text:span><text:span text:style-name="T3">int </text:span><text:span text:style-name="T8">begin, count;</text:span><text:line-break/><text:span text:style-name="T8"> <text:s text:c="7"/>Obb[] obbs;</text:span><text:line-break/><text:span text:style-name="T8"> <text:s text:c="7"/></text:span><text:span text:style-name="T3">if</text:span><text:span text:style-name="T8">(NumberUtils.isNumber(s_id)) {</text:span><text:line-break/><text:span text:style-name="T8"> <text:s text:c="11"/>obbs = </text:span><text:span text:style-name="T3">new </text:span><text:span text:style-name="T8">Obb[]{Ob0.getOb(mains, s_id)};</text:span><text:line-break/><text:span text:style-name="T8"> <text:s text:c="7"/>} </text:span><text:span text:style-name="T3">else </text:span><text:span text:style-name="T8">{</text:span><text:line-break/><text:span text:style-name="T8"> <text:s text:c="11"/></text:span><text:span text:style-name="T3">if</text:span><text:span text:style-name="T8">(!NumberUtils.isNumber(type)) {</text:span><text:line-break/><text:span text:style-name="T8"> <text:s text:c="15"/></text:span><text:span text:style-name="T3">return</text:span><text:span text:style-name="T8">;</text:span><text:line-break/><text:soft-page-break/><text:span text:style-name="T8"> <text:s text:c="11"/>}</text:span><text:line-break/><text:span text:style-name="T8"> <text:s text:c="11"/>begin = !NumberUtils.isNumber(s_begin) ? </text:span><text:span text:style-name="T21">0 </text:span><text:span text:style-name="T8">: Integer.parseInt(s_begin);</text:span><text:line-break/><text:span text:style-name="T8"> <text:s text:c="11"/>count = !NumberUtils.isNumber(s_count) ? </text:span><text:span text:style-name="T21">0 </text:span><text:span text:style-name="T8">: Integer.parseInt(s_count);</text:span><text:line-break/><text:span text:style-name="T8"> <text:s text:c="11"/>Obb filter = Ob0.createFilter(Integer.parseInt(type));</text:span><text:line-break/><text:span text:style-name="T8"> <text:s text:c="11"/></text:span><text:span text:style-name="T3">if</text:span><text:span text:style-name="T8">(NumberUtils.isNumber(s_atid) &amp;&amp; NumberUtils.isNumber(s_val)) {</text:span><text:line-break/><text:span text:style-name="T8"> <text:s text:c="15"/>Ob0.addCondition(filter, Integer.parseInt(s_atid), Ob0.ComparisonType.EQ, s_val);</text:span><text:line-break/><text:span text:style-name="T8"> <text:s text:c="11"/>}</text:span><text:line-break/><text:span text:style-name="T8"> <text:s text:c="11"/>obbs = Ob0.getSrcObs(mains, filter, begin, count);</text:span><text:line-break/><text:span text:style-name="T8"> <text:s text:c="7"/>}</text:span><text:line-break/><text:span text:style-name="T8"> <text:s text:c="7"/>out.print(</text:span><text:span text:style-name="T25">"["</text:span><text:span text:style-name="T8">);</text:span><text:line-break/><text:span text:style-name="T8"> <text:s text:c="7"/></text:span><text:span text:style-name="T3">int </text:span><text:span text:style-name="T8">i = </text:span><text:span text:style-name="T21">0</text:span><text:span text:style-name="T8">;</text:span><text:line-break/><text:span text:style-name="T8"> <text:s text:c="7"/></text:span><text:span text:style-name="T3">for</text:span><text:span text:style-name="T8">(Obb obb : obbs) {</text:span><text:line-break/><text:span text:style-name="T8"> <text:s text:c="11"/>out.printf(</text:span><text:span text:style-name="T25">"{</text:span><text:span text:style-name="T31">\"</text:span><text:span text:style-name="T25">id</text:span><text:span text:style-name="T31">\"</text:span><text:span text:style-name="T25">:</text:span><text:span text:style-name="T31">\"</text:span><text:span text:style-name="T25">%s</text:span><text:span text:style-name="T31">\"</text:span><text:span text:style-name="T25">,</text:span><text:span text:style-name="T31">\"</text:span><text:span text:style-name="T25">id_user</text:span><text:span text:style-name="T31">\"</text:span><text:span text:style-name="T25">:</text:span><text:span text:style-name="T31">\"</text:span><text:span text:style-name="T25">%s</text:span><text:span text:style-name="T31">\"</text:span><text:span text:style-name="T25">,"</text:span><text:span text:style-name="T8">, obb.id, obb.id_user);</text:span><text:line-break/><text:span text:style-name="T8"> <text:s text:c="11"/></text:span><text:span text:style-name="T3">int </text:span><text:span text:style-name="T8">j = </text:span><text:span text:style-name="T21">0</text:span><text:span text:style-name="T8">;</text:span><text:line-break/><text:span text:style-name="T8"> <text:s text:c="11"/></text:span><text:span text:style-name="T3">for</text:span><text:span text:style-name="T8">(String key : obb.zn.keySet()) {</text:span><text:line-break/><text:span text:style-name="T8"> <text:s text:c="15"/>out.printf(</text:span><text:span text:style-name="T25">"</text:span><text:span text:style-name="T31">\"</text:span><text:span text:style-name="T25">%s</text:span><text:span text:style-name="T31">\"</text:span><text:span text:style-name="T25">:</text:span><text:span text:style-name="T31">\"</text:span><text:span text:style-name="T25">%s</text:span><text:span text:style-name="T31">\"</text:span><text:span text:style-name="T25">%s"</text:span><text:span text:style-name="T8">, key, obb.getAt(key), ++j &lt; obb.zn.size() ? </text:span><text:span text:style-name="T25">"," </text:span><text:span text:style-name="T8">: </text:span><text:span text:style-name="T25">""</text:span><text:span text:style-name="T8">);</text:span><text:line-break/><text:span text:style-name="T8"> <text:s text:c="11"/>}</text:span><text:line-break/><text:span text:style-name="T8"> <text:s text:c="11"/>out.printf(</text:span><text:span text:style-name="T25">"}%s"</text:span><text:span text:style-name="T8">, ++i &lt; obbs.length ? </text:span><text:span text:style-name="T25">"," </text:span><text:span text:style-name="T8">: </text:span><text:span text:style-name="T25">""</text:span><text:span text:style-name="T8">);</text:span><text:line-break/><text:span text:style-name="T8"> <text:s text:c="7"/>}</text:span><text:line-break/><text:span text:style-name="T8"> <text:s text:c="7"/>out.print(</text:span><text:span text:style-name="T25">"]"</text:span><text:span text:style-name="T8">);</text:span><text:line-break/><text:span text:style-name="T8"> <text:s text:c="3"/>}</text:span><text:line-break/><text:line-break/><text:span text:style-name="T8"> <text:s text:c="3"/></text:span><text:span text:style-name="T3">public void </text:span><text:span text:style-name="T8">cheatFunction() </text:span><text:span text:style-name="T3">throws </text:span><text:span text:style-name="T8">Exception {</text:span><text:line-break/><text:span text:style-name="T8"> <text:s text:c="7"/></text:span><text:span text:style-name="T37">/*Obb ob = Ob0.getOb(mains, "103610006184");</text:span><text:line-break/><text:span text:style-name="T37"> <text:s text:c="7"/>ob.zn.remove("1799210047");</text:span><text:line-break/><text:span text:style-name="T37"> <text:s text:c="7"/>ob.zn.remove("1799510027");</text:span><text:line-break/><text:span text:style-name="T37"> <text:s text:c="7"/>ob.id_user = myId;</text:span><text:line-break/><text:span text:style-name="T37"> <text:s text:c="7"/>Ob0.edtOb(mains, ob);</text:span><text:line-break/><text:span text:style-name="T37"> <text:s text:c="7"/>out.print(ob.zn);*/</text:span><text:line-break/><text:span text:style-name="T37"> <text:s text:c="3"/></text:span><text:span text:style-name="T8">}</text:span><text:line-break/><text:line-break/><text:span text:style-name="T8"> <text:s text:c="3"/></text:span><text:span text:style-name="T3">public void </text:span><text:span text:style-name="T8">printHtml(String title, String text) {</text:span><text:line-break/><text:span text:style-name="T8"> <text:s text:c="7"/>response.setContentType(</text:span><text:span text:style-name="T25">"text/html; charset=UTF-8"</text:span><text:span text:style-name="T8">);</text:span><text:line-break/><text:span text:style-name="T8"> <text:s text:c="7"/>String task = request.getParameter(</text:span><text:span text:style-name="T25">"task"</text:span><text:span text:style-name="T8">);</text:span><text:line-break/><text:span text:style-name="T8"> <text:s text:c="7"/>StringBuilder output = </text:span><text:span text:style-name="T3">new </text:span><text:span text:style-name="T8">StringBuilder();</text:span><text:line-break/><text:span text:style-name="T8"> <text:s text:c="7"/>output.append(String.format(</text:span><text:span text:style-name="T25">"&lt;!doctype html&gt;&lt;html&gt;&lt;head&gt;&lt;title&gt;%s&lt;/title&gt;&lt;style&gt;" </text:span><text:span text:style-name="T8">+</text:span><text:line-break/><text:span text:style-name="T8"> <text:s text:c="15"/></text:span><text:span text:style-name="T25">"table { margin: 0px auto; }" </text:span><text:span text:style-name="T8">+</text:span><text:line-break/><text:span text:style-name="T8"> <text:s text:c="15"/></text:span><text:span text:style-name="T25">"table.form tr td:first-child { text-align:right; }" </text:span><text:span text:style-name="T8">+</text:span><text:line-break/><text:span text:style-name="T8"> <text:s text:c="15"/></text:span><text:span text:style-name="T25">"table.form tr td:last-child { text-align:left; }" </text:span><text:span text:style-name="T8">+</text:span><text:line-break/><text:span text:style-name="T8"> <text:s text:c="15"/></text:span><text:span text:style-name="T25">"table.data { border: solid 1px #ccc; border-spacing: 3px;" </text:span><text:span text:style-name="T8">+</text:span><text:line-break/><text:span text:style-name="T8"> <text:s text:c="15"/></text:span><text:span text:style-name="T25">"border-collapse: collapse; margin-bottom:10px; }" </text:span><text:span text:style-name="T8">+</text:span><text:line-break/><text:span text:style-name="T8"> <text:s text:c="15"/></text:span><text:span text:style-name="T25">"table.data tr:first-child { font-weight:bold; }" </text:span><text:span text:style-name="T8">+</text:span><text:line-break/><text:span text:style-name="T8"> <text:s text:c="15"/></text:span><text:span text:style-name="T25">"table.data td { border: solid 1px #ccc; padding: 5px; }" </text:span><text:span text:style-name="T8">+</text:span><text:line-break/><text:span text:style-name="T8"> <text:s text:c="15"/></text:span><text:span text:style-name="T25">"form { margin: 0px auto; margin-bottom:20px; text-align:center;" </text:span><text:span text:style-name="T8">+</text:span><text:line-break/><text:span text:style-name="T8"> <text:s text:c="15"/></text:span><text:span text:style-name="T25">"padding:10px; }" </text:span><text:span text:style-name="T8">+</text:span><text:line-break/><text:span text:style-name="T8"> <text:s text:c="15"/></text:span><text:span text:style-name="T25">"ul { list-style: none; }" </text:span><text:span text:style-name="T8">+</text:span><text:line-break/><text:span text:style-name="T8"> <text:s text:c="15"/></text:span><text:span text:style-name="T25">"ul li:before { content: </text:span><text:span text:style-name="T31">\"</text:span><text:span text:style-name="T25">—</text:span><text:span text:style-name="T31">\"</text:span><text:span text:style-name="T25">; position: relative; left: -5px; }" </text:span><text:span text:style-name="T8">+</text:span><text:line-break/><text:span text:style-name="T8"> <text:s text:c="15"/></text:span><text:span text:style-name="T25">"&lt;/style&gt;&lt;/head&gt;" </text:span><text:span text:style-name="T8">+</text:span><text:line-break/><text:span text:style-name="T8"> <text:s text:c="15"/></text:span><text:span text:style-name="T25">"&lt;body&gt;&lt;div style=</text:span><text:span text:style-name="T31">\"</text:span><text:span text:style-name="T25">text-align:center;margin-bottom:20px;</text:span><text:span text:style-name="T31">\"</text:span><text:span text:style-name="T25">&gt;" </text:span><text:span text:style-name="T8">+</text:span><text:line-break/><text:span text:style-name="T8"> <text:s text:c="15"/></text:span><text:span text:style-name="T25">"&lt;table class=</text:span><text:span text:style-name="T31">\"</text:span><text:span text:style-name="T25">form</text:span><text:span text:style-name="T31">\"</text:span><text:span text:style-name="T25">&gt;"</text:span><text:span text:style-name="T8">, title));</text:span><text:line-break/><text:span text:style-name="T8"> <text:s text:c="7"/></text:span><text:span text:style-name="T3">int </text:span><text:span text:style-name="T8">tasks = </text:span><text:span text:style-name="T21">0</text:span><text:span text:style-name="T8">;</text:span><text:line-break/><text:span text:style-name="T8"> <text:s text:c="7"/></text:span><text:span text:style-name="T3">for</text:span><text:span text:style-name="T8">(String key : pagesMap.keySet()) {</text:span><text:line-break/><text:span text:style-name="T8"> <text:s text:c="11"/>output.append(String.format(</text:span><text:span text:style-name="T25">"&lt;tr&gt;" </text:span><text:span text:style-name="T8">+</text:span><text:line-break/><text:span text:style-name="T8"> <text:s text:c="19"/></text:span><text:span text:style-name="T25">"&lt;td style=</text:span><text:span text:style-name="T31">\"</text:span><text:span text:style-name="T25">font-weight:bold;color:#072d78;padding-right:15px;</text:span><text:span text:style-name="T31">\"</text:span><text:span text:style-name="T25">&gt;" </text:span><text:span text:style-name="T8">+</text:span><text:line-break/><text:span text:style-name="T8"> <text:s text:c="19"/></text:span><text:span text:style-name="T25">"%s&lt;/td&gt;&lt;td&gt;"</text:span><text:span text:style-name="T8">, key));</text:span><text:line-break/><text:span text:style-name="T8"> <text:s text:c="11"/>List&lt;String&gt; numbers = pagesMap.get(key);</text:span><text:line-break/><text:span text:style-name="T8"> <text:s text:c="11"/></text:span><text:span text:style-name="T3">for</text:span><text:span text:style-name="T8">(</text:span><text:span text:style-name="T3">int </text:span><text:span text:style-name="T8">i = </text:span><text:span text:style-name="T21">1</text:span><text:span text:style-name="T8">, n = numbers.size(); i &lt;= n; ++i) {</text:span><text:line-break/><text:span text:style-name="T8"> <text:s text:c="15"/></text:span><text:span text:style-name="T3">if</text:span><text:span text:style-name="T8">(String.valueOf(tasks + i).equals(task)) {</text:span><text:line-break/><text:span text:style-name="T8"> <text:s text:c="19"/>output.append(String.format(</text:span><text:span text:style-name="T25">"&lt;b style=</text:span><text:span text:style-name="T31">\"</text:span><text:span text:style-name="T25">color:grey</text:span><text:span text:style-name="T31">\"</text:span><text:span text:style-name="T25">&gt;%s&lt;/b&gt;%s"</text:span><text:span text:style-name="T8">,</text:span><text:line-break/><text:span text:style-name="T8"> <text:s text:c="27"/>numbers.get(i - </text:span><text:span text:style-name="T21">1</text:span><text:span text:style-name="T8">), i &lt; n ? </text:span><text:span text:style-name="T25">" | " </text:span><text:span text:style-name="T8">: </text:span><text:span text:style-name="T25">""</text:span><text:span text:style-name="T8">));</text:span><text:line-break/><text:span text:style-name="T8"> <text:s text:c="15"/>} </text:span><text:span text:style-name="T3">else </text:span><text:span text:style-name="T8">{</text:span><text:line-break/><text:soft-page-break/><text:span text:style-name="T8"> <text:s text:c="19"/>output.append(String.format(</text:span><text:span text:style-name="T25">"&lt;a href=</text:span><text:span text:style-name="T31">\"</text:span><text:span text:style-name="T25">?task=%d</text:span><text:span text:style-name="T31">\"</text:span><text:span text:style-name="T25">&gt;%s&lt;/a&gt;%s"</text:span><text:span text:style-name="T8">,</text:span><text:line-break/><text:span text:style-name="T8"> <text:s text:c="27"/>tasks + i, numbers.get(i - </text:span><text:span text:style-name="T21">1</text:span><text:span text:style-name="T8">), i &lt; n ? </text:span><text:span text:style-name="T25">" | " </text:span><text:span text:style-name="T8">: </text:span><text:span text:style-name="T25">""</text:span><text:span text:style-name="T8">));</text:span><text:line-break/><text:span text:style-name="T8"> <text:s text:c="15"/>}</text:span><text:line-break/><text:span text:style-name="T8"> <text:s text:c="11"/>}</text:span><text:line-break/><text:span text:style-name="T8"> <text:s text:c="11"/>output.append(</text:span><text:span text:style-name="T25">"&lt;/td&gt;&lt;/tr&gt;"</text:span><text:span text:style-name="T8">);</text:span><text:line-break/><text:span text:style-name="T8"> <text:s text:c="11"/>tasks += numbers.size();</text:span><text:line-break/><text:span text:style-name="T8"> <text:s text:c="7"/>}</text:span><text:line-break/><text:span text:style-name="T8"> <text:s text:c="7"/>output.append(String.format(</text:span><text:span text:style-name="T25">"&lt;/table&gt;&lt;/div&gt;%s&lt;/body&gt;&lt;/html&gt;"</text:span><text:span text:style-name="T8">, text));</text:span><text:line-break/><text:span text:style-name="T8"> <text:s text:c="7"/>out.print(output);</text:span><text:line-break/><text:span text:style-name="T8"> <text:s text:c="3"/>}</text:span><text:line-break/><text:span text:style-name="T8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JetBrains Mono" svg:font-family="'JetBrains Mono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02:00:00.637642289</meta:creation-date>
    <dc:date>2021-08-26T12:48:49.454139819</dc:date>
    <meta:editing-duration>PT20M40S</meta:editing-duration>
    <meta:editing-cycles>4</meta:editing-cycles>
    <meta:generator>LibreOffice/7.1.5.2$Linux_X86_64 LibreOffice_project/85f04e9f809797b8199d13c421bd8a2b025d52b5</meta:generator>
    <meta:document-statistic meta:table-count="0" meta:image-count="0" meta:object-count="0" meta:page-count="21" meta:paragraph-count="1" meta:word-count="4378" meta:character-count="58436" meta:non-whitespace-character-count="40911"/>
  </office:meta>
</office:document-meta>
</file>